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W332-C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641578" calcext:value-type="float">
            <text:p>3.64E-01</text:p>
          </table:table-cell>
          <table:table-cell office:value-type="float" office:value="0.00000000387632" calcext:value-type="float">
            <text:p>3.88E-09</text:p>
          </table:table-cell>
          <table:table-cell office:value-type="float" office:value="0.000003812137" calcext:value-type="float">
            <text:p>3.81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827" calcext:value-type="float">
            <text:p>-2.98E-06</text:p>
          </table:table-cell>
        </table:table-row>
        <table:table-row table:style-name="ro1">
          <table:table-cell office:value-type="float" office:value="0.4941603" calcext:value-type="float">
            <text:p>4.94E-01</text:p>
          </table:table-cell>
          <table:table-cell office:value-type="float" office:value="0.0000000001921446" calcext:value-type="float">
            <text:p>1.92E-10</text:p>
          </table:table-cell>
          <table:table-cell office:value-type="float" office:value="0.00000002348012" calcext:value-type="float">
            <text:p>2.35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0047831" calcext:value-type="float">
            <text:p>4.78E-08</text:p>
          </table:table-cell>
        </table:table-row>
        <table:table-row table:style-name="ro1">
          <table:table-cell office:value-type="float" office:value="1.006045" calcext:value-type="float">
            <text:p>1.01E+00</text:p>
          </table:table-cell>
          <table:table-cell office:value-type="float" office:value="0.0000000001369666" calcext:value-type="float">
            <text:p>1.37E-10</text:p>
          </table:table-cell>
          <table:table-cell office:value-type="float" office:value="0.000000007033474" calcext:value-type="float">
            <text:p>7.03E-09</text:p>
          </table:table-cell>
          <table:table-cell office:value-type="float" office:value="1" calcext:value-type="float">
            <text:p>1.00E+00</text:p>
          </table:table-cell>
          <table:table-cell office:value-type="float" office:value="-0.000000049509" calcext:value-type="float">
            <text:p>-4.95E-08</text:p>
          </table:table-cell>
        </table:table-row>
        <table:table-row table:style-name="ro1">
          <table:table-cell office:value-type="float" office:value="1.501847" calcext:value-type="float">
            <text:p>1.50E+00</text:p>
          </table:table-cell>
          <table:table-cell office:value-type="float" office:value="0.0000000001162206" calcext:value-type="float">
            <text:p>1.16E-10</text:p>
          </table:table-cell>
          <table:table-cell office:value-type="float" office:value="0.000000005675344" calcext:value-type="float">
            <text:p>5.68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-0.000000015125" calcext:value-type="float">
            <text:p>-1.51E-08</text:p>
          </table:table-cell>
        </table:table-row>
        <table:table-row table:style-name="ro1">
          <table:table-cell office:value-type="float" office:value="1.998022" calcext:value-type="float">
            <text:p>2.00E+00</text:p>
          </table:table-cell>
          <table:table-cell office:value-type="float" office:value="0.0000000001014306" calcext:value-type="float">
            <text:p>1.01E-10</text:p>
          </table:table-cell>
          <table:table-cell office:value-type="float" office:value="0.000000005509694" calcext:value-type="float">
            <text:p>5.51E-09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16199" calcext:value-type="float">
            <text:p>1.62E-08</text:p>
          </table:table-cell>
        </table:table-row>
        <table:table-row table:style-name="ro1">
          <table:table-cell office:value-type="float" office:value="3.002266" calcext:value-type="float">
            <text:p>3.00E+00</text:p>
          </table:table-cell>
          <table:table-cell office:value-type="float" office:value="0.00000000008559058" calcext:value-type="float">
            <text:p>8.56E-11</text:p>
          </table:table-cell>
          <table:table-cell office:value-type="float" office:value="0.000000004588724" calcext:value-type="float">
            <text:p>4.59E-09</text:p>
          </table:table-cell>
          <table:table-cell office:value-type="float" office:value="3" calcext:value-type="float">
            <text:p>3.00E+00</text:p>
          </table:table-cell>
          <table:table-cell office:value-type="float" office:value="-0.000000018561" calcext:value-type="float">
            <text:p>-1.86E-08</text:p>
          </table:table-cell>
        </table:table-row>
        <table:table-row table:style-name="ro1">
          <table:table-cell office:value-type="float" office:value="4.001672" calcext:value-type="float">
            <text:p>4.00E+00</text:p>
          </table:table-cell>
          <table:table-cell office:value-type="float" office:value="0.00000000007565858" calcext:value-type="float">
            <text:p>7.57E-11</text:p>
          </table:table-cell>
          <table:table-cell office:value-type="float" office:value="0.000000003996204" calcext:value-type="float">
            <text:p>4.00E-09</text:p>
          </table:table-cell>
          <table:table-cell office:value-type="float" office:value="4" calcext:value-type="float">
            <text:p>4.00E+00</text:p>
          </table:table-cell>
          <table:table-cell office:value-type="float" office:value="-0.000000013696" calcext:value-type="float">
            <text:p>-1.37E-08</text:p>
          </table:table-cell>
        </table:table-row>
        <table:table-row table:style-name="ro1">
          <table:table-cell office:value-type="float" office:value="4.997298" calcext:value-type="float">
            <text:p>5.00E+00</text:p>
          </table:table-cell>
          <table:table-cell office:value-type="float" office:value="0.00000000006857258" calcext:value-type="float">
            <text:p>6.86E-11</text:p>
          </table:table-cell>
          <table:table-cell office:value-type="float" office:value="0.000000004071034" calcext:value-type="float">
            <text:p>4.07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22133" calcext:value-type="float">
            <text:p>2.21E-08</text:p>
          </table:table-cell>
        </table:table-row>
        <table:table-row table:style-name="ro1">
          <table:table-cell office:value-type="float" office:value="6.002394" calcext:value-type="float">
            <text:p>6.00E+00</text:p>
          </table:table-cell>
          <table:table-cell office:value-type="float" office:value="0.00000000006292958" calcext:value-type="float">
            <text:p>6.29E-11</text:p>
          </table:table-cell>
          <table:table-cell office:value-type="float" office:value="0.000000003161414" calcext:value-type="float">
            <text:p>3.16E-09</text:p>
          </table:table-cell>
          <table:table-cell office:value-type="float" office:value="6" calcext:value-type="float">
            <text:p>6.00E+00</text:p>
          </table:table-cell>
          <table:table-cell office:value-type="float" office:value="-0.00000001961" calcext:value-type="float">
            <text:p>-1.96E-08</text:p>
          </table:table-cell>
        </table:table-row>
        <table:table-row table:style-name="ro1">
          <table:table-cell office:value-type="float" office:value="6.994807" calcext:value-type="float">
            <text:p>6.99E+00</text:p>
          </table:table-cell>
          <table:table-cell office:value-type="float" office:value="0.00000000005871758" calcext:value-type="float">
            <text:p>5.87E-11</text:p>
          </table:table-cell>
          <table:table-cell office:value-type="float" office:value="0.000000003639234" calcext:value-type="float">
            <text:p>3.64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42534" calcext:value-type="float">
            <text:p>4.25E-08</text:p>
          </table:table-cell>
        </table:table-row>
        <table:table-row table:style-name="ro1">
          <table:table-cell office:value-type="float" office:value="7.997615" calcext:value-type="float">
            <text:p>8.00E+00</text:p>
          </table:table-cell>
          <table:table-cell office:value-type="float" office:value="0.00000000005527948" calcext:value-type="float">
            <text:p>5.53E-11</text:p>
          </table:table-cell>
          <table:table-cell office:value-type="float" office:value="0.000000003450484" calcext:value-type="float">
            <text:p>3.45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19536" calcext:value-type="float">
            <text:p>1.95E-08</text:p>
          </table:table-cell>
        </table:table-row>
        <table:table-row table:style-name="ro1">
          <table:table-cell office:value-type="float" office:value="9.005136" calcext:value-type="float">
            <text:p>9.01E+00</text:p>
          </table:table-cell>
          <table:table-cell office:value-type="float" office:value="0.00000000005241188" calcext:value-type="float">
            <text:p>5.24E-11</text:p>
          </table:table-cell>
          <table:table-cell office:value-type="float" office:value="0.000000003495574" calcext:value-type="float">
            <text:p>3.50E-09</text:p>
          </table:table-cell>
          <table:table-cell office:value-type="float" office:value="9" calcext:value-type="float">
            <text:p>9.00E+00</text:p>
          </table:table-cell>
          <table:table-cell office:value-type="float" office:value="-0.000000042067" calcext:value-type="float">
            <text:p>-4.21E-08</text:p>
          </table:table-cell>
        </table:table-row>
        <table:table-row table:style-name="ro1">
          <table:table-cell office:value-type="float" office:value="10.00135" calcext:value-type="float">
            <text:p>1.00E+01</text:p>
          </table:table-cell>
          <table:table-cell office:value-type="float" office:value="0.00000000004984208" calcext:value-type="float">
            <text:p>4.98E-11</text:p>
          </table:table-cell>
          <table:table-cell office:value-type="float" office:value="0.000000003707214" calcext:value-type="float">
            <text:p>3.71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-0.000000011022" calcext:value-type="float">
            <text:p>-1.10E-08</text:p>
          </table:table-cell>
        </table:table-row>
        <table:table-row table:style-name="ro1">
          <table:table-cell office:value-type="float" office:value="12.00161" calcext:value-type="float">
            <text:p>1.20E+01</text:p>
          </table:table-cell>
          <table:table-cell office:value-type="float" office:value="0.00000000004583108" calcext:value-type="float">
            <text:p>4.58E-11</text:p>
          </table:table-cell>
          <table:table-cell office:value-type="float" office:value="0.000000004260914" calcext:value-type="float">
            <text:p>4.26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-0.000000013191" calcext:value-type="float">
            <text:p>-1.32E-08</text:p>
          </table:table-cell>
        </table:table-row>
        <table:table-row table:style-name="ro1">
          <table:table-cell office:value-type="float" office:value="13.99606" calcext:value-type="float">
            <text:p>1.40E+01</text:p>
          </table:table-cell>
          <table:table-cell office:value-type="float" office:value="0.00000000004114608" calcext:value-type="float">
            <text:p>4.11E-11</text:p>
          </table:table-cell>
          <table:table-cell office:value-type="float" office:value="0.000000006050704" calcext:value-type="float">
            <text:p>6.05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032296" calcext:value-type="float">
            <text:p>3.23E-08</text:p>
          </table:table-cell>
        </table:table-row>
        <table:table-row table:style-name="ro1">
          <table:table-cell office:value-type="float" office:value="16.00131" calcext:value-type="float">
            <text:p>1.60E+01</text:p>
          </table:table-cell>
          <table:table-cell office:value-type="float" office:value="0.00000000003825878" calcext:value-type="float">
            <text:p>3.83E-11</text:p>
          </table:table-cell>
          <table:table-cell office:value-type="float" office:value="0.000000002922464" calcext:value-type="float">
            <text:p>2.92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-0.000000010741" calcext:value-type="float">
            <text:p>-1.07E-08</text:p>
          </table:table-cell>
        </table:table-row>
        <table:table-row table:style-name="ro1">
          <table:table-cell office:value-type="float" office:value="18.00124" calcext:value-type="float">
            <text:p>1.80E+01</text:p>
          </table:table-cell>
          <table:table-cell office:value-type="float" office:value="0.00000000003606408" calcext:value-type="float">
            <text:p>3.61E-11</text:p>
          </table:table-cell>
          <table:table-cell office:value-type="float" office:value="0.000000002952244" calcext:value-type="float">
            <text:p>2.95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-0.000000010184" calcext:value-type="float">
            <text:p>-1.02E-08</text:p>
          </table:table-cell>
        </table:table-row>
        <table:table-row table:style-name="ro1">
          <table:table-cell office:value-type="float" office:value="19.99633" calcext:value-type="float">
            <text:p>2.00E+01</text:p>
          </table:table-cell>
          <table:table-cell office:value-type="float" office:value="0.00000000003424568" calcext:value-type="float">
            <text:p>3.42E-11</text:p>
          </table:table-cell>
          <table:table-cell office:value-type="float" office:value="0.000000002648944" calcext:value-type="float">
            <text:p>2.65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030053" calcext:value-type="float">
            <text:p>3.01E-08</text:p>
          </table:table-cell>
        </table:table-row>
        <table:table-row table:style-name="ro1">
          <table:table-cell office:value-type="float" office:value="25.00169" calcext:value-type="float">
            <text:p>2.50E+01</text:p>
          </table:table-cell>
          <table:table-cell office:value-type="float" office:value="0.00000000003064378" calcext:value-type="float">
            <text:p>3.06E-11</text:p>
          </table:table-cell>
          <table:table-cell office:value-type="float" office:value="0.000000002436424" calcext:value-type="float">
            <text:p>2.44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-0.00000001383" calcext:value-type="float">
            <text:p>-1.38E-08</text:p>
          </table:table-cell>
        </table:table-row>
        <table:table-row table:style-name="ro1">
          <table:table-cell office:value-type="float" office:value="30.00513" calcext:value-type="float">
            <text:p>3.00E+01</text:p>
          </table:table-cell>
          <table:table-cell office:value-type="float" office:value="0.00000000002799508" calcext:value-type="float">
            <text:p>2.80E-11</text:p>
          </table:table-cell>
          <table:table-cell office:value-type="float" office:value="0.000000002313974" calcext:value-type="float">
            <text:p>2.31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-0.000000042031" calcext:value-type="float">
            <text:p>-4.20E-08</text:p>
          </table:table-cell>
        </table:table-row>
        <table:table-row table:style-name="ro1">
          <table:table-cell office:value-type="float" office:value="35.00209" calcext:value-type="float">
            <text:p>3.50E+01</text:p>
          </table:table-cell>
          <table:table-cell office:value-type="float" office:value="0.00000000002596908" calcext:value-type="float">
            <text:p>2.60E-11</text:p>
          </table:table-cell>
          <table:table-cell office:value-type="float" office:value="0.000000002100024" calcext:value-type="float">
            <text:p>2.10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-0.00000001708" calcext:value-type="float">
            <text:p>-1.71E-08</text:p>
          </table:table-cell>
        </table:table-row>
        <table:table-row table:style-name="ro1">
          <table:table-cell office:value-type="float" office:value="40.00352" calcext:value-type="float">
            <text:p>4.00E+01</text:p>
          </table:table-cell>
          <table:table-cell office:value-type="float" office:value="0.00000000002428648" calcext:value-type="float">
            <text:p>2.43E-11</text:p>
          </table:table-cell>
          <table:table-cell office:value-type="float" office:value="0.000000002109594" calcext:value-type="float">
            <text:p>2.11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28845" calcext:value-type="float">
            <text:p>-2.88E-08</text:p>
          </table:table-cell>
        </table:table-row>
        <table:table-row table:style-name="ro1">
          <table:table-cell office:value-type="float" office:value="45.0025" calcext:value-type="float">
            <text:p>4.50E+01</text:p>
          </table:table-cell>
          <table:table-cell office:value-type="float" office:value="0.00000000002292728" calcext:value-type="float">
            <text:p>2.29E-11</text:p>
          </table:table-cell>
          <table:table-cell office:value-type="float" office:value="0.000000001915174" calcext:value-type="float">
            <text:p>1.92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-0.000000020447" calcext:value-type="float">
            <text:p>-2.04E-08</text:p>
          </table:table-cell>
        </table:table-row>
        <table:table-row table:style-name="ro1">
          <table:table-cell office:value-type="float" office:value="49.99842" calcext:value-type="float">
            <text:p>5.00E+01</text:p>
          </table:table-cell>
          <table:table-cell office:value-type="float" office:value="0.00000000002175668" calcext:value-type="float">
            <text:p>2.18E-11</text:p>
          </table:table-cell>
          <table:table-cell office:value-type="float" office:value="0.000000001795874" calcext:value-type="float">
            <text:p>1.80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012957" calcext:value-type="float">
            <text:p>1.30E-08</text:p>
          </table:table-cell>
        </table:table-row>
        <table:table-row table:style-name="ro1">
          <table:table-cell office:value-type="float" office:value="54.99624" calcext:value-type="float">
            <text:p>5.50E+01</text:p>
          </table:table-cell>
          <table:table-cell office:value-type="float" office:value="0.00000000002075168" calcext:value-type="float">
            <text:p>2.08E-11</text:p>
          </table:table-cell>
          <table:table-cell office:value-type="float" office:value="0.000000002319714" calcext:value-type="float">
            <text:p>2.32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0030803" calcext:value-type="float">
            <text:p>3.08E-08</text:p>
          </table:table-cell>
        </table:table-row>
        <table:table-row table:style-name="ro1">
          <table:table-cell office:value-type="float" office:value="59.99766" calcext:value-type="float">
            <text:p>6.00E+01</text:p>
          </table:table-cell>
          <table:table-cell office:value-type="float" office:value="0.00000000001985338" calcext:value-type="float">
            <text:p>1.99E-11</text:p>
          </table:table-cell>
          <table:table-cell office:value-type="float" office:value="0.000000001849754" calcext:value-type="float">
            <text:p>1.85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19172" calcext:value-type="float">
            <text:p>1.92E-08</text:p>
          </table:table-cell>
        </table:table-row>
        <table:table-row table:style-name="ro1">
          <table:table-cell office:value-type="float" office:value="64.99616" calcext:value-type="float">
            <text:p>6.50E+01</text:p>
          </table:table-cell>
          <table:table-cell office:value-type="float" office:value="0.00000000001908338" calcext:value-type="float">
            <text:p>1.91E-11</text:p>
          </table:table-cell>
          <table:table-cell office:value-type="float" office:value="0.000000002630494" calcext:value-type="float">
            <text:p>2.63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031458" calcext:value-type="float">
            <text:p>3.15E-08</text:p>
          </table:table-cell>
        </table:table-row>
        <table:table-row table:style-name="ro1">
          <table:table-cell office:value-type="float" office:value="70.00161" calcext:value-type="float">
            <text:p>7.00E+01</text:p>
          </table:table-cell>
          <table:table-cell office:value-type="float" office:value="0.00000000001842228" calcext:value-type="float">
            <text:p>1.84E-11</text:p>
          </table:table-cell>
          <table:table-cell office:value-type="float" office:value="0.000000001758364" calcext:value-type="float">
            <text:p>1.76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-0.000000013208" calcext:value-type="float">
            <text:p>-1.32E-08</text:p>
          </table:table-cell>
        </table:table-row>
        <table:table-row table:style-name="ro1">
          <table:table-cell office:value-type="float" office:value="75.00178" calcext:value-type="float">
            <text:p>7.50E+01</text:p>
          </table:table-cell>
          <table:table-cell office:value-type="float" office:value="0.00000000001777598" calcext:value-type="float">
            <text:p>1.78E-11</text:p>
          </table:table-cell>
          <table:table-cell office:value-type="float" office:value="0.000000001693694" calcext:value-type="float">
            <text:p>1.69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-0.000000014589" calcext:value-type="float">
            <text:p>-1.46E-08</text:p>
          </table:table-cell>
        </table:table-row>
        <table:table-row table:style-name="ro1">
          <table:table-cell office:value-type="float" office:value="79.99094" calcext:value-type="float">
            <text:p>8.00E+01</text:p>
          </table:table-cell>
          <table:table-cell office:value-type="float" office:value="0.00000000001724458" calcext:value-type="float">
            <text:p>1.72E-11</text:p>
          </table:table-cell>
          <table:table-cell office:value-type="float" office:value="0.000000001533424" calcext:value-type="float">
            <text:p>1.53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074189" calcext:value-type="float">
            <text:p>7.42E-08</text:p>
          </table:table-cell>
        </table:table-row>
        <table:table-row table:style-name="ro1">
          <table:table-cell office:value-type="float" office:value="84.99804" calcext:value-type="float">
            <text:p>8.50E+01</text:p>
          </table:table-cell>
          <table:table-cell office:value-type="float" office:value="0.00000000001670828" calcext:value-type="float">
            <text:p>1.67E-11</text:p>
          </table:table-cell>
          <table:table-cell office:value-type="float" office:value="0.000000001791314" calcext:value-type="float">
            <text:p>1.79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16052" calcext:value-type="float">
            <text:p>1.61E-08</text:p>
          </table:table-cell>
        </table:table-row>
        <table:table-row table:style-name="ro1">
          <table:table-cell office:value-type="float" office:value="89.99629" calcext:value-type="float">
            <text:p>9.00E+01</text:p>
          </table:table-cell>
          <table:table-cell office:value-type="float" office:value="0.00000000001622478" calcext:value-type="float">
            <text:p>1.62E-11</text:p>
          </table:table-cell>
          <table:table-cell office:value-type="float" office:value="0.000000001984114" calcext:value-type="float">
            <text:p>1.98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30392" calcext:value-type="float">
            <text:p>3.04E-08</text:p>
          </table:table-cell>
        </table:table-row>
        <table:table-row table:style-name="ro1">
          <table:table-cell office:value-type="float" office:value="94.99854" calcext:value-type="float">
            <text:p>9.50E+01</text:p>
          </table:table-cell>
          <table:table-cell office:value-type="float" office:value="0.00000000001581338" calcext:value-type="float">
            <text:p>1.58E-11</text:p>
          </table:table-cell>
          <table:table-cell office:value-type="float" office:value="0.000000001707704" calcext:value-type="float">
            <text:p>1.71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11986" calcext:value-type="float">
            <text:p>1.20E-08</text:p>
          </table:table-cell>
        </table:table-row>
        <table:table-row table:style-name="ro1">
          <table:table-cell office:value-type="float" office:value="99.99696" calcext:value-type="float">
            <text:p>1.00E+02</text:p>
          </table:table-cell>
          <table:table-cell office:value-type="float" office:value="0.00000000001542058" calcext:value-type="float">
            <text:p>1.54E-11</text:p>
          </table:table-cell>
          <table:table-cell office:value-type="float" office:value="0.000000001569244" calcext:value-type="float">
            <text:p>1.57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0249" calcext:value-type="float">
            <text:p>2.49E-08</text:p>
          </table:table-cell>
        </table:table-row>
        <table:table-row table:style-name="ro1">
          <table:table-cell office:value-type="float" office:value="110.0028" calcext:value-type="float">
            <text:p>1.10E+02</text:p>
          </table:table-cell>
          <table:table-cell office:value-type="float" office:value="0.00000000001470928" calcext:value-type="float">
            <text:p>1.47E-11</text:p>
          </table:table-cell>
          <table:table-cell office:value-type="float" office:value="0.000000001528764" calcext:value-type="float">
            <text:p>1.53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-0.000000023216" calcext:value-type="float">
            <text:p>-2.32E-08</text:p>
          </table:table-cell>
        </table:table-row>
        <table:table-row table:style-name="ro1">
          <table:table-cell office:value-type="float" office:value="120.0074" calcext:value-type="float">
            <text:p>1.20E+02</text:p>
          </table:table-cell>
          <table:table-cell office:value-type="float" office:value="0.00000000001407988" calcext:value-type="float">
            <text:p>1.41E-11</text:p>
          </table:table-cell>
          <table:table-cell office:value-type="float" office:value="0.000000001614914" calcext:value-type="float">
            <text:p>1.61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-0.000000060358" calcext:value-type="float">
            <text:p>-6.04E-08</text:p>
          </table:table-cell>
        </table:table-row>
        <table:table-row table:style-name="ro1">
          <table:table-cell office:value-type="float" office:value="129.9982" calcext:value-type="float">
            <text:p>1.30E+02</text:p>
          </table:table-cell>
          <table:table-cell office:value-type="float" office:value="0.00000000001355048" calcext:value-type="float">
            <text:p>1.36E-11</text:p>
          </table:table-cell>
          <table:table-cell office:value-type="float" office:value="0.000000001968224" calcext:value-type="float">
            <text:p>1.97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014865" calcext:value-type="float">
            <text:p>1.49E-08</text:p>
          </table:table-cell>
        </table:table-row>
        <table:table-row table:style-name="ro1">
          <table:table-cell office:value-type="float" office:value="139.9907" calcext:value-type="float">
            <text:p>1.40E+02</text:p>
          </table:table-cell>
          <table:table-cell office:value-type="float" office:value="0.00000000001304578" calcext:value-type="float">
            <text:p>1.30E-11</text:p>
          </table:table-cell>
          <table:table-cell office:value-type="float" office:value="0.000000002538484" calcext:value-type="float">
            <text:p>2.54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076153" calcext:value-type="float">
            <text:p>7.62E-08</text:p>
          </table:table-cell>
        </table:table-row>
        <table:table-row table:style-name="ro1">
          <table:table-cell office:value-type="float" office:value="150.0013" calcext:value-type="float">
            <text:p>1.50E+02</text:p>
          </table:table-cell>
          <table:table-cell office:value-type="float" office:value="0.00000000001262028" calcext:value-type="float">
            <text:p>1.26E-11</text:p>
          </table:table-cell>
          <table:table-cell office:value-type="float" office:value="0.000000002673684" calcext:value-type="float">
            <text:p>2.67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-0.000000010924" calcext:value-type="float">
            <text:p>-1.09E-08</text:p>
          </table:table-cell>
        </table:table-row>
        <table:table-row table:style-name="ro1">
          <table:table-cell office:value-type="float" office:value="160.0024" calcext:value-type="float">
            <text:p>1.60E+02</text:p>
          </table:table-cell>
          <table:table-cell office:value-type="float" office:value="0.00000000001220648" calcext:value-type="float">
            <text:p>1.22E-11</text:p>
          </table:table-cell>
          <table:table-cell office:value-type="float" office:value="0.000000001829474" calcext:value-type="float">
            <text:p>1.83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-0.000000019887" calcext:value-type="float">
            <text:p>-1.99E-08</text:p>
          </table:table-cell>
        </table:table-row>
        <table:table-row table:style-name="ro1">
          <table:table-cell office:value-type="float" office:value="170.0039" calcext:value-type="float">
            <text:p>1.70E+02</text:p>
          </table:table-cell>
          <table:table-cell office:value-type="float" office:value="0.00000000001187198" calcext:value-type="float">
            <text:p>1.19E-11</text:p>
          </table:table-cell>
          <table:table-cell office:value-type="float" office:value="0.000000001492374" calcext:value-type="float">
            <text:p>1.49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-0.000000031608" calcext:value-type="float">
            <text:p>-3.16E-08</text:p>
          </table:table-cell>
        </table:table-row>
        <table:table-row table:style-name="ro1">
          <table:table-cell office:value-type="float" office:value="180.0032" calcext:value-type="float">
            <text:p>1.80E+02</text:p>
          </table:table-cell>
          <table:table-cell office:value-type="float" office:value="0.00000000001152348" calcext:value-type="float">
            <text:p>1.15E-11</text:p>
          </table:table-cell>
          <table:table-cell office:value-type="float" office:value="0.000000001703174" calcext:value-type="float">
            <text:p>1.70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-0.000000026035" calcext:value-type="float">
            <text:p>-2.60E-08</text:p>
          </table:table-cell>
        </table:table-row>
        <table:table-row table:style-name="ro1">
          <table:table-cell office:value-type="float" office:value="190.0055" calcext:value-type="float">
            <text:p>1.90E+02</text:p>
          </table:table-cell>
          <table:table-cell office:value-type="float" office:value="0.00000000001122578" calcext:value-type="float">
            <text:p>1.12E-11</text:p>
          </table:table-cell>
          <table:table-cell office:value-type="float" office:value="0.000000001752064" calcext:value-type="float">
            <text:p>1.75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-0.000000044856" calcext:value-type="float">
            <text:p>-4.49E-08</text:p>
          </table:table-cell>
        </table:table-row>
        <table:table-row table:style-name="ro1">
          <table:table-cell office:value-type="float" office:value="200.0017" calcext:value-type="float">
            <text:p>2.00E+02</text:p>
          </table:table-cell>
          <table:table-cell office:value-type="float" office:value="0.00000000001094428" calcext:value-type="float">
            <text:p>1.09E-11</text:p>
          </table:table-cell>
          <table:table-cell office:value-type="float" office:value="0.000000001796014" calcext:value-type="float">
            <text:p>1.80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-0.000000013737" calcext:value-type="float">
            <text:p>-1.37E-08</text:p>
          </table:table-cell>
        </table:table-row>
        <table:table-row table:style-name="ro1">
          <table:table-cell office:value-type="float" office:value="209.9967" calcext:value-type="float">
            <text:p>2.10E+02</text:p>
          </table:table-cell>
          <table:table-cell office:value-type="float" office:value="0.00000000001067458" calcext:value-type="float">
            <text:p>1.07E-11</text:p>
          </table:table-cell>
          <table:table-cell office:value-type="float" office:value="0.000000001691394" calcext:value-type="float">
            <text:p>1.69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026831" calcext:value-type="float">
            <text:p>2.68E-08</text:p>
          </table:table-cell>
        </table:table-row>
        <table:table-row table:style-name="ro1">
          <table:table-cell office:value-type="float" office:value="219.9936" calcext:value-type="float">
            <text:p>2.20E+02</text:p>
          </table:table-cell>
          <table:table-cell office:value-type="float" office:value="0.00000000001044368" calcext:value-type="float">
            <text:p>1.04E-11</text:p>
          </table:table-cell>
          <table:table-cell office:value-type="float" office:value="0.000000001554004" calcext:value-type="float">
            <text:p>1.55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0052522" calcext:value-type="float">
            <text:p>5.25E-08</text:p>
          </table:table-cell>
        </table:table-row>
        <table:table-row table:style-name="ro1">
          <table:table-cell office:value-type="float" office:value="229.9955" calcext:value-type="float">
            <text:p>2.30E+02</text:p>
          </table:table-cell>
          <table:table-cell office:value-type="float" office:value="0.00000000001023748" calcext:value-type="float">
            <text:p>1.02E-11</text:p>
          </table:table-cell>
          <table:table-cell office:value-type="float" office:value="0.000000001404652" calcext:value-type="float">
            <text:p>1.40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37204" calcext:value-type="float">
            <text:p>3.72E-08</text:p>
          </table:table-cell>
        </table:table-row>
        <table:table-row table:style-name="ro1">
          <table:table-cell office:value-type="float" office:value="239.9986" calcext:value-type="float">
            <text:p>2.40E+02</text:p>
          </table:table-cell>
          <table:table-cell office:value-type="float" office:value="0.00000000001001868" calcext:value-type="float">
            <text:p>1.00E-11</text:p>
          </table:table-cell>
          <table:table-cell office:value-type="float" office:value="0.0000000014415" calcext:value-type="float">
            <text:p>1.44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001158" calcext:value-type="float">
            <text:p>1.16E-08</text:p>
          </table:table-cell>
        </table:table-row>
        <table:table-row table:style-name="ro1">
          <table:table-cell office:value-type="float" office:value="250.0031" calcext:value-type="float">
            <text:p>2.50E+02</text:p>
          </table:table-cell>
          <table:table-cell office:value-type="float" office:value="0.000000000009832077" calcext:value-type="float">
            <text:p>9.83E-12</text:p>
          </table:table-cell>
          <table:table-cell office:value-type="float" office:value="0.000000001504494" calcext:value-type="float">
            <text:p>1.50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-0.000000025022" calcext:value-type="float">
            <text:p>-2.50E-08</text:p>
          </table:table-cell>
        </table:table-row>
        <table:table-row table:style-name="ro1">
          <table:table-cell office:value-type="float" office:value="260.0019" calcext:value-type="float">
            <text:p>2.60E+02</text:p>
          </table:table-cell>
          <table:table-cell office:value-type="float" office:value="0.000000000009637077" calcext:value-type="float">
            <text:p>9.64E-12</text:p>
          </table:table-cell>
          <table:table-cell office:value-type="float" office:value="0.000000002162444" calcext:value-type="float">
            <text:p>2.16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-0.000000015552" calcext:value-type="float">
            <text:p>-1.56E-08</text:p>
          </table:table-cell>
        </table:table-row>
        <table:table-row table:style-name="ro1">
          <table:table-cell office:value-type="float" office:value="269.9963" calcext:value-type="float">
            <text:p>2.70E+02</text:p>
          </table:table-cell>
          <table:table-cell office:value-type="float" office:value="0.000000000009472677" calcext:value-type="float">
            <text:p>9.47E-12</text:p>
          </table:table-cell>
          <table:table-cell office:value-type="float" office:value="0.000000001705804" calcext:value-type="float">
            <text:p>1.71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3046" calcext:value-type="float">
            <text:p>3.05E-08</text:p>
          </table:table-cell>
        </table:table-row>
        <table:table-row table:style-name="ro1">
          <table:table-cell office:value-type="float" office:value="279.9956" calcext:value-type="float">
            <text:p>2.80E+02</text:p>
          </table:table-cell>
          <table:table-cell office:value-type="float" office:value="0.000000000009286477" calcext:value-type="float">
            <text:p>9.29E-12</text:p>
          </table:table-cell>
          <table:table-cell office:value-type="float" office:value="0.000000001626414" calcext:value-type="float">
            <text:p>1.63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35809" calcext:value-type="float">
            <text:p>3.58E-08</text:p>
          </table:table-cell>
        </table:table-row>
        <table:table-row table:style-name="ro1">
          <table:table-cell office:value-type="float" office:value="290.002" calcext:value-type="float">
            <text:p>2.90E+02</text:p>
          </table:table-cell>
          <table:table-cell office:value-type="float" office:value="0.000000000009165477" calcext:value-type="float">
            <text:p>9.17E-12</text:p>
          </table:table-cell>
          <table:table-cell office:value-type="float" office:value="0.000000001549314" calcext:value-type="float">
            <text:p>1.55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-0.000000016302" calcext:value-type="float">
            <text:p>-1.63E-08</text:p>
          </table:table-cell>
        </table:table-row>
        <table:table-row table:style-name="ro1">
          <table:table-cell office:value-type="float" office:value="299.9911" calcext:value-type="float">
            <text:p>3.00E+02</text:p>
          </table:table-cell>
          <table:table-cell office:value-type="float" office:value="0.000000000009118277" calcext:value-type="float">
            <text:p>9.12E-12</text:p>
          </table:table-cell>
          <table:table-cell office:value-type="float" office:value="0.000000001407243" calcext:value-type="float">
            <text:p>1.41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072507" calcext:value-type="float">
            <text:p>7.25E-08</text:p>
          </table:table-cell>
        </table:table-row>
        <table:table-row table:style-name="ro1">
          <table:table-cell office:value-type="float" office:value="309.9955" calcext:value-type="float">
            <text:p>3.10E+02</text:p>
          </table:table-cell>
          <table:table-cell office:value-type="float" office:value="0.000000000009072777" calcext:value-type="float">
            <text:p>9.07E-12</text:p>
          </table:table-cell>
          <table:table-cell office:value-type="float" office:value="0.000000001605494" calcext:value-type="float">
            <text:p>1.61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036592" calcext:value-type="float">
            <text:p>3.66E-08</text:p>
          </table:table-cell>
        </table:table-row>
        <table:table-row table:style-name="ro1">
          <table:table-cell office:value-type="float" office:value="320.0065" calcext:value-type="float">
            <text:p>3.20E+02</text:p>
          </table:table-cell>
          <table:table-cell office:value-type="float" office:value="0.000000000009078377" calcext:value-type="float">
            <text:p>9.08E-12</text:p>
          </table:table-cell>
          <table:table-cell office:value-type="float" office:value="0.000000001515054" calcext:value-type="float">
            <text:p>1.52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-0.000000053602" calcext:value-type="float">
            <text:p>-5.36E-08</text:p>
          </table:table-cell>
        </table:table-row>
        <table:table-row table:style-name="ro1">
          <table:table-cell office:value-type="float" office:value="329.9979" calcext:value-type="float">
            <text:p>3.30E+02</text:p>
          </table:table-cell>
          <table:table-cell office:value-type="float" office:value="0.000000000009054777" calcext:value-type="float">
            <text:p>9.05E-12</text:p>
          </table:table-cell>
          <table:table-cell office:value-type="float" office:value="0.000000001520584" calcext:value-type="float">
            <text:p>1.52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0016984" calcext:value-type="float">
            <text:p>1.70E-08</text:p>
          </table:table-cell>
        </table:table-row>
        <table:table-row table:style-name="ro1">
          <table:table-cell office:value-type="float" office:value="339.9951" calcext:value-type="float">
            <text:p>3.40E+02</text:p>
          </table:table-cell>
          <table:table-cell office:value-type="float" office:value="0.000000000009071677" calcext:value-type="float">
            <text:p>9.07E-12</text:p>
          </table:table-cell>
          <table:table-cell office:value-type="float" office:value="0.00000000129423" calcext:value-type="float">
            <text:p>1.29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040331" calcext:value-type="float">
            <text:p>4.03E-08</text:p>
          </table:table-cell>
        </table:table-row>
        <table:table-row table:style-name="ro1">
          <table:table-cell office:value-type="float" office:value="349.9981" calcext:value-type="float">
            <text:p>3.50E+02</text:p>
          </table:table-cell>
          <table:table-cell office:value-type="float" office:value="0.000000000009055277" calcext:value-type="float">
            <text:p>9.06E-12</text:p>
          </table:table-cell>
          <table:table-cell office:value-type="float" office:value="0.000000001571194" calcext:value-type="float">
            <text:p>1.57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15447" calcext:value-type="float">
            <text:p>1.54E-08</text:p>
          </table:table-cell>
        </table:table-row>
      </table:table>
      <table:table table:name="W332-F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056157" calcext:value-type="float">
            <text:p>3.06E-01</text:p>
          </table:table-cell>
          <table:table-cell office:value-type="float" office:value="0.00000000147647" calcext:value-type="float">
            <text:p>1.48E-09</text:p>
          </table:table-cell>
          <table:table-cell office:value-type="float" office:value="0.000002652457" calcext:value-type="float">
            <text:p>2.65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5032" calcext:value-type="float">
            <text:p>-2.50E-06</text:p>
          </table:table-cell>
        </table:table-row>
        <table:table-row table:style-name="ro1">
          <table:table-cell office:value-type="float" office:value="0.4999828" calcext:value-type="float">
            <text:p>5.00E-01</text:p>
          </table:table-cell>
          <table:table-cell office:value-type="float" office:value="0.0000000001745696" calcext:value-type="float">
            <text:p>1.75E-10</text:p>
          </table:table-cell>
          <table:table-cell office:value-type="float" office:value="0.00000004436612" calcext:value-type="float">
            <text:p>4.44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000014052" calcext:value-type="float">
            <text:p>1.41E-10</text:p>
          </table:table-cell>
        </table:table-row>
        <table:table-row table:style-name="ro1">
          <table:table-cell office:value-type="float" office:value="0.9999734" calcext:value-type="float">
            <text:p>1.00E+00</text:p>
          </table:table-cell>
          <table:table-cell office:value-type="float" office:value="0.0000000001326746" calcext:value-type="float">
            <text:p>1.33E-10</text:p>
          </table:table-cell>
          <table:table-cell office:value-type="float" office:value="0.00000001821002" calcext:value-type="float">
            <text:p>1.82E-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0021806" calcext:value-type="float">
            <text:p>2.18E-10</text:p>
          </table:table-cell>
        </table:table-row>
        <table:table-row table:style-name="ro1">
          <table:table-cell office:value-type="float" office:value="1.49997" calcext:value-type="float">
            <text:p>1.50E+00</text:p>
          </table:table-cell>
          <table:table-cell office:value-type="float" office:value="0.0000000001133076" calcext:value-type="float">
            <text:p>1.13E-10</text:p>
          </table:table-cell>
          <table:table-cell office:value-type="float" office:value="0.00000001287422" calcext:value-type="float">
            <text:p>1.29E-08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00024299" calcext:value-type="float">
            <text:p>2.43E-10</text:p>
          </table:table-cell>
        </table:table-row>
        <table:table-row table:style-name="ro1">
          <table:table-cell office:value-type="float" office:value="1.999985" calcext:value-type="float">
            <text:p>2.00E+00</text:p>
          </table:table-cell>
          <table:table-cell office:value-type="float" office:value="0.00000000009922958" calcext:value-type="float">
            <text:p>9.92E-11</text:p>
          </table:table-cell>
          <table:table-cell office:value-type="float" office:value="0.00000001028978" calcext:value-type="float">
            <text:p>1.03E-08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0012257" calcext:value-type="float">
            <text:p>1.23E-10</text:p>
          </table:table-cell>
        </table:table-row>
        <table:table-row table:style-name="ro1">
          <table:table-cell office:value-type="float" office:value="2.99997" calcext:value-type="float">
            <text:p>3.00E+00</text:p>
          </table:table-cell>
          <table:table-cell office:value-type="float" office:value="0.00000000008402258" calcext:value-type="float">
            <text:p>8.40E-11</text:p>
          </table:table-cell>
          <table:table-cell office:value-type="float" office:value="0.000000007549664" calcext:value-type="float">
            <text:p>7.55E-09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0024834" calcext:value-type="float">
            <text:p>2.48E-10</text:p>
          </table:table-cell>
        </table:table-row>
        <table:table-row table:style-name="ro1">
          <table:table-cell office:value-type="float" office:value="3.999981" calcext:value-type="float">
            <text:p>4.00E+00</text:p>
          </table:table-cell>
          <table:table-cell office:value-type="float" office:value="0.00000000007435658" calcext:value-type="float">
            <text:p>7.44E-11</text:p>
          </table:table-cell>
          <table:table-cell office:value-type="float" office:value="0.000000006583514" calcext:value-type="float">
            <text:p>6.58E-09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0015912" calcext:value-type="float">
            <text:p>1.59E-10</text:p>
          </table:table-cell>
        </table:table-row>
        <table:table-row table:style-name="ro1">
          <table:table-cell office:value-type="float" office:value="4.999979" calcext:value-type="float">
            <text:p>5.00E+00</text:p>
          </table:table-cell>
          <table:table-cell office:value-type="float" office:value="0.00000000006750358" calcext:value-type="float">
            <text:p>6.75E-11</text:p>
          </table:table-cell>
          <table:table-cell office:value-type="float" office:value="0.000000005643424" calcext:value-type="float">
            <text:p>5.64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0017342" calcext:value-type="float">
            <text:p>1.73E-10</text:p>
          </table:table-cell>
        </table:table-row>
        <table:table-row table:style-name="ro1">
          <table:table-cell office:value-type="float" office:value="5.999972" calcext:value-type="float">
            <text:p>6.00E+00</text:p>
          </table:table-cell>
          <table:table-cell office:value-type="float" office:value="0.00000000006196258" calcext:value-type="float">
            <text:p>6.20E-11</text:p>
          </table:table-cell>
          <table:table-cell office:value-type="float" office:value="0.000000005041334" calcext:value-type="float">
            <text:p>5.04E-09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00023023" calcext:value-type="float">
            <text:p>2.30E-10</text:p>
          </table:table-cell>
        </table:table-row>
        <table:table-row table:style-name="ro1">
          <table:table-cell office:value-type="float" office:value="6.99999" calcext:value-type="float">
            <text:p>7.00E+00</text:p>
          </table:table-cell>
          <table:table-cell office:value-type="float" office:value="0.00000000005787558" calcext:value-type="float">
            <text:p>5.79E-11</text:p>
          </table:table-cell>
          <table:table-cell office:value-type="float" office:value="0.000000004583264" calcext:value-type="float">
            <text:p>4.58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0008416" calcext:value-type="float">
            <text:p>8.42E-11</text:p>
          </table:table-cell>
        </table:table-row>
        <table:table-row table:style-name="ro1">
          <table:table-cell office:value-type="float" office:value="7.99998" calcext:value-type="float">
            <text:p>8.00E+00</text:p>
          </table:table-cell>
          <table:table-cell office:value-type="float" office:value="0.00000000005452888" calcext:value-type="float">
            <text:p>5.45E-11</text:p>
          </table:table-cell>
          <table:table-cell office:value-type="float" office:value="0.000000004051864" calcext:value-type="float">
            <text:p>4.05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0016774" calcext:value-type="float">
            <text:p>1.68E-10</text:p>
          </table:table-cell>
        </table:table-row>
        <table:table-row table:style-name="ro1">
          <table:table-cell office:value-type="float" office:value="8.999964" calcext:value-type="float">
            <text:p>9.00E+00</text:p>
          </table:table-cell>
          <table:table-cell office:value-type="float" office:value="0.00000000005173488" calcext:value-type="float">
            <text:p>5.17E-11</text:p>
          </table:table-cell>
          <table:table-cell office:value-type="float" office:value="0.000000003849124" calcext:value-type="float">
            <text:p>3.85E-09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00029121" calcext:value-type="float">
            <text:p>2.91E-10</text:p>
          </table:table-cell>
        </table:table-row>
        <table:table-row table:style-name="ro1">
          <table:table-cell office:value-type="float" office:value="9.999966" calcext:value-type="float">
            <text:p>1.00E+01</text:p>
          </table:table-cell>
          <table:table-cell office:value-type="float" office:value="0.00000000004917588" calcext:value-type="float">
            <text:p>4.92E-11</text:p>
          </table:table-cell>
          <table:table-cell office:value-type="float" office:value="0.000000003349944" calcext:value-type="float">
            <text:p>3.35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0027819" calcext:value-type="float">
            <text:p>2.78E-10</text:p>
          </table:table-cell>
        </table:table-row>
        <table:table-row table:style-name="ro1">
          <table:table-cell office:value-type="float" office:value="11.99997" calcext:value-type="float">
            <text:p>1.20E+01</text:p>
          </table:table-cell>
          <table:table-cell office:value-type="float" office:value="0.00000000004519638" calcext:value-type="float">
            <text:p>4.52E-11</text:p>
          </table:table-cell>
          <table:table-cell office:value-type="float" office:value="0.000000004221224" calcext:value-type="float">
            <text:p>4.22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002222" calcext:value-type="float">
            <text:p>2.22E-10</text:p>
          </table:table-cell>
        </table:table-row>
        <table:table-row table:style-name="ro1">
          <table:table-cell office:value-type="float" office:value="13.99998" calcext:value-type="float">
            <text:p>1.40E+01</text:p>
          </table:table-cell>
          <table:table-cell office:value-type="float" office:value="0.00000000004050668" calcext:value-type="float">
            <text:p>4.05E-11</text:p>
          </table:table-cell>
          <table:table-cell office:value-type="float" office:value="0.000000004406874" calcext:value-type="float">
            <text:p>4.41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00018791" calcext:value-type="float">
            <text:p>1.88E-10</text:p>
          </table:table-cell>
        </table:table-row>
        <table:table-row table:style-name="ro1">
          <table:table-cell office:value-type="float" office:value="15.99998" calcext:value-type="float">
            <text:p>1.60E+01</text:p>
          </table:table-cell>
          <table:table-cell office:value-type="float" office:value="0.00000000003790698" calcext:value-type="float">
            <text:p>3.79E-11</text:p>
          </table:table-cell>
          <table:table-cell office:value-type="float" office:value="0.000000002354674" calcext:value-type="float">
            <text:p>2.35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0014189" calcext:value-type="float">
            <text:p>1.42E-10</text:p>
          </table:table-cell>
        </table:table-row>
        <table:table-row table:style-name="ro1">
          <table:table-cell office:value-type="float" office:value="17.99997" calcext:value-type="float">
            <text:p>1.80E+01</text:p>
          </table:table-cell>
          <table:table-cell office:value-type="float" office:value="0.00000000003573368" calcext:value-type="float">
            <text:p>3.57E-11</text:p>
          </table:table-cell>
          <table:table-cell office:value-type="float" office:value="0.000000002153174" calcext:value-type="float">
            <text:p>2.15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0002513" calcext:value-type="float">
            <text:p>2.51E-10</text:p>
          </table:table-cell>
        </table:table-row>
        <table:table-row table:style-name="ro1">
          <table:table-cell office:value-type="float" office:value="19.99997" calcext:value-type="float">
            <text:p>2.00E+01</text:p>
          </table:table-cell>
          <table:table-cell office:value-type="float" office:value="0.00000000003395388" calcext:value-type="float">
            <text:p>3.40E-11</text:p>
          </table:table-cell>
          <table:table-cell office:value-type="float" office:value="0.000000002065294" calcext:value-type="float">
            <text:p>2.07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00025804" calcext:value-type="float">
            <text:p>2.58E-10</text:p>
          </table:table-cell>
        </table:table-row>
        <table:table-row table:style-name="ro1">
          <table:table-cell office:value-type="float" office:value="24.99998" calcext:value-type="float">
            <text:p>2.50E+01</text:p>
          </table:table-cell>
          <table:table-cell office:value-type="float" office:value="0.00000000003039708" calcext:value-type="float">
            <text:p>3.04E-11</text:p>
          </table:table-cell>
          <table:table-cell office:value-type="float" office:value="0.000000001765934" calcext:value-type="float">
            <text:p>1.77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00017903" calcext:value-type="float">
            <text:p>1.79E-10</text:p>
          </table:table-cell>
        </table:table-row>
        <table:table-row table:style-name="ro1">
          <table:table-cell office:value-type="float" office:value="29.99996" calcext:value-type="float">
            <text:p>3.00E+01</text:p>
          </table:table-cell>
          <table:table-cell office:value-type="float" office:value="0.00000000002779848" calcext:value-type="float">
            <text:p>2.78E-11</text:p>
          </table:table-cell>
          <table:table-cell office:value-type="float" office:value="0.000000001614714" calcext:value-type="float">
            <text:p>1.61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00035296" calcext:value-type="float">
            <text:p>3.53E-10</text:p>
          </table:table-cell>
        </table:table-row>
        <table:table-row table:style-name="ro1">
          <table:table-cell office:value-type="float" office:value="34.99997" calcext:value-type="float">
            <text:p>3.50E+01</text:p>
          </table:table-cell>
          <table:table-cell office:value-type="float" office:value="0.00000000002577808" calcext:value-type="float">
            <text:p>2.58E-11</text:p>
          </table:table-cell>
          <table:table-cell office:value-type="float" office:value="0.000000001451956" calcext:value-type="float">
            <text:p>1.45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0025867" calcext:value-type="float">
            <text:p>2.59E-10</text:p>
          </table:table-cell>
        </table:table-row>
        <table:table-row table:style-name="ro1">
          <table:table-cell office:value-type="float" office:value="39.99995" calcext:value-type="float">
            <text:p>4.00E+01</text:p>
          </table:table-cell>
          <table:table-cell office:value-type="float" office:value="0.00000000002412458" calcext:value-type="float">
            <text:p>2.41E-11</text:p>
          </table:table-cell>
          <table:table-cell office:value-type="float" office:value="0.000000001310354" calcext:value-type="float">
            <text:p>1.31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000039197" calcext:value-type="float">
            <text:p>3.92E-10</text:p>
          </table:table-cell>
        </table:table-row>
        <table:table-row table:style-name="ro1">
          <table:table-cell office:value-type="float" office:value="44.99995" calcext:value-type="float">
            <text:p>4.50E+01</text:p>
          </table:table-cell>
          <table:table-cell office:value-type="float" office:value="0.00000000002276778" calcext:value-type="float">
            <text:p>2.28E-11</text:p>
          </table:table-cell>
          <table:table-cell office:value-type="float" office:value="0.000000001286385" calcext:value-type="float">
            <text:p>1.29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0039066" calcext:value-type="float">
            <text:p>3.91E-10</text:p>
          </table:table-cell>
        </table:table-row>
        <table:table-row table:style-name="ro1">
          <table:table-cell office:value-type="float" office:value="49.99995" calcext:value-type="float">
            <text:p>5.00E+01</text:p>
          </table:table-cell>
          <table:table-cell office:value-type="float" office:value="0.00000000002162128" calcext:value-type="float">
            <text:p>2.16E-11</text:p>
          </table:table-cell>
          <table:table-cell office:value-type="float" office:value="0.000000001229821" calcext:value-type="float">
            <text:p>1.23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00037364" calcext:value-type="float">
            <text:p>3.74E-10</text:p>
          </table:table-cell>
        </table:table-row>
        <table:table-row table:style-name="ro1">
          <table:table-cell office:value-type="float" office:value="54.99994" calcext:value-type="float">
            <text:p>5.50E+01</text:p>
          </table:table-cell>
          <table:table-cell office:value-type="float" office:value="0.00000000002063338" calcext:value-type="float">
            <text:p>2.06E-11</text:p>
          </table:table-cell>
          <table:table-cell office:value-type="float" office:value="0.000000001380613" calcext:value-type="float">
            <text:p>1.38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000048739" calcext:value-type="float">
            <text:p>4.87E-10</text:p>
          </table:table-cell>
        </table:table-row>
        <table:table-row table:style-name="ro1">
          <table:table-cell office:value-type="float" office:value="59.99995" calcext:value-type="float">
            <text:p>6.00E+01</text:p>
          </table:table-cell>
          <table:table-cell office:value-type="float" office:value="0.00000000001973858" calcext:value-type="float">
            <text:p>1.97E-11</text:p>
          </table:table-cell>
          <table:table-cell office:value-type="float" office:value="0.000000002409944" calcext:value-type="float">
            <text:p>2.41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0040735" calcext:value-type="float">
            <text:p>4.07E-10</text:p>
          </table:table-cell>
        </table:table-row>
        <table:table-row table:style-name="ro1">
          <table:table-cell office:value-type="float" office:value="64.99976" calcext:value-type="float">
            <text:p>6.50E+01</text:p>
          </table:table-cell>
          <table:table-cell office:value-type="float" office:value="0.00000000001898668" calcext:value-type="float">
            <text:p>1.90E-11</text:p>
          </table:table-cell>
          <table:table-cell office:value-type="float" office:value="0.000000001439614" calcext:value-type="float">
            <text:p>1.44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0019426" calcext:value-type="float">
            <text:p>1.94E-09</text:p>
          </table:table-cell>
        </table:table-row>
        <table:table-row table:style-name="ro1">
          <table:table-cell office:value-type="float" office:value="69.99994" calcext:value-type="float">
            <text:p>7.00E+01</text:p>
          </table:table-cell>
          <table:table-cell office:value-type="float" office:value="0.00000000001831608" calcext:value-type="float">
            <text:p>1.83E-11</text:p>
          </table:table-cell>
          <table:table-cell office:value-type="float" office:value="0.000000002322394" calcext:value-type="float">
            <text:p>2.32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00047343" calcext:value-type="float">
            <text:p>4.73E-10</text:p>
          </table:table-cell>
        </table:table-row>
        <table:table-row table:style-name="ro1">
          <table:table-cell office:value-type="float" office:value="74.99994" calcext:value-type="float">
            <text:p>7.50E+01</text:p>
          </table:table-cell>
          <table:table-cell office:value-type="float" office:value="0.00000000001769058" calcext:value-type="float">
            <text:p>1.77E-11</text:p>
          </table:table-cell>
          <table:table-cell office:value-type="float" office:value="0.000000003532174" calcext:value-type="float">
            <text:p>3.53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00046069" calcext:value-type="float">
            <text:p>4.61E-10</text:p>
          </table:table-cell>
        </table:table-row>
        <table:table-row table:style-name="ro1">
          <table:table-cell office:value-type="float" office:value="79.99994" calcext:value-type="float">
            <text:p>8.00E+01</text:p>
          </table:table-cell>
          <table:table-cell office:value-type="float" office:value="0.00000000001640078" calcext:value-type="float">
            <text:p>1.64E-11</text:p>
          </table:table-cell>
          <table:table-cell office:value-type="float" office:value="0.00000002189342" calcext:value-type="float">
            <text:p>2.19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00049159" calcext:value-type="float">
            <text:p>4.92E-10</text:p>
          </table:table-cell>
        </table:table-row>
        <table:table-row table:style-name="ro1">
          <table:table-cell office:value-type="float" office:value="84.99992" calcext:value-type="float">
            <text:p>8.50E+01</text:p>
          </table:table-cell>
          <table:table-cell office:value-type="float" office:value="0.00000000001571308" calcext:value-type="float">
            <text:p>1.57E-11</text:p>
          </table:table-cell>
          <table:table-cell office:value-type="float" office:value="0.00000002396162" calcext:value-type="float">
            <text:p>2.40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0067645" calcext:value-type="float">
            <text:p>6.76E-10</text:p>
          </table:table-cell>
        </table:table-row>
        <table:table-row table:style-name="ro1">
          <table:table-cell office:value-type="float" office:value="89.99997" calcext:value-type="float">
            <text:p>9.00E+01</text:p>
          </table:table-cell>
          <table:table-cell office:value-type="float" office:value="0.00000000001457828" calcext:value-type="float">
            <text:p>1.46E-11</text:p>
          </table:table-cell>
          <table:table-cell office:value-type="float" office:value="0.00000003023952" calcext:value-type="float">
            <text:p>3.02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0022716" calcext:value-type="float">
            <text:p>2.27E-10</text:p>
          </table:table-cell>
        </table:table-row>
        <table:table-row table:style-name="ro1">
          <table:table-cell office:value-type="float" office:value="94.99993" calcext:value-type="float">
            <text:p>9.50E+01</text:p>
          </table:table-cell>
          <table:table-cell office:value-type="float" office:value="0.00000000001518918" calcext:value-type="float">
            <text:p>1.52E-11</text:p>
          </table:table-cell>
          <table:table-cell office:value-type="float" office:value="0.00000001870932" calcext:value-type="float">
            <text:p>1.87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0058653" calcext:value-type="float">
            <text:p>5.87E-10</text:p>
          </table:table-cell>
        </table:table-row>
        <table:table-row table:style-name="ro1">
          <table:table-cell office:value-type="float" office:value="99.99995" calcext:value-type="float">
            <text:p>1.00E+02</text:p>
          </table:table-cell>
          <table:table-cell office:value-type="float" office:value="0.00000000001514948" calcext:value-type="float">
            <text:p>1.51E-11</text:p>
          </table:table-cell>
          <table:table-cell office:value-type="float" office:value="0.00000001038613" calcext:value-type="float">
            <text:p>1.04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0004406" calcext:value-type="float">
            <text:p>4.41E-10</text:p>
          </table:table-cell>
        </table:table-row>
        <table:table-row table:style-name="ro1">
          <table:table-cell office:value-type="float" office:value="109.9996" calcext:value-type="float">
            <text:p>1.10E+02</text:p>
          </table:table-cell>
          <table:table-cell office:value-type="float" office:value="0.00000000001434288" calcext:value-type="float">
            <text:p>1.43E-11</text:p>
          </table:table-cell>
          <table:table-cell office:value-type="float" office:value="0.00000001323542" calcext:value-type="float">
            <text:p>1.32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0031816" calcext:value-type="float">
            <text:p>3.18E-09</text:p>
          </table:table-cell>
        </table:table-row>
        <table:table-row table:style-name="ro1">
          <table:table-cell office:value-type="float" office:value="119.9995" calcext:value-type="float">
            <text:p>1.20E+02</text:p>
          </table:table-cell>
          <table:table-cell office:value-type="float" office:value="0.00000000001361858" calcext:value-type="float">
            <text:p>1.36E-11</text:p>
          </table:table-cell>
          <table:table-cell office:value-type="float" office:value="0.00000001526332" calcext:value-type="float">
            <text:p>1.53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0042473" calcext:value-type="float">
            <text:p>4.25E-09</text:p>
          </table:table-cell>
        </table:table-row>
        <table:table-row table:style-name="ro1">
          <table:table-cell office:value-type="float" office:value="129.9998" calcext:value-type="float">
            <text:p>1.30E+02</text:p>
          </table:table-cell>
          <table:table-cell office:value-type="float" office:value="0.00000000001326068" calcext:value-type="float">
            <text:p>1.33E-11</text:p>
          </table:table-cell>
          <table:table-cell office:value-type="float" office:value="0.00000001175732" calcext:value-type="float">
            <text:p>1.18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0019129" calcext:value-type="float">
            <text:p>1.91E-09</text:p>
          </table:table-cell>
        </table:table-row>
        <table:table-row table:style-name="ro1">
          <table:table-cell office:value-type="float" office:value="139.9999" calcext:value-type="float">
            <text:p>1.40E+02</text:p>
          </table:table-cell>
          <table:table-cell office:value-type="float" office:value="0.00000000001288908" calcext:value-type="float">
            <text:p>1.29E-11</text:p>
          </table:table-cell>
          <table:table-cell office:value-type="float" office:value="0.000000009007024" calcext:value-type="float">
            <text:p>9.01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00046583" calcext:value-type="float">
            <text:p>4.66E-10</text:p>
          </table:table-cell>
        </table:table-row>
        <table:table-row table:style-name="ro1">
          <table:table-cell office:value-type="float" office:value="149.9994" calcext:value-type="float">
            <text:p>1.50E+02</text:p>
          </table:table-cell>
          <table:table-cell office:value-type="float" office:value="0.00000000001241398" calcext:value-type="float">
            <text:p>1.24E-11</text:p>
          </table:table-cell>
          <table:table-cell office:value-type="float" office:value="0.000000009151524" calcext:value-type="float">
            <text:p>9.15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0045775" calcext:value-type="float">
            <text:p>4.58E-09</text:p>
          </table:table-cell>
        </table:table-row>
        <table:table-row table:style-name="ro1">
          <table:table-cell office:value-type="float" office:value="159.9995" calcext:value-type="float">
            <text:p>1.60E+02</text:p>
          </table:table-cell>
          <table:table-cell office:value-type="float" office:value="0.00000000001210158" calcext:value-type="float">
            <text:p>1.21E-11</text:p>
          </table:table-cell>
          <table:table-cell office:value-type="float" office:value="0.000000006648254" calcext:value-type="float">
            <text:p>6.65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042752" calcext:value-type="float">
            <text:p>4.28E-09</text:p>
          </table:table-cell>
        </table:table-row>
        <table:table-row table:style-name="ro1">
          <table:table-cell office:value-type="float" office:value="169.9995" calcext:value-type="float">
            <text:p>1.70E+02</text:p>
          </table:table-cell>
          <table:table-cell office:value-type="float" office:value="0.00000000001170288" calcext:value-type="float">
            <text:p>1.17E-11</text:p>
          </table:table-cell>
          <table:table-cell office:value-type="float" office:value="0.000000008302174" calcext:value-type="float">
            <text:p>8.30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0043113" calcext:value-type="float">
            <text:p>4.31E-09</text:p>
          </table:table-cell>
        </table:table-row>
        <table:table-row table:style-name="ro1">
          <table:table-cell office:value-type="float" office:value="179.9994" calcext:value-type="float">
            <text:p>1.80E+02</text:p>
          </table:table-cell>
          <table:table-cell office:value-type="float" office:value="0.00000000001122338" calcext:value-type="float">
            <text:p>1.12E-11</text:p>
          </table:table-cell>
          <table:table-cell office:value-type="float" office:value="0.00000001169392" calcext:value-type="float">
            <text:p>1.17E-08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045157" calcext:value-type="float">
            <text:p>4.52E-09</text:p>
          </table:table-cell>
        </table:table-row>
        <table:table-row table:style-name="ro1">
          <table:table-cell office:value-type="float" office:value="189.9987" calcext:value-type="float">
            <text:p>1.90E+02</text:p>
          </table:table-cell>
          <table:table-cell office:value-type="float" office:value="0.00000000001093308" calcext:value-type="float">
            <text:p>1.09E-11</text:p>
          </table:table-cell>
          <table:table-cell office:value-type="float" office:value="0.00000001048648" calcext:value-type="float">
            <text:p>1.05E-08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10323" calcext:value-type="float">
            <text:p>1.03E-08</text:p>
          </table:table-cell>
        </table:table-row>
        <table:table-row table:style-name="ro1">
          <table:table-cell office:value-type="float" office:value="199.9992" calcext:value-type="float">
            <text:p>2.00E+02</text:p>
          </table:table-cell>
          <table:table-cell office:value-type="float" office:value="0.00000000001092618" calcext:value-type="float">
            <text:p>1.09E-11</text:p>
          </table:table-cell>
          <table:table-cell office:value-type="float" office:value="0.000000003447334" calcext:value-type="float">
            <text:p>3.45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006171" calcext:value-type="float">
            <text:p>6.17E-09</text:p>
          </table:table-cell>
        </table:table-row>
        <table:table-row table:style-name="ro1">
          <table:table-cell office:value-type="float" office:value="209.9986" calcext:value-type="float">
            <text:p>2.10E+02</text:p>
          </table:table-cell>
          <table:table-cell office:value-type="float" office:value="0.00000000001062838" calcext:value-type="float">
            <text:p>1.06E-11</text:p>
          </table:table-cell>
          <table:table-cell office:value-type="float" office:value="0.000000003136304" calcext:value-type="float">
            <text:p>3.14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011383" calcext:value-type="float">
            <text:p>1.14E-08</text:p>
          </table:table-cell>
        </table:table-row>
        <table:table-row table:style-name="ro1">
          <table:table-cell office:value-type="float" office:value="219.9998" calcext:value-type="float">
            <text:p>2.20E+02</text:p>
          </table:table-cell>
          <table:table-cell office:value-type="float" office:value="0.00000000001043068" calcext:value-type="float">
            <text:p>1.04E-11</text:p>
          </table:table-cell>
          <table:table-cell office:value-type="float" office:value="0.000000002451234" calcext:value-type="float">
            <text:p>2.45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00018545" calcext:value-type="float">
            <text:p>1.85E-09</text:p>
          </table:table-cell>
        </table:table-row>
        <table:table-row table:style-name="ro1">
          <table:table-cell office:value-type="float" office:value="229.9987" calcext:value-type="float">
            <text:p>2.30E+02</text:p>
          </table:table-cell>
          <table:table-cell office:value-type="float" office:value="0.00000000001019738" calcext:value-type="float">
            <text:p>1.02E-11</text:p>
          </table:table-cell>
          <table:table-cell office:value-type="float" office:value="0.000000001018211" calcext:value-type="float">
            <text:p>1.02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10683" calcext:value-type="float">
            <text:p>1.07E-08</text:p>
          </table:table-cell>
        </table:table-row>
        <table:table-row table:style-name="ro1">
          <table:table-cell office:value-type="float" office:value="239.9981" calcext:value-type="float">
            <text:p>2.40E+02</text:p>
          </table:table-cell>
          <table:table-cell office:value-type="float" office:value="0.000000000009979877" calcext:value-type="float">
            <text:p>9.98E-12</text:p>
          </table:table-cell>
          <table:table-cell office:value-type="float" office:value="0.00000000143618" calcext:value-type="float">
            <text:p>1.44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0015783" calcext:value-type="float">
            <text:p>1.58E-08</text:p>
          </table:table-cell>
        </table:table-row>
        <table:table-row table:style-name="ro1">
          <table:table-cell office:value-type="float" office:value="249.9995" calcext:value-type="float">
            <text:p>2.50E+02</text:p>
          </table:table-cell>
          <table:table-cell office:value-type="float" office:value="0.000000000009793977" calcext:value-type="float">
            <text:p>9.79E-12</text:p>
          </table:table-cell>
          <table:table-cell office:value-type="float" office:value="0.00000000135896" calcext:value-type="float">
            <text:p>1.36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0038404" calcext:value-type="float">
            <text:p>3.84E-09</text:p>
          </table:table-cell>
        </table:table-row>
        <table:table-row table:style-name="ro1">
          <table:table-cell office:value-type="float" office:value="259.9988" calcext:value-type="float">
            <text:p>2.60E+02</text:p>
          </table:table-cell>
          <table:table-cell office:value-type="float" office:value="0.000000000009611777" calcext:value-type="float">
            <text:p>9.61E-12</text:p>
          </table:table-cell>
          <table:table-cell office:value-type="float" office:value="0.000000001285262" calcext:value-type="float">
            <text:p>1.29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09474" calcext:value-type="float">
            <text:p>9.47E-09</text:p>
          </table:table-cell>
        </table:table-row>
        <table:table-row table:style-name="ro1">
          <table:table-cell office:value-type="float" office:value="269.9988" calcext:value-type="float">
            <text:p>2.70E+02</text:p>
          </table:table-cell>
          <table:table-cell office:value-type="float" office:value="0.000000000009437477" calcext:value-type="float">
            <text:p>9.44E-12</text:p>
          </table:table-cell>
          <table:table-cell office:value-type="float" office:value="0.000000001259571" calcext:value-type="float">
            <text:p>1.26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09645" calcext:value-type="float">
            <text:p>9.65E-09</text:p>
          </table:table-cell>
        </table:table-row>
        <table:table-row table:style-name="ro1">
          <table:table-cell office:value-type="float" office:value="279.9979" calcext:value-type="float">
            <text:p>2.80E+02</text:p>
          </table:table-cell>
          <table:table-cell office:value-type="float" office:value="0.000000000009302977" calcext:value-type="float">
            <text:p>9.30E-12</text:p>
          </table:table-cell>
          <table:table-cell office:value-type="float" office:value="0.00000000114228" calcext:value-type="float">
            <text:p>1.14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17527" calcext:value-type="float">
            <text:p>1.75E-08</text:p>
          </table:table-cell>
        </table:table-row>
        <table:table-row table:style-name="ro1">
          <table:table-cell office:value-type="float" office:value="289.9994" calcext:value-type="float">
            <text:p>2.90E+02</text:p>
          </table:table-cell>
          <table:table-cell office:value-type="float" office:value="0.000000000009194877" calcext:value-type="float">
            <text:p>9.19E-12</text:p>
          </table:table-cell>
          <table:table-cell office:value-type="float" office:value="0.000000002804274" calcext:value-type="float">
            <text:p>2.80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0049352" calcext:value-type="float">
            <text:p>4.94E-09</text:p>
          </table:table-cell>
        </table:table-row>
        <table:table-row table:style-name="ro1">
          <table:table-cell office:value-type="float" office:value="299.9989" calcext:value-type="float">
            <text:p>3.00E+02</text:p>
          </table:table-cell>
          <table:table-cell office:value-type="float" office:value="0.000000000009157977" calcext:value-type="float">
            <text:p>9.16E-12</text:p>
          </table:table-cell>
          <table:table-cell office:value-type="float" office:value="0.000000002417694" calcext:value-type="float">
            <text:p>2.42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009168" calcext:value-type="float">
            <text:p>9.17E-09</text:p>
          </table:table-cell>
        </table:table-row>
        <table:table-row table:style-name="ro1">
          <table:table-cell office:value-type="float" office:value="309.9982" calcext:value-type="float">
            <text:p>3.10E+02</text:p>
          </table:table-cell>
          <table:table-cell office:value-type="float" office:value="0.000000000009105477" calcext:value-type="float">
            <text:p>9.11E-12</text:p>
          </table:table-cell>
          <table:table-cell office:value-type="float" office:value="0.000000004428774" calcext:value-type="float">
            <text:p>4.43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014675" calcext:value-type="float">
            <text:p>1.47E-08</text:p>
          </table:table-cell>
        </table:table-row>
        <table:table-row table:style-name="ro1">
          <table:table-cell office:value-type="float" office:value="319.9988" calcext:value-type="float">
            <text:p>3.20E+02</text:p>
          </table:table-cell>
          <table:table-cell office:value-type="float" office:value="0.000000000009085877" calcext:value-type="float">
            <text:p>9.09E-12</text:p>
          </table:table-cell>
          <table:table-cell office:value-type="float" office:value="0.000000004875834" calcext:value-type="float">
            <text:p>4.88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009945" calcext:value-type="float">
            <text:p>9.95E-09</text:p>
          </table:table-cell>
        </table:table-row>
        <table:table-row table:style-name="ro1">
          <table:table-cell office:value-type="float" office:value="329.9985" calcext:value-type="float">
            <text:p>3.30E+02</text:p>
          </table:table-cell>
          <table:table-cell office:value-type="float" office:value="0.000000000009051777" calcext:value-type="float">
            <text:p>9.05E-12</text:p>
          </table:table-cell>
          <table:table-cell office:value-type="float" office:value="0.000000005862074" calcext:value-type="float">
            <text:p>5.86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0012218" calcext:value-type="float">
            <text:p>1.22E-08</text:p>
          </table:table-cell>
        </table:table-row>
        <table:table-row table:style-name="ro1">
          <table:table-cell office:value-type="float" office:value="339.9992" calcext:value-type="float">
            <text:p>3.40E+02</text:p>
          </table:table-cell>
          <table:table-cell office:value-type="float" office:value="0.000000000009059677" calcext:value-type="float">
            <text:p>9.06E-12</text:p>
          </table:table-cell>
          <table:table-cell office:value-type="float" office:value="0.000000005522274" calcext:value-type="float">
            <text:p>5.52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006734" calcext:value-type="float">
            <text:p>6.73E-09</text:p>
          </table:table-cell>
        </table:table-row>
        <table:table-row table:style-name="ro1">
          <table:table-cell office:value-type="float" office:value="349.9989" calcext:value-type="float">
            <text:p>3.50E+02</text:p>
          </table:table-cell>
          <table:table-cell office:value-type="float" office:value="0.000000000009052477" calcext:value-type="float">
            <text:p>9.05E-12</text:p>
          </table:table-cell>
          <table:table-cell office:value-type="float" office:value="0.000000005576174" calcext:value-type="float">
            <text:p>5.58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09354" calcext:value-type="float">
            <text:p>9.35E-09</text:p>
          </table:table-cell>
        </table:table-row>
      </table:table>
      <table:table table:name="W332-F8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586882" calcext:value-type="float">
            <text:p>3.59E-01</text:p>
          </table:table-cell>
          <table:table-cell office:value-type="float" office:value="0.0000000035715" calcext:value-type="float">
            <text:p>3.57E-09</text:p>
          </table:table-cell>
          <table:table-cell office:value-type="float" office:value="0.000004383687" calcext:value-type="float">
            <text:p>4.38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379" calcext:value-type="float">
            <text:p>-2.94E-06</text:p>
          </table:table-cell>
        </table:table-row>
        <table:table-row table:style-name="ro1">
          <table:table-cell office:value-type="float" office:value="0.4928008" calcext:value-type="float">
            <text:p>4.93E-01</text:p>
          </table:table-cell>
          <table:table-cell office:value-type="float" office:value="0.0000000001882396" calcext:value-type="float">
            <text:p>1.88E-10</text:p>
          </table:table-cell>
          <table:table-cell office:value-type="float" office:value="0.00000002131862" calcext:value-type="float">
            <text:p>2.13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0058966" calcext:value-type="float">
            <text:p>5.90E-08</text:p>
          </table:table-cell>
        </table:table-row>
        <table:table-row table:style-name="ro1">
          <table:table-cell office:value-type="float" office:value="0.998421" calcext:value-type="float">
            <text:p>9.98E-01</text:p>
          </table:table-cell>
          <table:table-cell office:value-type="float" office:value="0.0000000001346276" calcext:value-type="float">
            <text:p>1.35E-10</text:p>
          </table:table-cell>
          <table:table-cell office:value-type="float" office:value="0.000000006756444" calcext:value-type="float">
            <text:p>6.76E-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2933" calcext:value-type="float">
            <text:p>1.29E-08</text:p>
          </table:table-cell>
        </table:table-row>
        <table:table-row table:style-name="ro1">
          <table:table-cell office:value-type="float" office:value="1.502005" calcext:value-type="float">
            <text:p>1.50E+00</text:p>
          </table:table-cell>
          <table:table-cell office:value-type="float" office:value="0.0000000001142426" calcext:value-type="float">
            <text:p>1.14E-10</text:p>
          </table:table-cell>
          <table:table-cell office:value-type="float" office:value="0.000000005902054" calcext:value-type="float">
            <text:p>5.90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-0.00000001642" calcext:value-type="float">
            <text:p>-1.64E-08</text:p>
          </table:table-cell>
        </table:table-row>
        <table:table-row table:style-name="ro1">
          <table:table-cell office:value-type="float" office:value="2.003756" calcext:value-type="float">
            <text:p>2.00E+00</text:p>
          </table:table-cell>
          <table:table-cell office:value-type="float" office:value="0.00000000009974658" calcext:value-type="float">
            <text:p>9.97E-11</text:p>
          </table:table-cell>
          <table:table-cell office:value-type="float" office:value="0.000000005379314" calcext:value-type="float">
            <text:p>5.38E-09</text:p>
          </table:table-cell>
          <table:table-cell office:value-type="float" office:value="2" calcext:value-type="float">
            <text:p>2.00E+00</text:p>
          </table:table-cell>
          <table:table-cell office:value-type="float" office:value="-0.000000030766" calcext:value-type="float">
            <text:p>-3.08E-08</text:p>
          </table:table-cell>
        </table:table-row>
        <table:table-row table:style-name="ro1">
          <table:table-cell office:value-type="float" office:value="3.004641" calcext:value-type="float">
            <text:p>3.00E+00</text:p>
          </table:table-cell>
          <table:table-cell office:value-type="float" office:value="0.00000000008413958" calcext:value-type="float">
            <text:p>8.41E-11</text:p>
          </table:table-cell>
          <table:table-cell office:value-type="float" office:value="0.000000004817164" calcext:value-type="float">
            <text:p>4.82E-09</text:p>
          </table:table-cell>
          <table:table-cell office:value-type="float" office:value="3" calcext:value-type="float">
            <text:p>3.00E+00</text:p>
          </table:table-cell>
          <table:table-cell office:value-type="float" office:value="-0.00000003801" calcext:value-type="float">
            <text:p>-3.80E-08</text:p>
          </table:table-cell>
        </table:table-row>
        <table:table-row table:style-name="ro1">
          <table:table-cell office:value-type="float" office:value="3.997847" calcext:value-type="float">
            <text:p>4.00E+00</text:p>
          </table:table-cell>
          <table:table-cell office:value-type="float" office:value="0.00000000007434958" calcext:value-type="float">
            <text:p>7.43E-11</text:p>
          </table:table-cell>
          <table:table-cell office:value-type="float" office:value="0.000000004166054" calcext:value-type="float">
            <text:p>4.17E-09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17637" calcext:value-type="float">
            <text:p>1.76E-08</text:p>
          </table:table-cell>
        </table:table-row>
        <table:table-row table:style-name="ro1">
          <table:table-cell office:value-type="float" office:value="4.993334" calcext:value-type="float">
            <text:p>4.99E+00</text:p>
          </table:table-cell>
          <table:table-cell office:value-type="float" office:value="0.00000000006745958" calcext:value-type="float">
            <text:p>6.75E-11</text:p>
          </table:table-cell>
          <table:table-cell office:value-type="float" office:value="0.000000003559834" calcext:value-type="float">
            <text:p>3.56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54595" calcext:value-type="float">
            <text:p>5.46E-08</text:p>
          </table:table-cell>
        </table:table-row>
        <table:table-row table:style-name="ro1">
          <table:table-cell office:value-type="float" office:value="6.001341" calcext:value-type="float">
            <text:p>6.00E+00</text:p>
          </table:table-cell>
          <table:table-cell office:value-type="float" office:value="0.00000000006184058" calcext:value-type="float">
            <text:p>6.18E-11</text:p>
          </table:table-cell>
          <table:table-cell office:value-type="float" office:value="0.000000003575304" calcext:value-type="float">
            <text:p>3.58E-09</text:p>
          </table:table-cell>
          <table:table-cell office:value-type="float" office:value="6" calcext:value-type="float">
            <text:p>6.00E+00</text:p>
          </table:table-cell>
          <table:table-cell office:value-type="float" office:value="-0.000000010986" calcext:value-type="float">
            <text:p>-1.10E-08</text:p>
          </table:table-cell>
        </table:table-row>
        <table:table-row table:style-name="ro1">
          <table:table-cell office:value-type="float" office:value="6.998877" calcext:value-type="float">
            <text:p>7.00E+00</text:p>
          </table:table-cell>
          <table:table-cell office:value-type="float" office:value="0.00000000005771058" calcext:value-type="float">
            <text:p>5.77E-11</text:p>
          </table:table-cell>
          <table:table-cell office:value-type="float" office:value="0.000000003873944" calcext:value-type="float">
            <text:p>3.87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092" calcext:value-type="float">
            <text:p>9.20E-09</text:p>
          </table:table-cell>
        </table:table-row>
        <table:table-row table:style-name="ro1">
          <table:table-cell office:value-type="float" office:value="8.004171" calcext:value-type="float">
            <text:p>8.00E+00</text:p>
          </table:table-cell>
          <table:table-cell office:value-type="float" office:value="0.00000000005432518" calcext:value-type="float">
            <text:p>5.43E-11</text:p>
          </table:table-cell>
          <table:table-cell office:value-type="float" office:value="0.000000003263224" calcext:value-type="float">
            <text:p>3.26E-09</text:p>
          </table:table-cell>
          <table:table-cell office:value-type="float" office:value="8" calcext:value-type="float">
            <text:p>8.00E+00</text:p>
          </table:table-cell>
          <table:table-cell office:value-type="float" office:value="-0.000000034162" calcext:value-type="float">
            <text:p>-3.42E-08</text:p>
          </table:table-cell>
        </table:table-row>
        <table:table-row table:style-name="ro1">
          <table:table-cell office:value-type="float" office:value="9.002947" calcext:value-type="float">
            <text:p>9.00E+00</text:p>
          </table:table-cell>
          <table:table-cell office:value-type="float" office:value="0.00000000005154378" calcext:value-type="float">
            <text:p>5.15E-11</text:p>
          </table:table-cell>
          <table:table-cell office:value-type="float" office:value="0.000000003122924" calcext:value-type="float">
            <text:p>3.12E-09</text:p>
          </table:table-cell>
          <table:table-cell office:value-type="float" office:value="9" calcext:value-type="float">
            <text:p>9.00E+00</text:p>
          </table:table-cell>
          <table:table-cell office:value-type="float" office:value="-0.000000024134" calcext:value-type="float">
            <text:p>-2.41E-08</text:p>
          </table:table-cell>
        </table:table-row>
        <table:table-row table:style-name="ro1">
          <table:table-cell office:value-type="float" office:value="9.993948" calcext:value-type="float">
            <text:p>9.99E+00</text:p>
          </table:table-cell>
          <table:table-cell office:value-type="float" office:value="0.00000000004896148" calcext:value-type="float">
            <text:p>4.90E-11</text:p>
          </table:table-cell>
          <table:table-cell office:value-type="float" office:value="0.000000003025814" calcext:value-type="float">
            <text:p>3.03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49573" calcext:value-type="float">
            <text:p>4.96E-08</text:p>
          </table:table-cell>
        </table:table-row>
        <table:table-row table:style-name="ro1">
          <table:table-cell office:value-type="float" office:value="11.99777" calcext:value-type="float">
            <text:p>1.20E+01</text:p>
          </table:table-cell>
          <table:table-cell office:value-type="float" office:value="0.00000000004501118" calcext:value-type="float">
            <text:p>4.50E-11</text:p>
          </table:table-cell>
          <table:table-cell office:value-type="float" office:value="0.000000004427674" calcext:value-type="float">
            <text:p>4.43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18278" calcext:value-type="float">
            <text:p>1.83E-08</text:p>
          </table:table-cell>
        </table:table-row>
        <table:table-row table:style-name="ro1">
          <table:table-cell office:value-type="float" office:value="14.00188" calcext:value-type="float">
            <text:p>1.40E+01</text:p>
          </table:table-cell>
          <table:table-cell office:value-type="float" office:value="0.00000000004038738" calcext:value-type="float">
            <text:p>4.04E-11</text:p>
          </table:table-cell>
          <table:table-cell office:value-type="float" office:value="0.000000006661264" calcext:value-type="float">
            <text:p>6.66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15408" calcext:value-type="float">
            <text:p>-1.54E-08</text:p>
          </table:table-cell>
        </table:table-row>
        <table:table-row table:style-name="ro1">
          <table:table-cell office:value-type="float" office:value="15.99816" calcext:value-type="float">
            <text:p>1.60E+01</text:p>
          </table:table-cell>
          <table:table-cell office:value-type="float" office:value="0.00000000003759468" calcext:value-type="float">
            <text:p>3.76E-11</text:p>
          </table:table-cell>
          <table:table-cell office:value-type="float" office:value="0.000000002699564" calcext:value-type="float">
            <text:p>2.70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15044" calcext:value-type="float">
            <text:p>1.50E-08</text:p>
          </table:table-cell>
        </table:table-row>
        <table:table-row table:style-name="ro1">
          <table:table-cell office:value-type="float" office:value="17.99673" calcext:value-type="float">
            <text:p>1.80E+01</text:p>
          </table:table-cell>
          <table:table-cell office:value-type="float" office:value="0.00000000003541008" calcext:value-type="float">
            <text:p>3.54E-11</text:p>
          </table:table-cell>
          <table:table-cell office:value-type="float" office:value="0.000000002476734" calcext:value-type="float">
            <text:p>2.48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026784" calcext:value-type="float">
            <text:p>2.68E-08</text:p>
          </table:table-cell>
        </table:table-row>
        <table:table-row table:style-name="ro1">
          <table:table-cell office:value-type="float" office:value="20.00234" calcext:value-type="float">
            <text:p>2.00E+01</text:p>
          </table:table-cell>
          <table:table-cell office:value-type="float" office:value="0.00000000003366948" calcext:value-type="float">
            <text:p>3.37E-11</text:p>
          </table:table-cell>
          <table:table-cell office:value-type="float" office:value="0.000000002315674" calcext:value-type="float">
            <text:p>2.32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-0.000000019195" calcext:value-type="float">
            <text:p>-1.92E-08</text:p>
          </table:table-cell>
        </table:table-row>
        <table:table-row table:style-name="ro1">
          <table:table-cell office:value-type="float" office:value="25.00152" calcext:value-type="float">
            <text:p>2.50E+01</text:p>
          </table:table-cell>
          <table:table-cell office:value-type="float" office:value="0.00000000003008248" calcext:value-type="float">
            <text:p>3.01E-11</text:p>
          </table:table-cell>
          <table:table-cell office:value-type="float" office:value="0.000000002356134" calcext:value-type="float">
            <text:p>2.36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-0.000000012439" calcext:value-type="float">
            <text:p>-1.24E-08</text:p>
          </table:table-cell>
        </table:table-row>
        <table:table-row table:style-name="ro1">
          <table:table-cell office:value-type="float" office:value="30.00293" calcext:value-type="float">
            <text:p>3.00E+01</text:p>
          </table:table-cell>
          <table:table-cell office:value-type="float" office:value="0.00000000002747978" calcext:value-type="float">
            <text:p>2.75E-11</text:p>
          </table:table-cell>
          <table:table-cell office:value-type="float" office:value="0.000000003077774" calcext:value-type="float">
            <text:p>3.08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-0.000000024018" calcext:value-type="float">
            <text:p>-2.40E-08</text:p>
          </table:table-cell>
        </table:table-row>
        <table:table-row table:style-name="ro1">
          <table:table-cell office:value-type="float" office:value="34.99832" calcext:value-type="float">
            <text:p>3.50E+01</text:p>
          </table:table-cell>
          <table:table-cell office:value-type="float" office:value="0.00000000002548038" calcext:value-type="float">
            <text:p>2.55E-11</text:p>
          </table:table-cell>
          <table:table-cell office:value-type="float" office:value="0.000000002232064" calcext:value-type="float">
            <text:p>2.23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13794" calcext:value-type="float">
            <text:p>1.38E-08</text:p>
          </table:table-cell>
        </table:table-row>
        <table:table-row table:style-name="ro1">
          <table:table-cell office:value-type="float" office:value="40.00411" calcext:value-type="float">
            <text:p>4.00E+01</text:p>
          </table:table-cell>
          <table:table-cell office:value-type="float" office:value="0.00000000002384318" calcext:value-type="float">
            <text:p>2.38E-11</text:p>
          </table:table-cell>
          <table:table-cell office:value-type="float" office:value="0.000000002008154" calcext:value-type="float">
            <text:p>2.01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33689" calcext:value-type="float">
            <text:p>-3.37E-08</text:p>
          </table:table-cell>
        </table:table-row>
        <table:table-row table:style-name="ro1">
          <table:table-cell office:value-type="float" office:value="44.99789" calcext:value-type="float">
            <text:p>4.50E+01</text:p>
          </table:table-cell>
          <table:table-cell office:value-type="float" office:value="0.00000000002249098" calcext:value-type="float">
            <text:p>2.25E-11</text:p>
          </table:table-cell>
          <table:table-cell office:value-type="float" office:value="0.000000001946144" calcext:value-type="float">
            <text:p>1.95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17294" calcext:value-type="float">
            <text:p>1.73E-08</text:p>
          </table:table-cell>
        </table:table-row>
        <table:table-row table:style-name="ro1">
          <table:table-cell office:value-type="float" office:value="49.99263" calcext:value-type="float">
            <text:p>5.00E+01</text:p>
          </table:table-cell>
          <table:table-cell office:value-type="float" office:value="0.00000000002133908" calcext:value-type="float">
            <text:p>2.13E-11</text:p>
          </table:table-cell>
          <table:table-cell office:value-type="float" office:value="0.000000002671234" calcext:value-type="float">
            <text:p>2.67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060374" calcext:value-type="float">
            <text:p>6.04E-08</text:p>
          </table:table-cell>
        </table:table-row>
        <table:table-row table:style-name="ro1">
          <table:table-cell office:value-type="float" office:value="55.00199" calcext:value-type="float">
            <text:p>5.50E+01</text:p>
          </table:table-cell>
          <table:table-cell office:value-type="float" office:value="0.00000000002038048" calcext:value-type="float">
            <text:p>2.04E-11</text:p>
          </table:table-cell>
          <table:table-cell office:value-type="float" office:value="0.000000002195694" calcext:value-type="float">
            <text:p>2.20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-0.000000016286" calcext:value-type="float">
            <text:p>-1.63E-08</text:p>
          </table:table-cell>
        </table:table-row>
        <table:table-row table:style-name="ro1">
          <table:table-cell office:value-type="float" office:value="59.99873" calcext:value-type="float">
            <text:p>6.00E+01</text:p>
          </table:table-cell>
          <table:table-cell office:value-type="float" office:value="0.00000000001949488" calcext:value-type="float">
            <text:p>1.95E-11</text:p>
          </table:table-cell>
          <table:table-cell office:value-type="float" office:value="0.000000001939284" calcext:value-type="float">
            <text:p>1.94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10407" calcext:value-type="float">
            <text:p>1.04E-08</text:p>
          </table:table-cell>
        </table:table-row>
        <table:table-row table:style-name="ro1">
          <table:table-cell office:value-type="float" office:value="64.99111" calcext:value-type="float">
            <text:p>6.50E+01</text:p>
          </table:table-cell>
          <table:table-cell office:value-type="float" office:value="0.00000000001878718" calcext:value-type="float">
            <text:p>1.88E-11</text:p>
          </table:table-cell>
          <table:table-cell office:value-type="float" office:value="0.000000001494204" calcext:value-type="float">
            <text:p>1.49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072804" calcext:value-type="float">
            <text:p>7.28E-08</text:p>
          </table:table-cell>
        </table:table-row>
        <table:table-row table:style-name="ro1">
          <table:table-cell office:value-type="float" office:value="70.0025" calcext:value-type="float">
            <text:p>7.00E+01</text:p>
          </table:table-cell>
          <table:table-cell office:value-type="float" office:value="0.00000000001805948" calcext:value-type="float">
            <text:p>1.81E-11</text:p>
          </table:table-cell>
          <table:table-cell office:value-type="float" office:value="0.000000002026094" calcext:value-type="float">
            <text:p>2.03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-0.000000020489" calcext:value-type="float">
            <text:p>-2.05E-08</text:p>
          </table:table-cell>
        </table:table-row>
        <table:table-row table:style-name="ro1">
          <table:table-cell office:value-type="float" office:value="75.00305" calcext:value-type="float">
            <text:p>7.50E+01</text:p>
          </table:table-cell>
          <table:table-cell office:value-type="float" office:value="0.00000000001744498" calcext:value-type="float">
            <text:p>1.74E-11</text:p>
          </table:table-cell>
          <table:table-cell office:value-type="float" office:value="0.000000002343014" calcext:value-type="float">
            <text:p>2.34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-0.000000024955" calcext:value-type="float">
            <text:p>-2.50E-08</text:p>
          </table:table-cell>
        </table:table-row>
        <table:table-row table:style-name="ro1">
          <table:table-cell office:value-type="float" office:value="80.00419" calcext:value-type="float">
            <text:p>8.00E+01</text:p>
          </table:table-cell>
          <table:table-cell office:value-type="float" office:value="0.00000000001690558" calcext:value-type="float">
            <text:p>1.69E-11</text:p>
          </table:table-cell>
          <table:table-cell office:value-type="float" office:value="0.000000001798004" calcext:value-type="float">
            <text:p>1.80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-0.000000034296" calcext:value-type="float">
            <text:p>-3.43E-08</text:p>
          </table:table-cell>
        </table:table-row>
        <table:table-row table:style-name="ro1">
          <table:table-cell office:value-type="float" office:value="84.9933" calcext:value-type="float">
            <text:p>8.50E+01</text:p>
          </table:table-cell>
          <table:table-cell office:value-type="float" office:value="0.00000000001642578" calcext:value-type="float">
            <text:p>1.64E-11</text:p>
          </table:table-cell>
          <table:table-cell office:value-type="float" office:value="0.000000002033424" calcext:value-type="float">
            <text:p>2.03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5484" calcext:value-type="float">
            <text:p>5.48E-08</text:p>
          </table:table-cell>
        </table:table-row>
        <table:table-row table:style-name="ro1">
          <table:table-cell office:value-type="float" office:value="90.00263" calcext:value-type="float">
            <text:p>9.00E+01</text:p>
          </table:table-cell>
          <table:table-cell office:value-type="float" office:value="0.00000000001594168" calcext:value-type="float">
            <text:p>1.59E-11</text:p>
          </table:table-cell>
          <table:table-cell office:value-type="float" office:value="0.000000001978784" calcext:value-type="float">
            <text:p>1.98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-0.000000021521" calcext:value-type="float">
            <text:p>-2.15E-08</text:p>
          </table:table-cell>
        </table:table-row>
        <table:table-row table:style-name="ro1">
          <table:table-cell office:value-type="float" office:value="94.99712" calcext:value-type="float">
            <text:p>9.50E+01</text:p>
          </table:table-cell>
          <table:table-cell office:value-type="float" office:value="0.00000000001553098" calcext:value-type="float">
            <text:p>1.55E-11</text:p>
          </table:table-cell>
          <table:table-cell office:value-type="float" office:value="0.000000001674834" calcext:value-type="float">
            <text:p>1.67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23629" calcext:value-type="float">
            <text:p>2.36E-08</text:p>
          </table:table-cell>
        </table:table-row>
        <table:table-row table:style-name="ro1">
          <table:table-cell office:value-type="float" office:value="100.0051" calcext:value-type="float">
            <text:p>1.00E+02</text:p>
          </table:table-cell>
          <table:table-cell office:value-type="float" office:value="0.00000000001517828" calcext:value-type="float">
            <text:p>1.52E-11</text:p>
          </table:table-cell>
          <table:table-cell office:value-type="float" office:value="0.000000001482067" calcext:value-type="float">
            <text:p>1.48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-0.000000041823" calcext:value-type="float">
            <text:p>-4.18E-08</text:p>
          </table:table-cell>
        </table:table-row>
        <table:table-row table:style-name="ro1">
          <table:table-cell office:value-type="float" office:value="109.9973" calcext:value-type="float">
            <text:p>1.10E+02</text:p>
          </table:table-cell>
          <table:table-cell office:value-type="float" office:value="0.00000000001444478" calcext:value-type="float">
            <text:p>1.44E-11</text:p>
          </table:table-cell>
          <table:table-cell office:value-type="float" office:value="0.000000001790494" calcext:value-type="float">
            <text:p>1.79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022016" calcext:value-type="float">
            <text:p>2.20E-08</text:p>
          </table:table-cell>
        </table:table-row>
        <table:table-row table:style-name="ro1">
          <table:table-cell office:value-type="float" office:value="120.0021" calcext:value-type="float">
            <text:p>1.20E+02</text:p>
          </table:table-cell>
          <table:table-cell office:value-type="float" office:value="0.00000000001387518" calcext:value-type="float">
            <text:p>1.39E-11</text:p>
          </table:table-cell>
          <table:table-cell office:value-type="float" office:value="0.000000001393636" calcext:value-type="float">
            <text:p>1.39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-0.000000017321" calcext:value-type="float">
            <text:p>-1.73E-08</text:p>
          </table:table-cell>
        </table:table-row>
        <table:table-row table:style-name="ro1">
          <table:table-cell office:value-type="float" office:value="129.9967" calcext:value-type="float">
            <text:p>1.30E+02</text:p>
          </table:table-cell>
          <table:table-cell office:value-type="float" office:value="0.00000000001330628" calcext:value-type="float">
            <text:p>1.33E-11</text:p>
          </table:table-cell>
          <table:table-cell office:value-type="float" office:value="0.000000001822664" calcext:value-type="float">
            <text:p>1.82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0268" calcext:value-type="float">
            <text:p>2.68E-08</text:p>
          </table:table-cell>
        </table:table-row>
        <table:table-row table:style-name="ro1">
          <table:table-cell office:value-type="float" office:value="140.006" calcext:value-type="float">
            <text:p>1.40E+02</text:p>
          </table:table-cell>
          <table:table-cell office:value-type="float" office:value="0.00000000001283588" calcext:value-type="float">
            <text:p>1.28E-11</text:p>
          </table:table-cell>
          <table:table-cell office:value-type="float" office:value="0.000000001542114" calcext:value-type="float">
            <text:p>1.54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-0.000000049381" calcext:value-type="float">
            <text:p>-4.94E-08</text:p>
          </table:table-cell>
        </table:table-row>
        <table:table-row table:style-name="ro1">
          <table:table-cell office:value-type="float" office:value="149.9935" calcext:value-type="float">
            <text:p>1.50E+02</text:p>
          </table:table-cell>
          <table:table-cell office:value-type="float" office:value="0.00000000001240858" calcext:value-type="float">
            <text:p>1.24E-11</text:p>
          </table:table-cell>
          <table:table-cell office:value-type="float" office:value="0.000000001647244" calcext:value-type="float">
            <text:p>1.65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052864" calcext:value-type="float">
            <text:p>5.29E-08</text:p>
          </table:table-cell>
        </table:table-row>
        <table:table-row table:style-name="ro1">
          <table:table-cell office:value-type="float" office:value="159.9986" calcext:value-type="float">
            <text:p>1.60E+02</text:p>
          </table:table-cell>
          <table:table-cell office:value-type="float" office:value="0.00000000001200358" calcext:value-type="float">
            <text:p>1.20E-11</text:p>
          </table:table-cell>
          <table:table-cell office:value-type="float" office:value="0.000000001754214" calcext:value-type="float">
            <text:p>1.75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11215" calcext:value-type="float">
            <text:p>1.12E-08</text:p>
          </table:table-cell>
        </table:table-row>
        <table:table-row table:style-name="ro1">
          <table:table-cell office:value-type="float" office:value="170.0052" calcext:value-type="float">
            <text:p>1.70E+02</text:p>
          </table:table-cell>
          <table:table-cell office:value-type="float" office:value="0.00000000001167518" calcext:value-type="float">
            <text:p>1.17E-11</text:p>
          </table:table-cell>
          <table:table-cell office:value-type="float" office:value="0.000000001497944" calcext:value-type="float">
            <text:p>1.50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-0.00000004276" calcext:value-type="float">
            <text:p>-4.28E-08</text:p>
          </table:table-cell>
        </table:table-row>
        <table:table-row table:style-name="ro1">
          <table:table-cell office:value-type="float" office:value="179.9987" calcext:value-type="float">
            <text:p>1.80E+02</text:p>
          </table:table-cell>
          <table:table-cell office:value-type="float" office:value="0.00000000001134748" calcext:value-type="float">
            <text:p>1.13E-11</text:p>
          </table:table-cell>
          <table:table-cell office:value-type="float" office:value="0.000000001452617" calcext:value-type="float">
            <text:p>1.45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10518" calcext:value-type="float">
            <text:p>1.05E-08</text:p>
          </table:table-cell>
        </table:table-row>
        <table:table-row table:style-name="ro1">
          <table:table-cell office:value-type="float" office:value="189.9961" calcext:value-type="float">
            <text:p>1.90E+02</text:p>
          </table:table-cell>
          <table:table-cell office:value-type="float" office:value="0.00000000001106348" calcext:value-type="float">
            <text:p>1.11E-11</text:p>
          </table:table-cell>
          <table:table-cell office:value-type="float" office:value="0.000000001769484" calcext:value-type="float">
            <text:p>1.77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31887" calcext:value-type="float">
            <text:p>3.19E-08</text:p>
          </table:table-cell>
        </table:table-row>
        <table:table-row table:style-name="ro1">
          <table:table-cell office:value-type="float" office:value="199.9976" calcext:value-type="float">
            <text:p>2.00E+02</text:p>
          </table:table-cell>
          <table:table-cell office:value-type="float" office:value="0.00000000001078088" calcext:value-type="float">
            <text:p>1.08E-11</text:p>
          </table:table-cell>
          <table:table-cell office:value-type="float" office:value="0.000000001558724" calcext:value-type="float">
            <text:p>1.56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019839" calcext:value-type="float">
            <text:p>1.98E-08</text:p>
          </table:table-cell>
        </table:table-row>
        <table:table-row table:style-name="ro1">
          <table:table-cell office:value-type="float" office:value="210.0025" calcext:value-type="float">
            <text:p>2.10E+02</text:p>
          </table:table-cell>
          <table:table-cell office:value-type="float" office:value="0.00000000001052628" calcext:value-type="float">
            <text:p>1.05E-11</text:p>
          </table:table-cell>
          <table:table-cell office:value-type="float" office:value="0.000000001401838" calcext:value-type="float">
            <text:p>1.40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-0.000000020795" calcext:value-type="float">
            <text:p>-2.08E-08</text:p>
          </table:table-cell>
        </table:table-row>
        <table:table-row table:style-name="ro1">
          <table:table-cell office:value-type="float" office:value="219.9969" calcext:value-type="float">
            <text:p>2.20E+02</text:p>
          </table:table-cell>
          <table:table-cell office:value-type="float" office:value="0.00000000001030298" calcext:value-type="float">
            <text:p>1.03E-11</text:p>
          </table:table-cell>
          <table:table-cell office:value-type="float" office:value="0.000000002304864" calcext:value-type="float">
            <text:p>2.30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0025264" calcext:value-type="float">
            <text:p>2.53E-08</text:p>
          </table:table-cell>
        </table:table-row>
        <table:table-row table:style-name="ro1">
          <table:table-cell office:value-type="float" office:value="230.0023" calcext:value-type="float">
            <text:p>2.30E+02</text:p>
          </table:table-cell>
          <table:table-cell office:value-type="float" office:value="0.00000000001007218" calcext:value-type="float">
            <text:p>1.01E-11</text:p>
          </table:table-cell>
          <table:table-cell office:value-type="float" office:value="0.000000001780294" calcext:value-type="float">
            <text:p>1.78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-0.000000019001" calcext:value-type="float">
            <text:p>-1.90E-08</text:p>
          </table:table-cell>
        </table:table-row>
        <table:table-row table:style-name="ro1">
          <table:table-cell office:value-type="float" office:value="240.0032" calcext:value-type="float">
            <text:p>2.40E+02</text:p>
          </table:table-cell>
          <table:table-cell office:value-type="float" office:value="0.000000000009834177" calcext:value-type="float">
            <text:p>9.83E-12</text:p>
          </table:table-cell>
          <table:table-cell office:value-type="float" office:value="0.000000001767944" calcext:value-type="float">
            <text:p>1.77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-0.000000026594" calcext:value-type="float">
            <text:p>-2.66E-08</text:p>
          </table:table-cell>
        </table:table-row>
        <table:table-row table:style-name="ro1">
          <table:table-cell office:value-type="float" office:value="250.0015" calcext:value-type="float">
            <text:p>2.50E+02</text:p>
          </table:table-cell>
          <table:table-cell office:value-type="float" office:value="0.000000000009640877" calcext:value-type="float">
            <text:p>9.64E-12</text:p>
          </table:table-cell>
          <table:table-cell office:value-type="float" office:value="0.000000001552374" calcext:value-type="float">
            <text:p>1.55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-0.000000012621" calcext:value-type="float">
            <text:p>-1.26E-08</text:p>
          </table:table-cell>
        </table:table-row>
        <table:table-row table:style-name="ro1">
          <table:table-cell office:value-type="float" office:value="259.9985" calcext:value-type="float">
            <text:p>2.60E+02</text:p>
          </table:table-cell>
          <table:table-cell office:value-type="float" office:value="0.000000000009473977" calcext:value-type="float">
            <text:p>9.47E-12</text:p>
          </table:table-cell>
          <table:table-cell office:value-type="float" office:value="0.000000001512304" calcext:value-type="float">
            <text:p>1.51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11925" calcext:value-type="float">
            <text:p>1.19E-08</text:p>
          </table:table-cell>
        </table:table-row>
        <table:table-row table:style-name="ro1">
          <table:table-cell office:value-type="float" office:value="269.9961" calcext:value-type="float">
            <text:p>2.70E+02</text:p>
          </table:table-cell>
          <table:table-cell office:value-type="float" office:value="0.000000000009330677" calcext:value-type="float">
            <text:p>9.33E-12</text:p>
          </table:table-cell>
          <table:table-cell office:value-type="float" office:value="0.000000001291725" calcext:value-type="float">
            <text:p>1.29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32064" calcext:value-type="float">
            <text:p>3.21E-08</text:p>
          </table:table-cell>
        </table:table-row>
        <table:table-row table:style-name="ro1">
          <table:table-cell office:value-type="float" office:value="279.9922" calcext:value-type="float">
            <text:p>2.80E+02</text:p>
          </table:table-cell>
          <table:table-cell office:value-type="float" office:value="0.000000000009216277" calcext:value-type="float">
            <text:p>9.22E-12</text:p>
          </table:table-cell>
          <table:table-cell office:value-type="float" office:value="0.000000002149264" calcext:value-type="float">
            <text:p>2.15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64171" calcext:value-type="float">
            <text:p>6.42E-08</text:p>
          </table:table-cell>
        </table:table-row>
        <table:table-row table:style-name="ro1">
          <table:table-cell office:value-type="float" office:value="289.9987" calcext:value-type="float">
            <text:p>2.90E+02</text:p>
          </table:table-cell>
          <table:table-cell office:value-type="float" office:value="0.000000000009146077" calcext:value-type="float">
            <text:p>9.15E-12</text:p>
          </table:table-cell>
          <table:table-cell office:value-type="float" office:value="0.000000001317217" calcext:value-type="float">
            <text:p>1.32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011033" calcext:value-type="float">
            <text:p>1.10E-08</text:p>
          </table:table-cell>
        </table:table-row>
        <table:table-row table:style-name="ro1">
          <table:table-cell office:value-type="float" office:value="300.0024" calcext:value-type="float">
            <text:p>3.00E+02</text:p>
          </table:table-cell>
          <table:table-cell office:value-type="float" office:value="0.000000000009125577" calcext:value-type="float">
            <text:p>9.13E-12</text:p>
          </table:table-cell>
          <table:table-cell office:value-type="float" office:value="0.000000001779744" calcext:value-type="float">
            <text:p>1.78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-0.0000000199" calcext:value-type="float">
            <text:p>-1.99E-08</text:p>
          </table:table-cell>
        </table:table-row>
        <table:table-row table:style-name="ro1">
          <table:table-cell office:value-type="float" office:value="309.9935" calcext:value-type="float">
            <text:p>3.10E+02</text:p>
          </table:table-cell>
          <table:table-cell office:value-type="float" office:value="0.000000000009119777" calcext:value-type="float">
            <text:p>9.12E-12</text:p>
          </table:table-cell>
          <table:table-cell office:value-type="float" office:value="0.000000001467886" calcext:value-type="float">
            <text:p>1.47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05345" calcext:value-type="float">
            <text:p>5.35E-08</text:p>
          </table:table-cell>
        </table:table-row>
        <table:table-row table:style-name="ro1">
          <table:table-cell office:value-type="float" office:value="319.9946" calcext:value-type="float">
            <text:p>3.20E+02</text:p>
          </table:table-cell>
          <table:table-cell office:value-type="float" office:value="0.000000000009092477" calcext:value-type="float">
            <text:p>9.09E-12</text:p>
          </table:table-cell>
          <table:table-cell office:value-type="float" office:value="0.000000001687514" calcext:value-type="float">
            <text:p>1.69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044414" calcext:value-type="float">
            <text:p>4.44E-08</text:p>
          </table:table-cell>
        </table:table-row>
        <table:table-row table:style-name="ro1">
          <table:table-cell office:value-type="float" office:value="330.0019" calcext:value-type="float">
            <text:p>3.30E+02</text:p>
          </table:table-cell>
          <table:table-cell office:value-type="float" office:value="0.000000000009093377" calcext:value-type="float">
            <text:p>9.09E-12</text:p>
          </table:table-cell>
          <table:table-cell office:value-type="float" office:value="0.000000001746594" calcext:value-type="float">
            <text:p>1.75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-0.000000015461" calcext:value-type="float">
            <text:p>-1.55E-08</text:p>
          </table:table-cell>
        </table:table-row>
        <table:table-row table:style-name="ro1">
          <table:table-cell office:value-type="float" office:value="339.995" calcext:value-type="float">
            <text:p>3.40E+02</text:p>
          </table:table-cell>
          <table:table-cell office:value-type="float" office:value="0.000000000009099777" calcext:value-type="float">
            <text:p>9.10E-12</text:p>
          </table:table-cell>
          <table:table-cell office:value-type="float" office:value="0.000000001300989" calcext:value-type="float">
            <text:p>1.30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041198" calcext:value-type="float">
            <text:p>4.12E-08</text:p>
          </table:table-cell>
        </table:table-row>
        <table:table-row table:style-name="ro1">
          <table:table-cell office:value-type="float" office:value="349.9971" calcext:value-type="float">
            <text:p>3.50E+02</text:p>
          </table:table-cell>
          <table:table-cell office:value-type="float" office:value="0.000000000009103677" calcext:value-type="float">
            <text:p>9.10E-12</text:p>
          </table:table-cell>
          <table:table-cell office:value-type="float" office:value="0.000000001378049" calcext:value-type="float">
            <text:p>1.38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23589" calcext:value-type="float">
            <text:p>2.36E-08</text:p>
          </table:table-cell>
        </table:table-row>
      </table:table>
      <table:table table:name="W332-M10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658915" calcext:value-type="float">
            <text:p>3.66E-01</text:p>
          </table:table-cell>
          <table:table-cell office:value-type="float" office:value="0.00000000391385" calcext:value-type="float">
            <text:p>3.91E-09</text:p>
          </table:table-cell>
          <table:table-cell office:value-type="float" office:value="0.000003824227" calcext:value-type="float">
            <text:p>3.82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969" calcext:value-type="float">
            <text:p>-3.00E-06</text:p>
          </table:table-cell>
        </table:table-row>
        <table:table-row table:style-name="ro1">
          <table:table-cell office:value-type="float" office:value="0.5026226" calcext:value-type="float">
            <text:p>5.03E-01</text:p>
          </table:table-cell>
          <table:table-cell office:value-type="float" office:value="0.0000000001939306" calcext:value-type="float">
            <text:p>1.94E-10</text:p>
          </table:table-cell>
          <table:table-cell office:value-type="float" office:value="0.00000002353922" calcext:value-type="float">
            <text:p>2.35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021481" calcext:value-type="float">
            <text:p>-2.15E-08</text:p>
          </table:table-cell>
        </table:table-row>
        <table:table-row table:style-name="ro1">
          <table:table-cell office:value-type="float" office:value="1.006694" calcext:value-type="float">
            <text:p>1.01E+00</text:p>
          </table:table-cell>
          <table:table-cell office:value-type="float" office:value="0.0000000001379916" calcext:value-type="float">
            <text:p>1.38E-10</text:p>
          </table:table-cell>
          <table:table-cell office:value-type="float" office:value="0.000000006934674" calcext:value-type="float">
            <text:p>6.93E-09</text:p>
          </table:table-cell>
          <table:table-cell office:value-type="float" office:value="1" calcext:value-type="float">
            <text:p>1.00E+00</text:p>
          </table:table-cell>
          <table:table-cell office:value-type="float" office:value="-0.000000054825" calcext:value-type="float">
            <text:p>-5.48E-08</text:p>
          </table:table-cell>
        </table:table-row>
        <table:table-row table:style-name="ro1">
          <table:table-cell office:value-type="float" office:value="1.502007" calcext:value-type="float">
            <text:p>1.50E+00</text:p>
          </table:table-cell>
          <table:table-cell office:value-type="float" office:value="0.0000000001171616" calcext:value-type="float">
            <text:p>1.17E-10</text:p>
          </table:table-cell>
          <table:table-cell office:value-type="float" office:value="0.000000005299434" calcext:value-type="float">
            <text:p>5.30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-0.000000016442" calcext:value-type="float">
            <text:p>-1.64E-08</text:p>
          </table:table-cell>
        </table:table-row>
        <table:table-row table:style-name="ro1">
          <table:table-cell office:value-type="float" office:value="2.001499" calcext:value-type="float">
            <text:p>2.00E+00</text:p>
          </table:table-cell>
          <table:table-cell office:value-type="float" office:value="0.0000000001022016" calcext:value-type="float">
            <text:p>1.02E-10</text:p>
          </table:table-cell>
          <table:table-cell office:value-type="float" office:value="0.000000005696964" calcext:value-type="float">
            <text:p>5.70E-09</text:p>
          </table:table-cell>
          <table:table-cell office:value-type="float" office:value="2" calcext:value-type="float">
            <text:p>2.00E+00</text:p>
          </table:table-cell>
          <table:table-cell office:value-type="float" office:value="-0.00000001228" calcext:value-type="float">
            <text:p>-1.23E-08</text:p>
          </table:table-cell>
        </table:table-row>
        <table:table-row table:style-name="ro1">
          <table:table-cell office:value-type="float" office:value="2.997729" calcext:value-type="float">
            <text:p>3.00E+00</text:p>
          </table:table-cell>
          <table:table-cell office:value-type="float" office:value="0.00000000008619958" calcext:value-type="float">
            <text:p>8.62E-11</text:p>
          </table:table-cell>
          <table:table-cell office:value-type="float" office:value="0.000000004971704" calcext:value-type="float">
            <text:p>4.97E-09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18601" calcext:value-type="float">
            <text:p>1.86E-08</text:p>
          </table:table-cell>
        </table:table-row>
        <table:table-row table:style-name="ro1">
          <table:table-cell office:value-type="float" office:value="4.005737" calcext:value-type="float">
            <text:p>4.01E+00</text:p>
          </table:table-cell>
          <table:table-cell office:value-type="float" office:value="0.00000000007618058" calcext:value-type="float">
            <text:p>7.62E-11</text:p>
          </table:table-cell>
          <table:table-cell office:value-type="float" office:value="0.000000004179254" calcext:value-type="float">
            <text:p>4.18E-09</text:p>
          </table:table-cell>
          <table:table-cell office:value-type="float" office:value="4" calcext:value-type="float">
            <text:p>4.00E+00</text:p>
          </table:table-cell>
          <table:table-cell office:value-type="float" office:value="-0.000000046986" calcext:value-type="float">
            <text:p>-4.70E-08</text:p>
          </table:table-cell>
        </table:table-row>
        <table:table-row table:style-name="ro1">
          <table:table-cell office:value-type="float" office:value="4.997871" calcext:value-type="float">
            <text:p>5.00E+00</text:p>
          </table:table-cell>
          <table:table-cell office:value-type="float" office:value="0.00000000006906358" calcext:value-type="float">
            <text:p>6.91E-11</text:p>
          </table:table-cell>
          <table:table-cell office:value-type="float" office:value="0.000000003796334" calcext:value-type="float">
            <text:p>3.80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17435" calcext:value-type="float">
            <text:p>1.74E-08</text:p>
          </table:table-cell>
        </table:table-row>
        <table:table-row table:style-name="ro1">
          <table:table-cell office:value-type="float" office:value="6.002158" calcext:value-type="float">
            <text:p>6.00E+00</text:p>
          </table:table-cell>
          <table:table-cell office:value-type="float" office:value="0.00000000006333158" calcext:value-type="float">
            <text:p>6.33E-11</text:p>
          </table:table-cell>
          <table:table-cell office:value-type="float" office:value="0.000000003719534" calcext:value-type="float">
            <text:p>3.72E-09</text:p>
          </table:table-cell>
          <table:table-cell office:value-type="float" office:value="6" calcext:value-type="float">
            <text:p>6.00E+00</text:p>
          </table:table-cell>
          <table:table-cell office:value-type="float" office:value="-0.000000017672" calcext:value-type="float">
            <text:p>-1.77E-08</text:p>
          </table:table-cell>
        </table:table-row>
        <table:table-row table:style-name="ro1">
          <table:table-cell office:value-type="float" office:value="7.008189" calcext:value-type="float">
            <text:p>7.01E+00</text:p>
          </table:table-cell>
          <table:table-cell office:value-type="float" office:value="0.00000000005916658" calcext:value-type="float">
            <text:p>5.92E-11</text:p>
          </table:table-cell>
          <table:table-cell office:value-type="float" office:value="0.000000003332054" calcext:value-type="float">
            <text:p>3.33E-09</text:p>
          </table:table-cell>
          <table:table-cell office:value-type="float" office:value="7" calcext:value-type="float">
            <text:p>7.00E+00</text:p>
          </table:table-cell>
          <table:table-cell office:value-type="float" office:value="-0.000000067075" calcext:value-type="float">
            <text:p>-6.71E-08</text:p>
          </table:table-cell>
        </table:table-row>
        <table:table-row table:style-name="ro1">
          <table:table-cell office:value-type="float" office:value="7.996062" calcext:value-type="float">
            <text:p>8.00E+00</text:p>
          </table:table-cell>
          <table:table-cell office:value-type="float" office:value="0.00000000005569348" calcext:value-type="float">
            <text:p>5.57E-11</text:p>
          </table:table-cell>
          <table:table-cell office:value-type="float" office:value="0.000000003079934" calcext:value-type="float">
            <text:p>3.08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32256" calcext:value-type="float">
            <text:p>3.23E-08</text:p>
          </table:table-cell>
        </table:table-row>
        <table:table-row table:style-name="ro1">
          <table:table-cell office:value-type="float" office:value="8.996512" calcext:value-type="float">
            <text:p>9.00E+00</text:p>
          </table:table-cell>
          <table:table-cell office:value-type="float" office:value="0.00000000005279658" calcext:value-type="float">
            <text:p>5.28E-11</text:p>
          </table:table-cell>
          <table:table-cell office:value-type="float" office:value="0.000000003212394" calcext:value-type="float">
            <text:p>3.21E-09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028573" calcext:value-type="float">
            <text:p>2.86E-08</text:p>
          </table:table-cell>
        </table:table-row>
        <table:table-row table:style-name="ro1">
          <table:table-cell office:value-type="float" office:value="10.00194" calcext:value-type="float">
            <text:p>1.00E+01</text:p>
          </table:table-cell>
          <table:table-cell office:value-type="float" office:value="0.00000000005018238" calcext:value-type="float">
            <text:p>5.02E-11</text:p>
          </table:table-cell>
          <table:table-cell office:value-type="float" office:value="0.000000003107454" calcext:value-type="float">
            <text:p>3.11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-0.00000001593" calcext:value-type="float">
            <text:p>-1.59E-08</text:p>
          </table:table-cell>
        </table:table-row>
        <table:table-row table:style-name="ro1">
          <table:table-cell office:value-type="float" office:value="12.00542" calcext:value-type="float">
            <text:p>1.20E+01</text:p>
          </table:table-cell>
          <table:table-cell office:value-type="float" office:value="0.00000000004618298" calcext:value-type="float">
            <text:p>4.62E-11</text:p>
          </table:table-cell>
          <table:table-cell office:value-type="float" office:value="0.000000003782124" calcext:value-type="float">
            <text:p>3.78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-0.000000044417" calcext:value-type="float">
            <text:p>-4.44E-08</text:p>
          </table:table-cell>
        </table:table-row>
        <table:table-row table:style-name="ro1">
          <table:table-cell office:value-type="float" office:value="14.00335" calcext:value-type="float">
            <text:p>1.40E+01</text:p>
          </table:table-cell>
          <table:table-cell office:value-type="float" office:value="0.00000000004179008" calcext:value-type="float">
            <text:p>4.18E-11</text:p>
          </table:table-cell>
          <table:table-cell office:value-type="float" office:value="0.000000006799404" calcext:value-type="float">
            <text:p>6.80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27472" calcext:value-type="float">
            <text:p>-2.75E-08</text:p>
          </table:table-cell>
        </table:table-row>
        <table:table-row table:style-name="ro1">
          <table:table-cell office:value-type="float" office:value="16.00489" calcext:value-type="float">
            <text:p>1.60E+01</text:p>
          </table:table-cell>
          <table:table-cell office:value-type="float" office:value="0.00000000003856808" calcext:value-type="float">
            <text:p>3.86E-11</text:p>
          </table:table-cell>
          <table:table-cell office:value-type="float" office:value="0.000000003328674" calcext:value-type="float">
            <text:p>3.33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-0.000000040012" calcext:value-type="float">
            <text:p>-4.00E-08</text:p>
          </table:table-cell>
        </table:table-row>
        <table:table-row table:style-name="ro1">
          <table:table-cell office:value-type="float" office:value="17.99778" calcext:value-type="float">
            <text:p>1.80E+01</text:p>
          </table:table-cell>
          <table:table-cell office:value-type="float" office:value="0.00000000003633458" calcext:value-type="float">
            <text:p>3.63E-11</text:p>
          </table:table-cell>
          <table:table-cell office:value-type="float" office:value="0.000000003701714" calcext:value-type="float">
            <text:p>3.70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018212" calcext:value-type="float">
            <text:p>1.82E-08</text:p>
          </table:table-cell>
        </table:table-row>
        <table:table-row table:style-name="ro1">
          <table:table-cell office:value-type="float" office:value="20.00139" calcext:value-type="float">
            <text:p>2.00E+01</text:p>
          </table:table-cell>
          <table:table-cell office:value-type="float" office:value="0.00000000003451108" calcext:value-type="float">
            <text:p>3.45E-11</text:p>
          </table:table-cell>
          <table:table-cell office:value-type="float" office:value="0.000000002554664" calcext:value-type="float">
            <text:p>2.55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-0.000000011355" calcext:value-type="float">
            <text:p>-1.14E-08</text:p>
          </table:table-cell>
        </table:table-row>
        <table:table-row table:style-name="ro1">
          <table:table-cell office:value-type="float" office:value="25.00158" calcext:value-type="float">
            <text:p>2.50E+01</text:p>
          </table:table-cell>
          <table:table-cell office:value-type="float" office:value="0.00000000003086068" calcext:value-type="float">
            <text:p>3.09E-11</text:p>
          </table:table-cell>
          <table:table-cell office:value-type="float" office:value="0.000000002260784" calcext:value-type="float">
            <text:p>2.26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-0.000000012941" calcext:value-type="float">
            <text:p>-1.29E-08</text:p>
          </table:table-cell>
        </table:table-row>
        <table:table-row table:style-name="ro1">
          <table:table-cell office:value-type="float" office:value="29.99756" calcext:value-type="float">
            <text:p>3.00E+01</text:p>
          </table:table-cell>
          <table:table-cell office:value-type="float" office:value="0.00000000002820628" calcext:value-type="float">
            <text:p>2.82E-11</text:p>
          </table:table-cell>
          <table:table-cell office:value-type="float" office:value="0.000000002357924" calcext:value-type="float">
            <text:p>2.36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02" calcext:value-type="float">
            <text:p>2.00E-08</text:p>
          </table:table-cell>
        </table:table-row>
        <table:table-row table:style-name="ro1">
          <table:table-cell office:value-type="float" office:value="34.99422" calcext:value-type="float">
            <text:p>3.50E+01</text:p>
          </table:table-cell>
          <table:table-cell office:value-type="float" office:value="0.00000000002613478" calcext:value-type="float">
            <text:p>2.61E-11</text:p>
          </table:table-cell>
          <table:table-cell office:value-type="float" office:value="0.000000002079594" calcext:value-type="float">
            <text:p>2.08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4732" calcext:value-type="float">
            <text:p>4.73E-08</text:p>
          </table:table-cell>
        </table:table-row>
        <table:table-row table:style-name="ro1">
          <table:table-cell office:value-type="float" office:value="40.00419" calcext:value-type="float">
            <text:p>4.00E+01</text:p>
          </table:table-cell>
          <table:table-cell office:value-type="float" office:value="0.00000000002445048" calcext:value-type="float">
            <text:p>2.45E-11</text:p>
          </table:table-cell>
          <table:table-cell office:value-type="float" office:value="0.000000001974394" calcext:value-type="float">
            <text:p>1.97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34309" calcext:value-type="float">
            <text:p>-3.43E-08</text:p>
          </table:table-cell>
        </table:table-row>
        <table:table-row table:style-name="ro1">
          <table:table-cell office:value-type="float" office:value="44.99198" calcext:value-type="float">
            <text:p>4.50E+01</text:p>
          </table:table-cell>
          <table:table-cell office:value-type="float" office:value="0.00000000002305828" calcext:value-type="float">
            <text:p>2.31E-11</text:p>
          </table:table-cell>
          <table:table-cell office:value-type="float" office:value="0.000000002136134" calcext:value-type="float">
            <text:p>2.14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6566" calcext:value-type="float">
            <text:p>6.57E-08</text:p>
          </table:table-cell>
        </table:table-row>
        <table:table-row table:style-name="ro1">
          <table:table-cell office:value-type="float" office:value="50.00144" calcext:value-type="float">
            <text:p>5.00E+01</text:p>
          </table:table-cell>
          <table:table-cell office:value-type="float" office:value="0.00000000002190488" calcext:value-type="float">
            <text:p>2.19E-11</text:p>
          </table:table-cell>
          <table:table-cell office:value-type="float" office:value="0.000000001874304" calcext:value-type="float">
            <text:p>1.87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-0.000000011816" calcext:value-type="float">
            <text:p>-1.18E-08</text:p>
          </table:table-cell>
        </table:table-row>
        <table:table-row table:style-name="ro1">
          <table:table-cell office:value-type="float" office:value="55.00238" calcext:value-type="float">
            <text:p>5.50E+01</text:p>
          </table:table-cell>
          <table:table-cell office:value-type="float" office:value="0.00000000002088878" calcext:value-type="float">
            <text:p>2.09E-11</text:p>
          </table:table-cell>
          <table:table-cell office:value-type="float" office:value="0.000000002330984" calcext:value-type="float">
            <text:p>2.33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-0.000000019463" calcext:value-type="float">
            <text:p>-1.95E-08</text:p>
          </table:table-cell>
        </table:table-row>
        <table:table-row table:style-name="ro1">
          <table:table-cell office:value-type="float" office:value="59.99624" calcext:value-type="float">
            <text:p>6.00E+01</text:p>
          </table:table-cell>
          <table:table-cell office:value-type="float" office:value="0.00000000001999798" calcext:value-type="float">
            <text:p>2.00E-11</text:p>
          </table:table-cell>
          <table:table-cell office:value-type="float" office:value="0.000000001959974" calcext:value-type="float">
            <text:p>1.96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3078" calcext:value-type="float">
            <text:p>3.08E-08</text:p>
          </table:table-cell>
        </table:table-row>
        <table:table-row table:style-name="ro1">
          <table:table-cell office:value-type="float" office:value="64.99817" calcext:value-type="float">
            <text:p>6.50E+01</text:p>
          </table:table-cell>
          <table:table-cell office:value-type="float" office:value="0.00000000001921358" calcext:value-type="float">
            <text:p>1.92E-11</text:p>
          </table:table-cell>
          <table:table-cell office:value-type="float" office:value="0.000000002356404" calcext:value-type="float">
            <text:p>2.36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014997" calcext:value-type="float">
            <text:p>1.50E-08</text:p>
          </table:table-cell>
        </table:table-row>
        <table:table-row table:style-name="ro1">
          <table:table-cell office:value-type="float" office:value="69.99036" calcext:value-type="float">
            <text:p>7.00E+01</text:p>
          </table:table-cell>
          <table:table-cell office:value-type="float" office:value="0.00000000001852128" calcext:value-type="float">
            <text:p>1.85E-11</text:p>
          </table:table-cell>
          <table:table-cell office:value-type="float" office:value="0.000000001840144" calcext:value-type="float">
            <text:p>1.84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078933" calcext:value-type="float">
            <text:p>7.89E-08</text:p>
          </table:table-cell>
        </table:table-row>
        <table:table-row table:style-name="ro1">
          <table:table-cell office:value-type="float" office:value="74.99803" calcext:value-type="float">
            <text:p>7.50E+01</text:p>
          </table:table-cell>
          <table:table-cell office:value-type="float" office:value="0.00000000001788918" calcext:value-type="float">
            <text:p>1.79E-11</text:p>
          </table:table-cell>
          <table:table-cell office:value-type="float" office:value="0.000000001775194" calcext:value-type="float">
            <text:p>1.78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016175" calcext:value-type="float">
            <text:p>1.62E-08</text:p>
          </table:table-cell>
        </table:table-row>
        <table:table-row table:style-name="ro1">
          <table:table-cell office:value-type="float" office:value="80.00273" calcext:value-type="float">
            <text:p>8.00E+01</text:p>
          </table:table-cell>
          <table:table-cell office:value-type="float" office:value="0.00000000001731738" calcext:value-type="float">
            <text:p>1.73E-11</text:p>
          </table:table-cell>
          <table:table-cell office:value-type="float" office:value="0.000000001829814" calcext:value-type="float">
            <text:p>1.83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-0.0000000224" calcext:value-type="float">
            <text:p>-2.24E-08</text:p>
          </table:table-cell>
        </table:table-row>
        <table:table-row table:style-name="ro1">
          <table:table-cell office:value-type="float" office:value="85.00182" calcext:value-type="float">
            <text:p>8.50E+01</text:p>
          </table:table-cell>
          <table:table-cell office:value-type="float" office:value="0.00000000001681518" calcext:value-type="float">
            <text:p>1.68E-11</text:p>
          </table:table-cell>
          <table:table-cell office:value-type="float" office:value="0.000000001795734" calcext:value-type="float">
            <text:p>1.80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-0.000000014873" calcext:value-type="float">
            <text:p>-1.49E-08</text:p>
          </table:table-cell>
        </table:table-row>
        <table:table-row table:style-name="ro1">
          <table:table-cell office:value-type="float" office:value="89.99863" calcext:value-type="float">
            <text:p>9.00E+01</text:p>
          </table:table-cell>
          <table:table-cell office:value-type="float" office:value="0.00000000001632868" calcext:value-type="float">
            <text:p>1.63E-11</text:p>
          </table:table-cell>
          <table:table-cell office:value-type="float" office:value="0.000000002003724" calcext:value-type="float">
            <text:p>2.00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11251" calcext:value-type="float">
            <text:p>1.13E-08</text:p>
          </table:table-cell>
        </table:table-row>
        <table:table-row table:style-name="ro1">
          <table:table-cell office:value-type="float" office:value="94.99617" calcext:value-type="float">
            <text:p>9.50E+01</text:p>
          </table:table-cell>
          <table:table-cell office:value-type="float" office:value="0.00000000001592048" calcext:value-type="float">
            <text:p>1.59E-11</text:p>
          </table:table-cell>
          <table:table-cell office:value-type="float" office:value="0.000000001902894" calcext:value-type="float">
            <text:p>1.90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31362" calcext:value-type="float">
            <text:p>3.14E-08</text:p>
          </table:table-cell>
        </table:table-row>
        <table:table-row table:style-name="ro1">
          <table:table-cell office:value-type="float" office:value="99.99767" calcext:value-type="float">
            <text:p>1.00E+02</text:p>
          </table:table-cell>
          <table:table-cell office:value-type="float" office:value="0.00000000001551768" calcext:value-type="float">
            <text:p>1.55E-11</text:p>
          </table:table-cell>
          <table:table-cell office:value-type="float" office:value="0.000000001947014" calcext:value-type="float">
            <text:p>1.95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019057" calcext:value-type="float">
            <text:p>1.91E-08</text:p>
          </table:table-cell>
        </table:table-row>
        <table:table-row table:style-name="ro1">
          <table:table-cell office:value-type="float" office:value="109.9938" calcext:value-type="float">
            <text:p>1.10E+02</text:p>
          </table:table-cell>
          <table:table-cell office:value-type="float" office:value="0.00000000001480708" calcext:value-type="float">
            <text:p>1.48E-11</text:p>
          </table:table-cell>
          <table:table-cell office:value-type="float" office:value="0.000000002092224" calcext:value-type="float">
            <text:p>2.09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050405" calcext:value-type="float">
            <text:p>5.04E-08</text:p>
          </table:table-cell>
        </table:table-row>
        <table:table-row table:style-name="ro1">
          <table:table-cell office:value-type="float" office:value="119.9964" calcext:value-type="float">
            <text:p>1.20E+02</text:p>
          </table:table-cell>
          <table:table-cell office:value-type="float" office:value="0.00000000001416988" calcext:value-type="float">
            <text:p>1.42E-11</text:p>
          </table:table-cell>
          <table:table-cell office:value-type="float" office:value="0.000000002065294" calcext:value-type="float">
            <text:p>2.07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02926" calcext:value-type="float">
            <text:p>2.93E-08</text:p>
          </table:table-cell>
        </table:table-row>
        <table:table-row table:style-name="ro1">
          <table:table-cell office:value-type="float" office:value="129.9983" calcext:value-type="float">
            <text:p>1.30E+02</text:p>
          </table:table-cell>
          <table:table-cell office:value-type="float" office:value="0.00000000001360758" calcext:value-type="float">
            <text:p>1.36E-11</text:p>
          </table:table-cell>
          <table:table-cell office:value-type="float" office:value="0.000000001847354" calcext:value-type="float">
            <text:p>1.85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014286" calcext:value-type="float">
            <text:p>1.43E-08</text:p>
          </table:table-cell>
        </table:table-row>
        <table:table-row table:style-name="ro1">
          <table:table-cell office:value-type="float" office:value="140.0033" calcext:value-type="float">
            <text:p>1.40E+02</text:p>
          </table:table-cell>
          <table:table-cell office:value-type="float" office:value="0.00000000001312248" calcext:value-type="float">
            <text:p>1.31E-11</text:p>
          </table:table-cell>
          <table:table-cell office:value-type="float" office:value="0.000000002241104" calcext:value-type="float">
            <text:p>2.24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-0.000000026665" calcext:value-type="float">
            <text:p>-2.67E-08</text:p>
          </table:table-cell>
        </table:table-row>
        <table:table-row table:style-name="ro1">
          <table:table-cell office:value-type="float" office:value="149.9975" calcext:value-type="float">
            <text:p>1.50E+02</text:p>
          </table:table-cell>
          <table:table-cell office:value-type="float" office:value="0.00000000001268508" calcext:value-type="float">
            <text:p>1.27E-11</text:p>
          </table:table-cell>
          <table:table-cell office:value-type="float" office:value="0.000000001668104" calcext:value-type="float">
            <text:p>1.67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020239" calcext:value-type="float">
            <text:p>2.02E-08</text:p>
          </table:table-cell>
        </table:table-row>
        <table:table-row table:style-name="ro1">
          <table:table-cell office:value-type="float" office:value="159.9949" calcext:value-type="float">
            <text:p>1.60E+02</text:p>
          </table:table-cell>
          <table:table-cell office:value-type="float" office:value="0.00000000001227658" calcext:value-type="float">
            <text:p>1.23E-11</text:p>
          </table:table-cell>
          <table:table-cell office:value-type="float" office:value="0.000000002455084" calcext:value-type="float">
            <text:p>2.46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41509" calcext:value-type="float">
            <text:p>4.15E-08</text:p>
          </table:table-cell>
        </table:table-row>
        <table:table-row table:style-name="ro1">
          <table:table-cell office:value-type="float" office:value="169.998" calcext:value-type="float">
            <text:p>1.70E+02</text:p>
          </table:table-cell>
          <table:table-cell office:value-type="float" office:value="0.00000000001193478" calcext:value-type="float">
            <text:p>1.19E-11</text:p>
          </table:table-cell>
          <table:table-cell office:value-type="float" office:value="0.000000001475394" calcext:value-type="float">
            <text:p>1.48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016459" calcext:value-type="float">
            <text:p>1.65E-08</text:p>
          </table:table-cell>
        </table:table-row>
        <table:table-row table:style-name="ro1">
          <table:table-cell office:value-type="float" office:value="180.0045" calcext:value-type="float">
            <text:p>1.80E+02</text:p>
          </table:table-cell>
          <table:table-cell office:value-type="float" office:value="0.00000000001160488" calcext:value-type="float">
            <text:p>1.16E-11</text:p>
          </table:table-cell>
          <table:table-cell office:value-type="float" office:value="0.000000001672984" calcext:value-type="float">
            <text:p>1.67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-0.000000037258" calcext:value-type="float">
            <text:p>-3.73E-08</text:p>
          </table:table-cell>
        </table:table-row>
        <table:table-row table:style-name="ro1">
          <table:table-cell office:value-type="float" office:value="189.9967" calcext:value-type="float">
            <text:p>1.90E+02</text:p>
          </table:table-cell>
          <table:table-cell office:value-type="float" office:value="0.00000000001127478" calcext:value-type="float">
            <text:p>1.13E-11</text:p>
          </table:table-cell>
          <table:table-cell office:value-type="float" office:value="0.000000001498584" calcext:value-type="float">
            <text:p>1.50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26805" calcext:value-type="float">
            <text:p>2.68E-08</text:p>
          </table:table-cell>
        </table:table-row>
        <table:table-row table:style-name="ro1">
          <table:table-cell office:value-type="float" office:value="200.0041" calcext:value-type="float">
            <text:p>2.00E+02</text:p>
          </table:table-cell>
          <table:table-cell office:value-type="float" office:value="0.00000000001100058" calcext:value-type="float">
            <text:p>1.10E-11</text:p>
          </table:table-cell>
          <table:table-cell office:value-type="float" office:value="0.000000001771354" calcext:value-type="float">
            <text:p>1.77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-0.000000033822" calcext:value-type="float">
            <text:p>-3.38E-08</text:p>
          </table:table-cell>
        </table:table-row>
        <table:table-row table:style-name="ro1">
          <table:table-cell office:value-type="float" office:value="210.0019" calcext:value-type="float">
            <text:p>2.10E+02</text:p>
          </table:table-cell>
          <table:table-cell office:value-type="float" office:value="0.00000000001074178" calcext:value-type="float">
            <text:p>1.07E-11</text:p>
          </table:table-cell>
          <table:table-cell office:value-type="float" office:value="0.000000001500644" calcext:value-type="float">
            <text:p>1.50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-0.000000015913" calcext:value-type="float">
            <text:p>-1.59E-08</text:p>
          </table:table-cell>
        </table:table-row>
        <table:table-row table:style-name="ro1">
          <table:table-cell office:value-type="float" office:value="220.0022" calcext:value-type="float">
            <text:p>2.20E+02</text:p>
          </table:table-cell>
          <table:table-cell office:value-type="float" office:value="0.00000000001049468" calcext:value-type="float">
            <text:p>1.05E-11</text:p>
          </table:table-cell>
          <table:table-cell office:value-type="float" office:value="0.000000001538064" calcext:value-type="float">
            <text:p>1.54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-0.000000017884" calcext:value-type="float">
            <text:p>-1.79E-08</text:p>
          </table:table-cell>
        </table:table-row>
        <table:table-row table:style-name="ro1">
          <table:table-cell office:value-type="float" office:value="230.0032" calcext:value-type="float">
            <text:p>2.30E+02</text:p>
          </table:table-cell>
          <table:table-cell office:value-type="float" office:value="0.00000000001026708" calcext:value-type="float">
            <text:p>1.03E-11</text:p>
          </table:table-cell>
          <table:table-cell office:value-type="float" office:value="0.000000001713714" calcext:value-type="float">
            <text:p>1.71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-0.000000026302" calcext:value-type="float">
            <text:p>-2.63E-08</text:p>
          </table:table-cell>
        </table:table-row>
        <table:table-row table:style-name="ro1">
          <table:table-cell office:value-type="float" office:value="239.9915" calcext:value-type="float">
            <text:p>2.40E+02</text:p>
          </table:table-cell>
          <table:table-cell office:value-type="float" office:value="0.00000000001007928" calcext:value-type="float">
            <text:p>1.01E-11</text:p>
          </table:table-cell>
          <table:table-cell office:value-type="float" office:value="0.000000002119304" calcext:value-type="float">
            <text:p>2.12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007" calcext:value-type="float">
            <text:p>7.00E-08</text:p>
          </table:table-cell>
        </table:table-row>
        <table:table-row table:style-name="ro1">
          <table:table-cell office:value-type="float" office:value="250.0051" calcext:value-type="float">
            <text:p>2.50E+02</text:p>
          </table:table-cell>
          <table:table-cell office:value-type="float" office:value="0.000000000009865777" calcext:value-type="float">
            <text:p>9.87E-12</text:p>
          </table:table-cell>
          <table:table-cell office:value-type="float" office:value="0.000000001439053" calcext:value-type="float">
            <text:p>1.44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-0.000000042137" calcext:value-type="float">
            <text:p>-4.21E-08</text:p>
          </table:table-cell>
        </table:table-row>
        <table:table-row table:style-name="ro1">
          <table:table-cell office:value-type="float" office:value="259.9962" calcext:value-type="float">
            <text:p>2.60E+02</text:p>
          </table:table-cell>
          <table:table-cell office:value-type="float" office:value="0.000000000009671377" calcext:value-type="float">
            <text:p>9.67E-12</text:p>
          </table:table-cell>
          <table:table-cell office:value-type="float" office:value="0.000000001401753" calcext:value-type="float">
            <text:p>1.40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30876" calcext:value-type="float">
            <text:p>3.09E-08</text:p>
          </table:table-cell>
        </table:table-row>
        <table:table-row table:style-name="ro1">
          <table:table-cell office:value-type="float" office:value="269.9968" calcext:value-type="float">
            <text:p>2.70E+02</text:p>
          </table:table-cell>
          <table:table-cell office:value-type="float" office:value="0.000000000009486777" calcext:value-type="float">
            <text:p>9.49E-12</text:p>
          </table:table-cell>
          <table:table-cell office:value-type="float" office:value="0.000000001615114" calcext:value-type="float">
            <text:p>1.62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2614" calcext:value-type="float">
            <text:p>2.61E-08</text:p>
          </table:table-cell>
        </table:table-row>
        <table:table-row table:style-name="ro1">
          <table:table-cell office:value-type="float" office:value="280.0011" calcext:value-type="float">
            <text:p>2.80E+02</text:p>
          </table:table-cell>
          <table:table-cell office:value-type="float" office:value="0.000000000009315077" calcext:value-type="float">
            <text:p>9.32E-12</text:p>
          </table:table-cell>
          <table:table-cell office:value-type="float" office:value="0.000000001583894" calcext:value-type="float">
            <text:p>1.58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-0.000000009063" calcext:value-type="float">
            <text:p>-9.06E-09</text:p>
          </table:table-cell>
        </table:table-row>
        <table:table-row table:style-name="ro1">
          <table:table-cell office:value-type="float" office:value="289.9983" calcext:value-type="float">
            <text:p>2.90E+02</text:p>
          </table:table-cell>
          <table:table-cell office:value-type="float" office:value="0.000000000009202977" calcext:value-type="float">
            <text:p>9.20E-12</text:p>
          </table:table-cell>
          <table:table-cell office:value-type="float" office:value="0.000000001646794" calcext:value-type="float">
            <text:p>1.65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01403" calcext:value-type="float">
            <text:p>1.40E-08</text:p>
          </table:table-cell>
        </table:table-row>
        <table:table-row table:style-name="ro1">
          <table:table-cell office:value-type="float" office:value="299.9988" calcext:value-type="float">
            <text:p>3.00E+02</text:p>
          </table:table-cell>
          <table:table-cell office:value-type="float" office:value="0.000000000009148177" calcext:value-type="float">
            <text:p>9.15E-12</text:p>
          </table:table-cell>
          <table:table-cell office:value-type="float" office:value="0.000000001302454" calcext:value-type="float">
            <text:p>1.30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010105" calcext:value-type="float">
            <text:p>1.01E-08</text:p>
          </table:table-cell>
        </table:table-row>
        <table:table-row table:style-name="ro1">
          <table:table-cell office:value-type="float" office:value="310.002" calcext:value-type="float">
            <text:p>3.10E+02</text:p>
          </table:table-cell>
          <table:table-cell office:value-type="float" office:value="0.000000000009103977" calcext:value-type="float">
            <text:p>9.10E-12</text:p>
          </table:table-cell>
          <table:table-cell office:value-type="float" office:value="0.000000001324102" calcext:value-type="float">
            <text:p>1.32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-0.000000016582" calcext:value-type="float">
            <text:p>-1.66E-08</text:p>
          </table:table-cell>
        </table:table-row>
        <table:table-row table:style-name="ro1">
          <table:table-cell office:value-type="float" office:value="319.9943" calcext:value-type="float">
            <text:p>3.20E+02</text:p>
          </table:table-cell>
          <table:table-cell office:value-type="float" office:value="0.000000000009087477" calcext:value-type="float">
            <text:p>9.09E-12</text:p>
          </table:table-cell>
          <table:table-cell office:value-type="float" office:value="0.000000001938614" calcext:value-type="float">
            <text:p>1.94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046427" calcext:value-type="float">
            <text:p>4.64E-08</text:p>
          </table:table-cell>
        </table:table-row>
        <table:table-row table:style-name="ro1">
          <table:table-cell office:value-type="float" office:value="330.0023" calcext:value-type="float">
            <text:p>3.30E+02</text:p>
          </table:table-cell>
          <table:table-cell office:value-type="float" office:value="0.000000000009082177" calcext:value-type="float">
            <text:p>9.08E-12</text:p>
          </table:table-cell>
          <table:table-cell office:value-type="float" office:value="0.000000001489084" calcext:value-type="float">
            <text:p>1.49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-0.000000019204" calcext:value-type="float">
            <text:p>-1.92E-08</text:p>
          </table:table-cell>
        </table:table-row>
        <table:table-row table:style-name="ro1">
          <table:table-cell office:value-type="float" office:value="339.9988" calcext:value-type="float">
            <text:p>3.40E+02</text:p>
          </table:table-cell>
          <table:table-cell office:value-type="float" office:value="0.000000000009068577" calcext:value-type="float">
            <text:p>9.07E-12</text:p>
          </table:table-cell>
          <table:table-cell office:value-type="float" office:value="0.000000001490704" calcext:value-type="float">
            <text:p>1.49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01" calcext:value-type="float">
            <text:p>1.00E-08</text:p>
          </table:table-cell>
        </table:table-row>
        <table:table-row table:style-name="ro1">
          <table:table-cell office:value-type="float" office:value="350.002" calcext:value-type="float">
            <text:p>3.50E+02</text:p>
          </table:table-cell>
          <table:table-cell office:value-type="float" office:value="0.000000000009057477" calcext:value-type="float">
            <text:p>9.06E-12</text:p>
          </table:table-cell>
          <table:table-cell office:value-type="float" office:value="0.00000000141147" calcext:value-type="float">
            <text:p>1.41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-0.000000015997" calcext:value-type="float">
            <text:p>-1.60E-08</text:p>
          </table:table-cell>
        </table:table-row>
        <table:table-row table:style-name="ro1">
          <table:table-cell office:value-type="float" office:value="359.9916" calcext:value-type="float">
            <text:p>3.60E+02</text:p>
          </table:table-cell>
          <table:table-cell office:value-type="float" office:value="0.000000000009050477" calcext:value-type="float">
            <text:p>9.05E-12</text:p>
          </table:table-cell>
          <table:table-cell office:value-type="float" office:value="0.000000002086374" calcext:value-type="float">
            <text:p>2.09E-09</text:p>
          </table:table-cell>
          <table:table-cell office:value-type="float" office:value="360" calcext:value-type="float">
            <text:p>3.60E+02</text:p>
          </table:table-cell>
          <table:table-cell office:value-type="float" office:value="0.000000068714" calcext:value-type="float">
            <text:p>6.87E-08</text:p>
          </table:table-cell>
        </table:table-row>
        <table:table-row table:style-name="ro1">
          <table:table-cell office:value-type="float" office:value="369.9976" calcext:value-type="float">
            <text:p>3.70E+02</text:p>
          </table:table-cell>
          <table:table-cell office:value-type="float" office:value="0.000000000009026777" calcext:value-type="float">
            <text:p>9.03E-12</text:p>
          </table:table-cell>
          <table:table-cell office:value-type="float" office:value="0.000000001513744" calcext:value-type="float">
            <text:p>1.51E-09</text:p>
          </table:table-cell>
          <table:table-cell office:value-type="float" office:value="370" calcext:value-type="float">
            <text:p>3.70E+02</text:p>
          </table:table-cell>
          <table:table-cell office:value-type="float" office:value="0.000000019703" calcext:value-type="float">
            <text:p>1.97E-08</text:p>
          </table:table-cell>
        </table:table-row>
        <table:table-row table:style-name="ro1">
          <table:table-cell office:value-type="float" office:value="379.995" calcext:value-type="float">
            <text:p>3.80E+02</text:p>
          </table:table-cell>
          <table:table-cell office:value-type="float" office:value="0.000000000009037277" calcext:value-type="float">
            <text:p>9.04E-12</text:p>
          </table:table-cell>
          <table:table-cell office:value-type="float" office:value="0.000000001488994" calcext:value-type="float">
            <text:p>1.49E-09</text:p>
          </table:table-cell>
          <table:table-cell office:value-type="float" office:value="380" calcext:value-type="float">
            <text:p>3.80E+02</text:p>
          </table:table-cell>
          <table:table-cell office:value-type="float" office:value="0.000000040839" calcext:value-type="float">
            <text:p>4.08E-08</text:p>
          </table:table-cell>
        </table:table-row>
        <table:table-row table:style-name="ro1">
          <table:table-cell office:value-type="float" office:value="389.9941" calcext:value-type="float">
            <text:p>3.90E+02</text:p>
          </table:table-cell>
          <table:table-cell office:value-type="float" office:value="0.000000000009041877" calcext:value-type="float">
            <text:p>9.04E-12</text:p>
          </table:table-cell>
          <table:table-cell office:value-type="float" office:value="0.000000001501074" calcext:value-type="float">
            <text:p>1.50E-09</text:p>
          </table:table-cell>
          <table:table-cell office:value-type="float" office:value="390" calcext:value-type="float">
            <text:p>3.90E+02</text:p>
          </table:table-cell>
          <table:table-cell office:value-type="float" office:value="0.000000047929" calcext:value-type="float">
            <text:p>4.79E-08</text:p>
          </table:table-cell>
        </table:table-row>
        <table:table-row table:style-name="ro1">
          <table:table-cell office:value-type="float" office:value="400.003" calcext:value-type="float">
            <text:p>4.00E+02</text:p>
          </table:table-cell>
          <table:table-cell office:value-type="float" office:value="0.000000000009052377" calcext:value-type="float">
            <text:p>9.05E-12</text:p>
          </table:table-cell>
          <table:table-cell office:value-type="float" office:value="0.000000001327092" calcext:value-type="float">
            <text:p>1.33E-09</text:p>
          </table:table-cell>
          <table:table-cell office:value-type="float" office:value="400" calcext:value-type="float">
            <text:p>4.00E+02</text:p>
          </table:table-cell>
          <table:table-cell office:value-type="float" office:value="-0.000000024938" calcext:value-type="float">
            <text:p>-2.49E-08</text:p>
          </table:table-cell>
        </table:table-row>
        <table:table-row table:style-name="ro1">
          <table:table-cell office:value-type="float" office:value="409.9936" calcext:value-type="float">
            <text:p>4.10E+02</text:p>
          </table:table-cell>
          <table:table-cell office:value-type="float" office:value="0.000000000009048177" calcext:value-type="float">
            <text:p>9.05E-12</text:p>
          </table:table-cell>
          <table:table-cell office:value-type="float" office:value="0.000000001679794" calcext:value-type="float">
            <text:p>1.68E-09</text:p>
          </table:table-cell>
          <table:table-cell office:value-type="float" office:value="410" calcext:value-type="float">
            <text:p>4.10E+02</text:p>
          </table:table-cell>
          <table:table-cell office:value-type="float" office:value="0.000000052108" calcext:value-type="float">
            <text:p>5.21E-08</text:p>
          </table:table-cell>
        </table:table-row>
        <table:table-row table:style-name="ro1">
          <table:table-cell office:value-type="float" office:value="419.9933" calcext:value-type="float">
            <text:p>4.20E+02</text:p>
          </table:table-cell>
          <table:table-cell office:value-type="float" office:value="0.000000000009017577" calcext:value-type="float">
            <text:p>9.02E-12</text:p>
          </table:table-cell>
          <table:table-cell office:value-type="float" office:value="0.000000001850054" calcext:value-type="float">
            <text:p>1.85E-09</text:p>
          </table:table-cell>
          <table:table-cell office:value-type="float" office:value="420" calcext:value-type="float">
            <text:p>4.20E+02</text:p>
          </table:table-cell>
          <table:table-cell office:value-type="float" office:value="0.000000054722" calcext:value-type="float">
            <text:p>5.47E-08</text:p>
          </table:table-cell>
        </table:table-row>
        <table:table-row table:style-name="ro1">
          <table:table-cell office:value-type="float" office:value="429.9984" calcext:value-type="float">
            <text:p>4.30E+02</text:p>
          </table:table-cell>
          <table:table-cell office:value-type="float" office:value="0.000000000009052177" calcext:value-type="float">
            <text:p>9.05E-12</text:p>
          </table:table-cell>
          <table:table-cell office:value-type="float" office:value="0.000000001687054" calcext:value-type="float">
            <text:p>1.69E-09</text:p>
          </table:table-cell>
          <table:table-cell office:value-type="float" office:value="430" calcext:value-type="float">
            <text:p>4.30E+02</text:p>
          </table:table-cell>
          <table:table-cell office:value-type="float" office:value="0.000000013478" calcext:value-type="float">
            <text:p>1.35E-08</text:p>
          </table:table-cell>
        </table:table-row>
        <table:table-row table:style-name="ro1">
          <table:table-cell office:value-type="float" office:value="439.9943" calcext:value-type="float">
            <text:p>4.40E+02</text:p>
          </table:table-cell>
          <table:table-cell office:value-type="float" office:value="0.000000000009019977" calcext:value-type="float">
            <text:p>9.02E-12</text:p>
          </table:table-cell>
          <table:table-cell office:value-type="float" office:value="0.000000001732834" calcext:value-type="float">
            <text:p>1.73E-09</text:p>
          </table:table-cell>
          <table:table-cell office:value-type="float" office:value="440" calcext:value-type="float">
            <text:p>4.40E+02</text:p>
          </table:table-cell>
          <table:table-cell office:value-type="float" office:value="0.00000004704" calcext:value-type="float">
            <text:p>4.70E-08</text:p>
          </table:table-cell>
        </table:table-row>
        <table:table-row table:style-name="ro1">
          <table:table-cell office:value-type="float" office:value="449.9971" calcext:value-type="float">
            <text:p>4.50E+02</text:p>
          </table:table-cell>
          <table:table-cell office:value-type="float" office:value="0.000000000009023977" calcext:value-type="float">
            <text:p>9.02E-12</text:p>
          </table:table-cell>
          <table:table-cell office:value-type="float" office:value="0.000000001432737" calcext:value-type="float">
            <text:p>1.43E-09</text:p>
          </table:table-cell>
          <table:table-cell office:value-type="float" office:value="450" calcext:value-type="float">
            <text:p>4.50E+02</text:p>
          </table:table-cell>
          <table:table-cell office:value-type="float" office:value="0.000000023653" calcext:value-type="float">
            <text:p>2.37E-08</text:p>
          </table:table-cell>
        </table:table-row>
      </table:table>
      <table:table table:name="W332-M1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415346" calcext:value-type="float">
            <text:p>3.42E-01</text:p>
          </table:table-cell>
          <table:table-cell office:value-type="float" office:value="0.00000000372577" calcext:value-type="float">
            <text:p>3.73E-09</text:p>
          </table:table-cell>
          <table:table-cell office:value-type="float" office:value="0.000003622057" calcext:value-type="float">
            <text:p>3.62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7974" calcext:value-type="float">
            <text:p>-2.80E-06</text:p>
          </table:table-cell>
        </table:table-row>
        <table:table-row table:style-name="ro1">
          <table:table-cell office:value-type="float" office:value="0.4980339" calcext:value-type="float">
            <text:p>4.98E-01</text:p>
          </table:table-cell>
          <table:table-cell office:value-type="float" office:value="0.0000000001819036" calcext:value-type="float">
            <text:p>1.82E-10</text:p>
          </table:table-cell>
          <table:table-cell office:value-type="float" office:value="0.00000001523092" calcext:value-type="float">
            <text:p>1.52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0016104" calcext:value-type="float">
            <text:p>1.61E-08</text:p>
          </table:table-cell>
        </table:table-row>
        <table:table-row table:style-name="ro1">
          <table:table-cell office:value-type="float" office:value="0.9976956" calcext:value-type="float">
            <text:p>9.98E-01</text:p>
          </table:table-cell>
          <table:table-cell office:value-type="float" office:value="0.0000000001342956" calcext:value-type="float">
            <text:p>1.34E-10</text:p>
          </table:table-cell>
          <table:table-cell office:value-type="float" office:value="0.000000006859094" calcext:value-type="float">
            <text:p>6.86E-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8875" calcext:value-type="float">
            <text:p>1.89E-08</text:p>
          </table:table-cell>
        </table:table-row>
        <table:table-row table:style-name="ro1">
          <table:table-cell office:value-type="float" office:value="1.49697" calcext:value-type="float">
            <text:p>1.50E+00</text:p>
          </table:table-cell>
          <table:table-cell office:value-type="float" office:value="0.0000000001142736" calcext:value-type="float">
            <text:p>1.14E-10</text:p>
          </table:table-cell>
          <table:table-cell office:value-type="float" office:value="0.000000005529854" calcext:value-type="float">
            <text:p>5.53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024817" calcext:value-type="float">
            <text:p>2.48E-08</text:p>
          </table:table-cell>
        </table:table-row>
        <table:table-row table:style-name="ro1">
          <table:table-cell office:value-type="float" office:value="2.003495" calcext:value-type="float">
            <text:p>2.00E+00</text:p>
          </table:table-cell>
          <table:table-cell office:value-type="float" office:value="0.00000000009987858" calcext:value-type="float">
            <text:p>9.99E-11</text:p>
          </table:table-cell>
          <table:table-cell office:value-type="float" office:value="0.000000005376964" calcext:value-type="float">
            <text:p>5.38E-09</text:p>
          </table:table-cell>
          <table:table-cell office:value-type="float" office:value="2" calcext:value-type="float">
            <text:p>2.00E+00</text:p>
          </table:table-cell>
          <table:table-cell office:value-type="float" office:value="-0.000000028623" calcext:value-type="float">
            <text:p>-2.86E-08</text:p>
          </table:table-cell>
        </table:table-row>
        <table:table-row table:style-name="ro1">
          <table:table-cell office:value-type="float" office:value="3.002042" calcext:value-type="float">
            <text:p>3.00E+00</text:p>
          </table:table-cell>
          <table:table-cell office:value-type="float" office:value="0.00000000008444358" calcext:value-type="float">
            <text:p>8.44E-11</text:p>
          </table:table-cell>
          <table:table-cell office:value-type="float" office:value="0.000000004759284" calcext:value-type="float">
            <text:p>4.76E-09</text:p>
          </table:table-cell>
          <table:table-cell office:value-type="float" office:value="3" calcext:value-type="float">
            <text:p>3.00E+00</text:p>
          </table:table-cell>
          <table:table-cell office:value-type="float" office:value="-0.000000016722" calcext:value-type="float">
            <text:p>-1.67E-08</text:p>
          </table:table-cell>
        </table:table-row>
        <table:table-row table:style-name="ro1">
          <table:table-cell office:value-type="float" office:value="3.997827" calcext:value-type="float">
            <text:p>4.00E+00</text:p>
          </table:table-cell>
          <table:table-cell office:value-type="float" office:value="0.00000000007464658" calcext:value-type="float">
            <text:p>7.46E-11</text:p>
          </table:table-cell>
          <table:table-cell office:value-type="float" office:value="0.000000004261064" calcext:value-type="float">
            <text:p>4.26E-09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178" calcext:value-type="float">
            <text:p>1.78E-08</text:p>
          </table:table-cell>
        </table:table-row>
        <table:table-row table:style-name="ro1">
          <table:table-cell office:value-type="float" office:value="5.001641" calcext:value-type="float">
            <text:p>5.00E+00</text:p>
          </table:table-cell>
          <table:table-cell office:value-type="float" office:value="0.00000000006769958" calcext:value-type="float">
            <text:p>6.77E-11</text:p>
          </table:table-cell>
          <table:table-cell office:value-type="float" office:value="0.000000003946024" calcext:value-type="float">
            <text:p>3.95E-09</text:p>
          </table:table-cell>
          <table:table-cell office:value-type="float" office:value="5" calcext:value-type="float">
            <text:p>5.00E+00</text:p>
          </table:table-cell>
          <table:table-cell office:value-type="float" office:value="-0.000000013439" calcext:value-type="float">
            <text:p>-1.34E-08</text:p>
          </table:table-cell>
        </table:table-row>
        <table:table-row table:style-name="ro1">
          <table:table-cell office:value-type="float" office:value="6.001717" calcext:value-type="float">
            <text:p>6.00E+00</text:p>
          </table:table-cell>
          <table:table-cell office:value-type="float" office:value="0.00000000006211858" calcext:value-type="float">
            <text:p>6.21E-11</text:p>
          </table:table-cell>
          <table:table-cell office:value-type="float" office:value="0.000000003655144" calcext:value-type="float">
            <text:p>3.66E-09</text:p>
          </table:table-cell>
          <table:table-cell office:value-type="float" office:value="6" calcext:value-type="float">
            <text:p>6.00E+00</text:p>
          </table:table-cell>
          <table:table-cell office:value-type="float" office:value="-0.000000014066" calcext:value-type="float">
            <text:p>-1.41E-08</text:p>
          </table:table-cell>
        </table:table-row>
        <table:table-row table:style-name="ro1">
          <table:table-cell office:value-type="float" office:value="6.99898" calcext:value-type="float">
            <text:p>7.00E+00</text:p>
          </table:table-cell>
          <table:table-cell office:value-type="float" office:value="0.00000000005801558" calcext:value-type="float">
            <text:p>5.80E-11</text:p>
          </table:table-cell>
          <table:table-cell office:value-type="float" office:value="0.000000003403274" calcext:value-type="float">
            <text:p>3.40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08351" calcext:value-type="float">
            <text:p>8.35E-09</text:p>
          </table:table-cell>
        </table:table-row>
        <table:table-row table:style-name="ro1">
          <table:table-cell office:value-type="float" office:value="7.998157" calcext:value-type="float">
            <text:p>8.00E+00</text:p>
          </table:table-cell>
          <table:table-cell office:value-type="float" office:value="0.00000000005463578" calcext:value-type="float">
            <text:p>5.46E-11</text:p>
          </table:table-cell>
          <table:table-cell office:value-type="float" office:value="0.000000003338524" calcext:value-type="float">
            <text:p>3.34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15098" calcext:value-type="float">
            <text:p>1.51E-08</text:p>
          </table:table-cell>
        </table:table-row>
        <table:table-row table:style-name="ro1">
          <table:table-cell office:value-type="float" office:value="9.001983" calcext:value-type="float">
            <text:p>9.00E+00</text:p>
          </table:table-cell>
          <table:table-cell office:value-type="float" office:value="0.00000000005182528" calcext:value-type="float">
            <text:p>5.18E-11</text:p>
          </table:table-cell>
          <table:table-cell office:value-type="float" office:value="0.000000003408314" calcext:value-type="float">
            <text:p>3.41E-09</text:p>
          </table:table-cell>
          <table:table-cell office:value-type="float" office:value="9" calcext:value-type="float">
            <text:p>9.00E+00</text:p>
          </table:table-cell>
          <table:table-cell office:value-type="float" office:value="-0.000000016244" calcext:value-type="float">
            <text:p>-1.62E-08</text:p>
          </table:table-cell>
        </table:table-row>
        <table:table-row table:style-name="ro1">
          <table:table-cell office:value-type="float" office:value="10.00239" calcext:value-type="float">
            <text:p>1.00E+01</text:p>
          </table:table-cell>
          <table:table-cell office:value-type="float" office:value="0.00000000004925688" calcext:value-type="float">
            <text:p>4.93E-11</text:p>
          </table:table-cell>
          <table:table-cell office:value-type="float" office:value="0.000000002964434" calcext:value-type="float">
            <text:p>2.96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-0.000000019609" calcext:value-type="float">
            <text:p>-1.96E-08</text:p>
          </table:table-cell>
        </table:table-row>
        <table:table-row table:style-name="ro1">
          <table:table-cell office:value-type="float" office:value="11.99888" calcext:value-type="float">
            <text:p>1.20E+01</text:p>
          </table:table-cell>
          <table:table-cell office:value-type="float" office:value="0.00000000004532258" calcext:value-type="float">
            <text:p>4.53E-11</text:p>
          </table:table-cell>
          <table:table-cell office:value-type="float" office:value="0.000000003473414" calcext:value-type="float">
            <text:p>3.47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09166" calcext:value-type="float">
            <text:p>9.17E-09</text:p>
          </table:table-cell>
        </table:table-row>
        <table:table-row table:style-name="ro1">
          <table:table-cell office:value-type="float" office:value="14.00185" calcext:value-type="float">
            <text:p>1.40E+01</text:p>
          </table:table-cell>
          <table:table-cell office:value-type="float" office:value="0.00000000004064938" calcext:value-type="float">
            <text:p>4.06E-11</text:p>
          </table:table-cell>
          <table:table-cell office:value-type="float" office:value="0.000000006380854" calcext:value-type="float">
            <text:p>6.38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1517" calcext:value-type="float">
            <text:p>-1.52E-08</text:p>
          </table:table-cell>
        </table:table-row>
        <table:table-row table:style-name="ro1">
          <table:table-cell office:value-type="float" office:value="15.99785" calcext:value-type="float">
            <text:p>1.60E+01</text:p>
          </table:table-cell>
          <table:table-cell office:value-type="float" office:value="0.00000000003777368" calcext:value-type="float">
            <text:p>3.78E-11</text:p>
          </table:table-cell>
          <table:table-cell office:value-type="float" office:value="0.000000002500624" calcext:value-type="float">
            <text:p>2.50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17571" calcext:value-type="float">
            <text:p>1.76E-08</text:p>
          </table:table-cell>
        </table:table-row>
        <table:table-row table:style-name="ro1">
          <table:table-cell office:value-type="float" office:value="17.99864" calcext:value-type="float">
            <text:p>1.80E+01</text:p>
          </table:table-cell>
          <table:table-cell office:value-type="float" office:value="0.00000000003557308" calcext:value-type="float">
            <text:p>3.56E-11</text:p>
          </table:table-cell>
          <table:table-cell office:value-type="float" office:value="0.000000002626554" calcext:value-type="float">
            <text:p>2.63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011136" calcext:value-type="float">
            <text:p>1.11E-08</text:p>
          </table:table-cell>
        </table:table-row>
        <table:table-row table:style-name="ro1">
          <table:table-cell office:value-type="float" office:value="20.00146" calcext:value-type="float">
            <text:p>2.00E+01</text:p>
          </table:table-cell>
          <table:table-cell office:value-type="float" office:value="0.00000000003381828" calcext:value-type="float">
            <text:p>3.38E-11</text:p>
          </table:table-cell>
          <table:table-cell office:value-type="float" office:value="0.000000002378174" calcext:value-type="float">
            <text:p>2.38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-0.000000011951" calcext:value-type="float">
            <text:p>-1.20E-08</text:p>
          </table:table-cell>
        </table:table-row>
        <table:table-row table:style-name="ro1">
          <table:table-cell office:value-type="float" office:value="24.9985" calcext:value-type="float">
            <text:p>2.50E+01</text:p>
          </table:table-cell>
          <table:table-cell office:value-type="float" office:value="0.00000000003024508" calcext:value-type="float">
            <text:p>3.02E-11</text:p>
          </table:table-cell>
          <table:table-cell office:value-type="float" office:value="0.000000002570924" calcext:value-type="float">
            <text:p>2.57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012299" calcext:value-type="float">
            <text:p>1.23E-08</text:p>
          </table:table-cell>
        </table:table-row>
        <table:table-row table:style-name="ro1">
          <table:table-cell office:value-type="float" office:value="30.00155" calcext:value-type="float">
            <text:p>3.00E+01</text:p>
          </table:table-cell>
          <table:table-cell office:value-type="float" office:value="0.00000000002763858" calcext:value-type="float">
            <text:p>2.76E-11</text:p>
          </table:table-cell>
          <table:table-cell office:value-type="float" office:value="0.000000002988664" calcext:value-type="float">
            <text:p>2.99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-0.000000012658" calcext:value-type="float">
            <text:p>-1.27E-08</text:p>
          </table:table-cell>
        </table:table-row>
        <table:table-row table:style-name="ro1">
          <table:table-cell office:value-type="float" office:value="34.99837" calcext:value-type="float">
            <text:p>3.50E+01</text:p>
          </table:table-cell>
          <table:table-cell office:value-type="float" office:value="0.00000000002562108" calcext:value-type="float">
            <text:p>2.56E-11</text:p>
          </table:table-cell>
          <table:table-cell office:value-type="float" office:value="0.000000002027164" calcext:value-type="float">
            <text:p>2.03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13389" calcext:value-type="float">
            <text:p>1.34E-08</text:p>
          </table:table-cell>
        </table:table-row>
        <table:table-row table:style-name="ro1">
          <table:table-cell office:value-type="float" office:value="40.00215" calcext:value-type="float">
            <text:p>4.00E+01</text:p>
          </table:table-cell>
          <table:table-cell office:value-type="float" office:value="0.00000000002394408" calcext:value-type="float">
            <text:p>2.39E-11</text:p>
          </table:table-cell>
          <table:table-cell office:value-type="float" office:value="0.000000002271704" calcext:value-type="float">
            <text:p>2.27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17589" calcext:value-type="float">
            <text:p>-1.76E-08</text:p>
          </table:table-cell>
        </table:table-row>
        <table:table-row table:style-name="ro1">
          <table:table-cell office:value-type="float" office:value="44.99768" calcext:value-type="float">
            <text:p>4.50E+01</text:p>
          </table:table-cell>
          <table:table-cell office:value-type="float" office:value="0.00000000002259448" calcext:value-type="float">
            <text:p>2.26E-11</text:p>
          </table:table-cell>
          <table:table-cell office:value-type="float" office:value="0.000000002092844" calcext:value-type="float">
            <text:p>2.09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18973" calcext:value-type="float">
            <text:p>1.90E-08</text:p>
          </table:table-cell>
        </table:table-row>
        <table:table-row table:style-name="ro1">
          <table:table-cell office:value-type="float" office:value="50.00254" calcext:value-type="float">
            <text:p>5.00E+01</text:p>
          </table:table-cell>
          <table:table-cell office:value-type="float" office:value="0.00000000002144348" calcext:value-type="float">
            <text:p>2.14E-11</text:p>
          </table:table-cell>
          <table:table-cell office:value-type="float" office:value="0.000000002040194" calcext:value-type="float">
            <text:p>2.04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-0.000000020784" calcext:value-type="float">
            <text:p>-2.08E-08</text:p>
          </table:table-cell>
        </table:table-row>
        <table:table-row table:style-name="ro1">
          <table:table-cell office:value-type="float" office:value="55.00163" calcext:value-type="float">
            <text:p>5.50E+01</text:p>
          </table:table-cell>
          <table:table-cell office:value-type="float" office:value="0.00000000002046248" calcext:value-type="float">
            <text:p>2.05E-11</text:p>
          </table:table-cell>
          <table:table-cell office:value-type="float" office:value="0.000000002034204" calcext:value-type="float">
            <text:p>2.03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-0.000000013362" calcext:value-type="float">
            <text:p>-1.34E-08</text:p>
          </table:table-cell>
        </table:table-row>
        <table:table-row table:style-name="ro1">
          <table:table-cell office:value-type="float" office:value="59.99821" calcext:value-type="float">
            <text:p>6.00E+01</text:p>
          </table:table-cell>
          <table:table-cell office:value-type="float" office:value="0.00000000001960238" calcext:value-type="float">
            <text:p>1.96E-11</text:p>
          </table:table-cell>
          <table:table-cell office:value-type="float" office:value="0.000000002000454" calcext:value-type="float">
            <text:p>2.00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14676" calcext:value-type="float">
            <text:p>1.47E-08</text:p>
          </table:table-cell>
        </table:table-row>
        <table:table-row table:style-name="ro1">
          <table:table-cell office:value-type="float" office:value="65.00376" calcext:value-type="float">
            <text:p>6.50E+01</text:p>
          </table:table-cell>
          <table:table-cell office:value-type="float" office:value="0.00000000001883458" calcext:value-type="float">
            <text:p>1.88E-11</text:p>
          </table:table-cell>
          <table:table-cell office:value-type="float" office:value="0.000000002417724" calcext:value-type="float">
            <text:p>2.42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-0.000000030824" calcext:value-type="float">
            <text:p>-3.08E-08</text:p>
          </table:table-cell>
        </table:table-row>
        <table:table-row table:style-name="ro1">
          <table:table-cell office:value-type="float" office:value="70.00023" calcext:value-type="float">
            <text:p>7.00E+01</text:p>
          </table:table-cell>
          <table:table-cell office:value-type="float" office:value="0.00000000001816268" calcext:value-type="float">
            <text:p>1.82E-11</text:p>
          </table:table-cell>
          <table:table-cell office:value-type="float" office:value="0.000000001718194" calcext:value-type="float">
            <text:p>1.72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-0.0000000018514" calcext:value-type="float">
            <text:p>-1.85E-09</text:p>
          </table:table-cell>
        </table:table-row>
        <table:table-row table:style-name="ro1">
          <table:table-cell office:value-type="float" office:value="75.00169" calcext:value-type="float">
            <text:p>7.50E+01</text:p>
          </table:table-cell>
          <table:table-cell office:value-type="float" office:value="0.00000000001752668" calcext:value-type="float">
            <text:p>1.75E-11</text:p>
          </table:table-cell>
          <table:table-cell office:value-type="float" office:value="0.000000002770474" calcext:value-type="float">
            <text:p>2.77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-0.000000013829" calcext:value-type="float">
            <text:p>-1.38E-08</text:p>
          </table:table-cell>
        </table:table-row>
        <table:table-row table:style-name="ro1">
          <table:table-cell office:value-type="float" office:value="79.99769" calcext:value-type="float">
            <text:p>8.00E+01</text:p>
          </table:table-cell>
          <table:table-cell office:value-type="float" office:value="0.00000000001699488" calcext:value-type="float">
            <text:p>1.70E-11</text:p>
          </table:table-cell>
          <table:table-cell office:value-type="float" office:value="0.000000001741584" calcext:value-type="float">
            <text:p>1.74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018961" calcext:value-type="float">
            <text:p>1.90E-08</text:p>
          </table:table-cell>
        </table:table-row>
        <table:table-row table:style-name="ro1">
          <table:table-cell office:value-type="float" office:value="84.99714" calcext:value-type="float">
            <text:p>8.50E+01</text:p>
          </table:table-cell>
          <table:table-cell office:value-type="float" office:value="0.00000000001648728" calcext:value-type="float">
            <text:p>1.65E-11</text:p>
          </table:table-cell>
          <table:table-cell office:value-type="float" office:value="0.000000002135534" calcext:value-type="float">
            <text:p>2.14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23415" calcext:value-type="float">
            <text:p>2.34E-08</text:p>
          </table:table-cell>
        </table:table-row>
        <table:table-row table:style-name="ro1">
          <table:table-cell office:value-type="float" office:value="89.99756" calcext:value-type="float">
            <text:p>9.00E+01</text:p>
          </table:table-cell>
          <table:table-cell office:value-type="float" office:value="0.00000000001603578" calcext:value-type="float">
            <text:p>1.60E-11</text:p>
          </table:table-cell>
          <table:table-cell office:value-type="float" office:value="0.000000002491314" calcext:value-type="float">
            <text:p>2.49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2" calcext:value-type="float">
            <text:p>2.00E-08</text:p>
          </table:table-cell>
        </table:table-row>
        <table:table-row table:style-name="ro1">
          <table:table-cell office:value-type="float" office:value="94.99714" calcext:value-type="float">
            <text:p>9.50E+01</text:p>
          </table:table-cell>
          <table:table-cell office:value-type="float" office:value="0.00000000001559458" calcext:value-type="float">
            <text:p>1.56E-11</text:p>
          </table:table-cell>
          <table:table-cell office:value-type="float" office:value="0.000000001538544" calcext:value-type="float">
            <text:p>1.54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23393" calcext:value-type="float">
            <text:p>2.34E-08</text:p>
          </table:table-cell>
        </table:table-row>
        <table:table-row table:style-name="ro1">
          <table:table-cell office:value-type="float" office:value="100.0033" calcext:value-type="float">
            <text:p>1.00E+02</text:p>
          </table:table-cell>
          <table:table-cell office:value-type="float" office:value="0.00000000001519208" calcext:value-type="float">
            <text:p>1.52E-11</text:p>
          </table:table-cell>
          <table:table-cell office:value-type="float" office:value="0.000000001965834" calcext:value-type="float">
            <text:p>1.97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-0.000000027121" calcext:value-type="float">
            <text:p>-2.71E-08</text:p>
          </table:table-cell>
        </table:table-row>
        <table:table-row table:style-name="ro1">
          <table:table-cell office:value-type="float" office:value="109.9981" calcext:value-type="float">
            <text:p>1.10E+02</text:p>
          </table:table-cell>
          <table:table-cell office:value-type="float" office:value="0.00000000001449988" calcext:value-type="float">
            <text:p>1.45E-11</text:p>
          </table:table-cell>
          <table:table-cell office:value-type="float" office:value="0.000000001479647" calcext:value-type="float">
            <text:p>1.48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015603" calcext:value-type="float">
            <text:p>1.56E-08</text:p>
          </table:table-cell>
        </table:table-row>
        <table:table-row table:style-name="ro1">
          <table:table-cell office:value-type="float" office:value="120.0012" calcext:value-type="float">
            <text:p>1.20E+02</text:p>
          </table:table-cell>
          <table:table-cell office:value-type="float" office:value="0.00000000001387908" calcext:value-type="float">
            <text:p>1.39E-11</text:p>
          </table:table-cell>
          <table:table-cell office:value-type="float" office:value="0.000000001789824" calcext:value-type="float">
            <text:p>1.79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-0.000000009501" calcext:value-type="float">
            <text:p>-9.50E-09</text:p>
          </table:table-cell>
        </table:table-row>
        <table:table-row table:style-name="ro1">
          <table:table-cell office:value-type="float" office:value="130.0029" calcext:value-type="float">
            <text:p>1.30E+02</text:p>
          </table:table-cell>
          <table:table-cell office:value-type="float" office:value="0.00000000001335678" calcext:value-type="float">
            <text:p>1.34E-11</text:p>
          </table:table-cell>
          <table:table-cell office:value-type="float" office:value="0.000000002494304" calcext:value-type="float">
            <text:p>2.49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-0.000000023996" calcext:value-type="float">
            <text:p>-2.40E-08</text:p>
          </table:table-cell>
        </table:table-row>
        <table:table-row table:style-name="ro1">
          <table:table-cell office:value-type="float" office:value="140.0023" calcext:value-type="float">
            <text:p>1.40E+02</text:p>
          </table:table-cell>
          <table:table-cell office:value-type="float" office:value="0.00000000001287158" calcext:value-type="float">
            <text:p>1.29E-11</text:p>
          </table:table-cell>
          <table:table-cell office:value-type="float" office:value="0.000000001628724" calcext:value-type="float">
            <text:p>1.63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-0.000000018606" calcext:value-type="float">
            <text:p>-1.86E-08</text:p>
          </table:table-cell>
        </table:table-row>
        <table:table-row table:style-name="ro1">
          <table:table-cell office:value-type="float" office:value="150.0032" calcext:value-type="float">
            <text:p>1.50E+02</text:p>
          </table:table-cell>
          <table:table-cell office:value-type="float" office:value="0.00000000001244238" calcext:value-type="float">
            <text:p>1.24E-11</text:p>
          </table:table-cell>
          <table:table-cell office:value-type="float" office:value="0.000000002474154" calcext:value-type="float">
            <text:p>2.47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-0.000000026065" calcext:value-type="float">
            <text:p>-2.61E-08</text:p>
          </table:table-cell>
        </table:table-row>
        <table:table-row table:style-name="ro1">
          <table:table-cell office:value-type="float" office:value="159.9969" calcext:value-type="float">
            <text:p>1.60E+02</text:p>
          </table:table-cell>
          <table:table-cell office:value-type="float" office:value="0.00000000001206328" calcext:value-type="float">
            <text:p>1.21E-11</text:p>
          </table:table-cell>
          <table:table-cell office:value-type="float" office:value="0.000000001323806" calcext:value-type="float">
            <text:p>1.32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25316" calcext:value-type="float">
            <text:p>2.53E-08</text:p>
          </table:table-cell>
        </table:table-row>
        <table:table-row table:style-name="ro1">
          <table:table-cell office:value-type="float" office:value="169.997" calcext:value-type="float">
            <text:p>1.70E+02</text:p>
          </table:table-cell>
          <table:table-cell office:value-type="float" office:value="0.00000000001168708" calcext:value-type="float">
            <text:p>1.17E-11</text:p>
          </table:table-cell>
          <table:table-cell office:value-type="float" office:value="0.000000001766384" calcext:value-type="float">
            <text:p>1.77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0249" calcext:value-type="float">
            <text:p>2.49E-08</text:p>
          </table:table-cell>
        </table:table-row>
        <table:table-row table:style-name="ro1">
          <table:table-cell office:value-type="float" office:value="179.9984" calcext:value-type="float">
            <text:p>1.80E+02</text:p>
          </table:table-cell>
          <table:table-cell office:value-type="float" office:value="0.00000000001138318" calcext:value-type="float">
            <text:p>1.14E-11</text:p>
          </table:table-cell>
          <table:table-cell office:value-type="float" office:value="0.000000001493674" calcext:value-type="float">
            <text:p>1.49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13217" calcext:value-type="float">
            <text:p>1.32E-08</text:p>
          </table:table-cell>
        </table:table-row>
        <table:table-row table:style-name="ro1">
          <table:table-cell office:value-type="float" office:value="189.9985" calcext:value-type="float">
            <text:p>1.90E+02</text:p>
          </table:table-cell>
          <table:table-cell office:value-type="float" office:value="0.00000000001108258" calcext:value-type="float">
            <text:p>1.11E-11</text:p>
          </table:table-cell>
          <table:table-cell office:value-type="float" office:value="0.000000001865354" calcext:value-type="float">
            <text:p>1.87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12363" calcext:value-type="float">
            <text:p>1.24E-08</text:p>
          </table:table-cell>
        </table:table-row>
        <table:table-row table:style-name="ro1">
          <table:table-cell office:value-type="float" office:value="199.9988" calcext:value-type="float">
            <text:p>2.00E+02</text:p>
          </table:table-cell>
          <table:table-cell office:value-type="float" office:value="0.00000000001080538" calcext:value-type="float">
            <text:p>1.08E-11</text:p>
          </table:table-cell>
          <table:table-cell office:value-type="float" office:value="0.000000001568054" calcext:value-type="float">
            <text:p>1.57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010211" calcext:value-type="float">
            <text:p>1.02E-08</text:p>
          </table:table-cell>
        </table:table-row>
        <table:table-row table:style-name="ro1">
          <table:table-cell office:value-type="float" office:value="210.0018" calcext:value-type="float">
            <text:p>2.10E+02</text:p>
          </table:table-cell>
          <table:table-cell office:value-type="float" office:value="0.00000000001056158" calcext:value-type="float">
            <text:p>1.06E-11</text:p>
          </table:table-cell>
          <table:table-cell office:value-type="float" office:value="0.000000001844864" calcext:value-type="float">
            <text:p>1.84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-0.000000015103" calcext:value-type="float">
            <text:p>-1.51E-08</text:p>
          </table:table-cell>
        </table:table-row>
        <table:table-row table:style-name="ro1">
          <table:table-cell office:value-type="float" office:value="220.0028" calcext:value-type="float">
            <text:p>2.20E+02</text:p>
          </table:table-cell>
          <table:table-cell office:value-type="float" office:value="0.00000000001029698" calcext:value-type="float">
            <text:p>1.03E-11</text:p>
          </table:table-cell>
          <table:table-cell office:value-type="float" office:value="0.000000002451354" calcext:value-type="float">
            <text:p>2.45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-0.000000022782" calcext:value-type="float">
            <text:p>-2.28E-08</text:p>
          </table:table-cell>
        </table:table-row>
        <table:table-row table:style-name="ro1">
          <table:table-cell office:value-type="float" office:value="229.9987" calcext:value-type="float">
            <text:p>2.30E+02</text:p>
          </table:table-cell>
          <table:table-cell office:value-type="float" office:value="0.00000000001010368" calcext:value-type="float">
            <text:p>1.01E-11</text:p>
          </table:table-cell>
          <table:table-cell office:value-type="float" office:value="0.000000002023384" calcext:value-type="float">
            <text:p>2.02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11034" calcext:value-type="float">
            <text:p>1.10E-08</text:p>
          </table:table-cell>
        </table:table-row>
        <table:table-row table:style-name="ro1">
          <table:table-cell office:value-type="float" office:value="240.0027" calcext:value-type="float">
            <text:p>2.40E+02</text:p>
          </table:table-cell>
          <table:table-cell office:value-type="float" office:value="0.000000000009871177" calcext:value-type="float">
            <text:p>9.87E-12</text:p>
          </table:table-cell>
          <table:table-cell office:value-type="float" office:value="0.000000001762704" calcext:value-type="float">
            <text:p>1.76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-0.000000022277" calcext:value-type="float">
            <text:p>-2.23E-08</text:p>
          </table:table-cell>
        </table:table-row>
        <table:table-row table:style-name="ro1">
          <table:table-cell office:value-type="float" office:value="249.998" calcext:value-type="float">
            <text:p>2.50E+02</text:p>
          </table:table-cell>
          <table:table-cell office:value-type="float" office:value="0.000000000009693277" calcext:value-type="float">
            <text:p>9.69E-12</text:p>
          </table:table-cell>
          <table:table-cell office:value-type="float" office:value="0.00000000142704" calcext:value-type="float">
            <text:p>1.43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01655" calcext:value-type="float">
            <text:p>1.66E-08</text:p>
          </table:table-cell>
        </table:table-row>
        <table:table-row table:style-name="ro1">
          <table:table-cell office:value-type="float" office:value="259.9976" calcext:value-type="float">
            <text:p>2.60E+02</text:p>
          </table:table-cell>
          <table:table-cell office:value-type="float" office:value="0.000000000009510677" calcext:value-type="float">
            <text:p>9.51E-12</text:p>
          </table:table-cell>
          <table:table-cell office:value-type="float" office:value="0.000000001358457" calcext:value-type="float">
            <text:p>1.36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19298" calcext:value-type="float">
            <text:p>1.93E-08</text:p>
          </table:table-cell>
        </table:table-row>
        <table:table-row table:style-name="ro1">
          <table:table-cell office:value-type="float" office:value="269.9984" calcext:value-type="float">
            <text:p>2.70E+02</text:p>
          </table:table-cell>
          <table:table-cell office:value-type="float" office:value="0.000000000009350277" calcext:value-type="float">
            <text:p>9.35E-12</text:p>
          </table:table-cell>
          <table:table-cell office:value-type="float" office:value="0.000000001268984" calcext:value-type="float">
            <text:p>1.27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12823" calcext:value-type="float">
            <text:p>1.28E-08</text:p>
          </table:table-cell>
        </table:table-row>
        <table:table-row table:style-name="ro1">
          <table:table-cell office:value-type="float" office:value="279.9985" calcext:value-type="float">
            <text:p>2.80E+02</text:p>
          </table:table-cell>
          <table:table-cell office:value-type="float" office:value="0.000000000009220877" calcext:value-type="float">
            <text:p>9.22E-12</text:p>
          </table:table-cell>
          <table:table-cell office:value-type="float" office:value="0.000000001506184" calcext:value-type="float">
            <text:p>1.51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11908" calcext:value-type="float">
            <text:p>1.19E-08</text:p>
          </table:table-cell>
        </table:table-row>
        <table:table-row table:style-name="ro1">
          <table:table-cell office:value-type="float" office:value="289.998" calcext:value-type="float">
            <text:p>2.90E+02</text:p>
          </table:table-cell>
          <table:table-cell office:value-type="float" office:value="0.000000000009139477" calcext:value-type="float">
            <text:p>9.14E-12</text:p>
          </table:table-cell>
          <table:table-cell office:value-type="float" office:value="0.000000001542604" calcext:value-type="float">
            <text:p>1.54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01624" calcext:value-type="float">
            <text:p>1.62E-08</text:p>
          </table:table-cell>
        </table:table-row>
        <table:table-row table:style-name="ro1">
          <table:table-cell office:value-type="float" office:value="300.0021" calcext:value-type="float">
            <text:p>3.00E+02</text:p>
          </table:table-cell>
          <table:table-cell office:value-type="float" office:value="0.000000000009125777" calcext:value-type="float">
            <text:p>9.13E-12</text:p>
          </table:table-cell>
          <table:table-cell office:value-type="float" office:value="0.000000001717084" calcext:value-type="float">
            <text:p>1.72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-0.000000016941" calcext:value-type="float">
            <text:p>-1.69E-08</text:p>
          </table:table-cell>
        </table:table-row>
        <table:table-row table:style-name="ro1">
          <table:table-cell office:value-type="float" office:value="310.0019" calcext:value-type="float">
            <text:p>3.10E+02</text:p>
          </table:table-cell>
          <table:table-cell office:value-type="float" office:value="0.000000000009087677" calcext:value-type="float">
            <text:p>9.09E-12</text:p>
          </table:table-cell>
          <table:table-cell office:value-type="float" office:value="0.000000001215713" calcext:value-type="float">
            <text:p>1.22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-0.000000015202" calcext:value-type="float">
            <text:p>-1.52E-08</text:p>
          </table:table-cell>
        </table:table-row>
        <table:table-row table:style-name="ro1">
          <table:table-cell office:value-type="float" office:value="320.0019" calcext:value-type="float">
            <text:p>3.20E+02</text:p>
          </table:table-cell>
          <table:table-cell office:value-type="float" office:value="0.000000000009073877" calcext:value-type="float">
            <text:p>9.07E-12</text:p>
          </table:table-cell>
          <table:table-cell office:value-type="float" office:value="0.000000002129124" calcext:value-type="float">
            <text:p>2.13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-0.000000015503" calcext:value-type="float">
            <text:p>-1.55E-08</text:p>
          </table:table-cell>
        </table:table-row>
        <table:table-row table:style-name="ro1">
          <table:table-cell office:value-type="float" office:value="330.0029" calcext:value-type="float">
            <text:p>3.30E+02</text:p>
          </table:table-cell>
          <table:table-cell office:value-type="float" office:value="0.000000000009070377" calcext:value-type="float">
            <text:p>9.07E-12</text:p>
          </table:table-cell>
          <table:table-cell office:value-type="float" office:value="0.000000001762714" calcext:value-type="float">
            <text:p>1.76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-0.000000023878" calcext:value-type="float">
            <text:p>-2.39E-08</text:p>
          </table:table-cell>
        </table:table-row>
        <table:table-row table:style-name="ro1">
          <table:table-cell office:value-type="float" office:value="340.0003" calcext:value-type="float">
            <text:p>3.40E+02</text:p>
          </table:table-cell>
          <table:table-cell office:value-type="float" office:value="0.000000000009078177" calcext:value-type="float">
            <text:p>9.08E-12</text:p>
          </table:table-cell>
          <table:table-cell office:value-type="float" office:value="0.000000001445005" calcext:value-type="float">
            <text:p>1.45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-0.000000002844" calcext:value-type="float">
            <text:p>-2.84E-09</text:p>
          </table:table-cell>
        </table:table-row>
        <table:table-row table:style-name="ro1">
          <table:table-cell office:value-type="float" office:value="350.0029" calcext:value-type="float">
            <text:p>3.50E+02</text:p>
          </table:table-cell>
          <table:table-cell office:value-type="float" office:value="0.000000000009067977" calcext:value-type="float">
            <text:p>9.07E-12</text:p>
          </table:table-cell>
          <table:table-cell office:value-type="float" office:value="0.000000001649144" calcext:value-type="float">
            <text:p>1.65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-0.000000023772" calcext:value-type="float">
            <text:p>-2.38E-08</text:p>
          </table:table-cell>
        </table:table-row>
      </table:table>
      <table:table table:name="W332-M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651956" calcext:value-type="float">
            <text:p>3.65E-01</text:p>
          </table:table-cell>
          <table:table-cell office:value-type="float" office:value="0.00000000395968" calcext:value-type="float">
            <text:p>3.96E-09</text:p>
          </table:table-cell>
          <table:table-cell office:value-type="float" office:value="0.000003879267" calcext:value-type="float">
            <text:p>3.88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912" calcext:value-type="float">
            <text:p>-2.99E-06</text:p>
          </table:table-cell>
        </table:table-row>
        <table:table-row table:style-name="ro1">
          <table:table-cell office:value-type="float" office:value="0.4968442" calcext:value-type="float">
            <text:p>4.97E-01</text:p>
          </table:table-cell>
          <table:table-cell office:value-type="float" office:value="0.0000000001932616" calcext:value-type="float">
            <text:p>1.93E-10</text:p>
          </table:table-cell>
          <table:table-cell office:value-type="float" office:value="0.00000002445042" calcext:value-type="float">
            <text:p>2.45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0025848" calcext:value-type="float">
            <text:p>2.58E-08</text:p>
          </table:table-cell>
        </table:table-row>
        <table:table-row table:style-name="ro1">
          <table:table-cell office:value-type="float" office:value="0.9973631" calcext:value-type="float">
            <text:p>9.97E-01</text:p>
          </table:table-cell>
          <table:table-cell office:value-type="float" office:value="0.0000000001367556" calcext:value-type="float">
            <text:p>1.37E-10</text:p>
          </table:table-cell>
          <table:table-cell office:value-type="float" office:value="0.000000007199814" calcext:value-type="float">
            <text:p>7.20E-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21598" calcext:value-type="float">
            <text:p>2.16E-08</text:p>
          </table:table-cell>
        </table:table-row>
        <table:table-row table:style-name="ro1">
          <table:table-cell office:value-type="float" office:value="1.501762" calcext:value-type="float">
            <text:p>1.50E+00</text:p>
          </table:table-cell>
          <table:table-cell office:value-type="float" office:value="0.0000000001160416" calcext:value-type="float">
            <text:p>1.16E-10</text:p>
          </table:table-cell>
          <table:table-cell office:value-type="float" office:value="0.000000006207714" calcext:value-type="float">
            <text:p>6.21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-0.000000014431" calcext:value-type="float">
            <text:p>-1.44E-08</text:p>
          </table:table-cell>
        </table:table-row>
        <table:table-row table:style-name="ro1">
          <table:table-cell office:value-type="float" office:value="1.99268" calcext:value-type="float">
            <text:p>1.99E+00</text:p>
          </table:table-cell>
          <table:table-cell office:value-type="float" office:value="0.0000000001012736" calcext:value-type="float">
            <text:p>1.01E-10</text:p>
          </table:table-cell>
          <table:table-cell office:value-type="float" office:value="0.000000005261324" calcext:value-type="float">
            <text:p>5.26E-09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59954" calcext:value-type="float">
            <text:p>6.00E-08</text:p>
          </table:table-cell>
        </table:table-row>
        <table:table-row table:style-name="ro1">
          <table:table-cell office:value-type="float" office:value="3.001889" calcext:value-type="float">
            <text:p>3.00E+00</text:p>
          </table:table-cell>
          <table:table-cell office:value-type="float" office:value="0.00000000008547358" calcext:value-type="float">
            <text:p>8.55E-11</text:p>
          </table:table-cell>
          <table:table-cell office:value-type="float" office:value="0.000000005527694" calcext:value-type="float">
            <text:p>5.53E-09</text:p>
          </table:table-cell>
          <table:table-cell office:value-type="float" office:value="3" calcext:value-type="float">
            <text:p>3.00E+00</text:p>
          </table:table-cell>
          <table:table-cell office:value-type="float" office:value="-0.000000015469" calcext:value-type="float">
            <text:p>-1.55E-08</text:p>
          </table:table-cell>
        </table:table-row>
        <table:table-row table:style-name="ro1">
          <table:table-cell office:value-type="float" office:value="3.997244" calcext:value-type="float">
            <text:p>4.00E+00</text:p>
          </table:table-cell>
          <table:table-cell office:value-type="float" office:value="0.00000000007546358" calcext:value-type="float">
            <text:p>7.55E-11</text:p>
          </table:table-cell>
          <table:table-cell office:value-type="float" office:value="0.000000003910864" calcext:value-type="float">
            <text:p>3.91E-09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22573" calcext:value-type="float">
            <text:p>2.26E-08</text:p>
          </table:table-cell>
        </table:table-row>
        <table:table-row table:style-name="ro1">
          <table:table-cell office:value-type="float" office:value="5.001736" calcext:value-type="float">
            <text:p>5.00E+00</text:p>
          </table:table-cell>
          <table:table-cell office:value-type="float" office:value="0.00000000006840558" calcext:value-type="float">
            <text:p>6.84E-11</text:p>
          </table:table-cell>
          <table:table-cell office:value-type="float" office:value="0.000000004231124" calcext:value-type="float">
            <text:p>4.23E-09</text:p>
          </table:table-cell>
          <table:table-cell office:value-type="float" office:value="5" calcext:value-type="float">
            <text:p>5.00E+00</text:p>
          </table:table-cell>
          <table:table-cell office:value-type="float" office:value="-0.000000014218" calcext:value-type="float">
            <text:p>-1.42E-08</text:p>
          </table:table-cell>
        </table:table-row>
        <table:table-row table:style-name="ro1">
          <table:table-cell office:value-type="float" office:value="6.001376" calcext:value-type="float">
            <text:p>6.00E+00</text:p>
          </table:table-cell>
          <table:table-cell office:value-type="float" office:value="0.00000000006274958" calcext:value-type="float">
            <text:p>6.27E-11</text:p>
          </table:table-cell>
          <table:table-cell office:value-type="float" office:value="0.000000003572574" calcext:value-type="float">
            <text:p>3.57E-09</text:p>
          </table:table-cell>
          <table:table-cell office:value-type="float" office:value="6" calcext:value-type="float">
            <text:p>6.00E+00</text:p>
          </table:table-cell>
          <table:table-cell office:value-type="float" office:value="-0.000000011273" calcext:value-type="float">
            <text:p>-1.13E-08</text:p>
          </table:table-cell>
        </table:table-row>
        <table:table-row table:style-name="ro1">
          <table:table-cell office:value-type="float" office:value="6.996973" calcext:value-type="float">
            <text:p>7.00E+00</text:p>
          </table:table-cell>
          <table:table-cell office:value-type="float" office:value="0.00000000005856158" calcext:value-type="float">
            <text:p>5.86E-11</text:p>
          </table:table-cell>
          <table:table-cell office:value-type="float" office:value="0.000000003503184" calcext:value-type="float">
            <text:p>3.50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24794" calcext:value-type="float">
            <text:p>2.48E-08</text:p>
          </table:table-cell>
        </table:table-row>
        <table:table-row table:style-name="ro1">
          <table:table-cell office:value-type="float" office:value="7.995332" calcext:value-type="float">
            <text:p>8.00E+00</text:p>
          </table:table-cell>
          <table:table-cell office:value-type="float" office:value="0.00000000005513478" calcext:value-type="float">
            <text:p>5.51E-11</text:p>
          </table:table-cell>
          <table:table-cell office:value-type="float" office:value="0.000000003283274" calcext:value-type="float">
            <text:p>3.28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38232" calcext:value-type="float">
            <text:p>3.82E-08</text:p>
          </table:table-cell>
        </table:table-row>
        <table:table-row table:style-name="ro1">
          <table:table-cell office:value-type="float" office:value="9.001391" calcext:value-type="float">
            <text:p>9.00E+00</text:p>
          </table:table-cell>
          <table:table-cell office:value-type="float" office:value="0.00000000005230218" calcext:value-type="float">
            <text:p>5.23E-11</text:p>
          </table:table-cell>
          <table:table-cell office:value-type="float" office:value="0.000000003362924" calcext:value-type="float">
            <text:p>3.36E-09</text:p>
          </table:table-cell>
          <table:table-cell office:value-type="float" office:value="9" calcext:value-type="float">
            <text:p>9.00E+00</text:p>
          </table:table-cell>
          <table:table-cell office:value-type="float" office:value="-0.000000011397" calcext:value-type="float">
            <text:p>-1.14E-08</text:p>
          </table:table-cell>
        </table:table-row>
        <table:table-row table:style-name="ro1">
          <table:table-cell office:value-type="float" office:value="9.998866" calcext:value-type="float">
            <text:p>1.00E+01</text:p>
          </table:table-cell>
          <table:table-cell office:value-type="float" office:value="0.00000000004969008" calcext:value-type="float">
            <text:p>4.97E-11</text:p>
          </table:table-cell>
          <table:table-cell office:value-type="float" office:value="0.000000003718174" calcext:value-type="float">
            <text:p>3.72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09288" calcext:value-type="float">
            <text:p>9.29E-09</text:p>
          </table:table-cell>
        </table:table-row>
        <table:table-row table:style-name="ro1">
          <table:table-cell office:value-type="float" office:value="11.99695" calcext:value-type="float">
            <text:p>1.20E+01</text:p>
          </table:table-cell>
          <table:table-cell office:value-type="float" office:value="0.00000000004568868" calcext:value-type="float">
            <text:p>4.57E-11</text:p>
          </table:table-cell>
          <table:table-cell office:value-type="float" office:value="0.000000003475104" calcext:value-type="float">
            <text:p>3.48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24982" calcext:value-type="float">
            <text:p>2.50E-08</text:p>
          </table:table-cell>
        </table:table-row>
        <table:table-row table:style-name="ro1">
          <table:table-cell office:value-type="float" office:value="14.00235" calcext:value-type="float">
            <text:p>1.40E+01</text:p>
          </table:table-cell>
          <table:table-cell office:value-type="float" office:value="0.00000000004125698" calcext:value-type="float">
            <text:p>4.13E-11</text:p>
          </table:table-cell>
          <table:table-cell office:value-type="float" office:value="0.000000006667034" calcext:value-type="float">
            <text:p>6.67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19208" calcext:value-type="float">
            <text:p>-1.92E-08</text:p>
          </table:table-cell>
        </table:table-row>
        <table:table-row table:style-name="ro1">
          <table:table-cell office:value-type="float" office:value="15.99854" calcext:value-type="float">
            <text:p>1.60E+01</text:p>
          </table:table-cell>
          <table:table-cell office:value-type="float" office:value="0.00000000003822628" calcext:value-type="float">
            <text:p>3.82E-11</text:p>
          </table:table-cell>
          <table:table-cell office:value-type="float" office:value="0.000000002608994" calcext:value-type="float">
            <text:p>2.61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11918" calcext:value-type="float">
            <text:p>1.19E-08</text:p>
          </table:table-cell>
        </table:table-row>
        <table:table-row table:style-name="ro1">
          <table:table-cell office:value-type="float" office:value="18.00825" calcext:value-type="float">
            <text:p>1.80E+01</text:p>
          </table:table-cell>
          <table:table-cell office:value-type="float" office:value="0.00000000003602258" calcext:value-type="float">
            <text:p>3.60E-11</text:p>
          </table:table-cell>
          <table:table-cell office:value-type="float" office:value="0.000000002905744" calcext:value-type="float">
            <text:p>2.91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-0.000000067546" calcext:value-type="float">
            <text:p>-6.75E-08</text:p>
          </table:table-cell>
        </table:table-row>
        <table:table-row table:style-name="ro1">
          <table:table-cell office:value-type="float" office:value="19.99416" calcext:value-type="float">
            <text:p>2.00E+01</text:p>
          </table:table-cell>
          <table:table-cell office:value-type="float" office:value="0.00000000003422828" calcext:value-type="float">
            <text:p>3.42E-11</text:p>
          </table:table-cell>
          <table:table-cell office:value-type="float" office:value="0.000000002521084" calcext:value-type="float">
            <text:p>2.52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047838" calcext:value-type="float">
            <text:p>4.78E-08</text:p>
          </table:table-cell>
        </table:table-row>
        <table:table-row table:style-name="ro1">
          <table:table-cell office:value-type="float" office:value="24.9972" calcext:value-type="float">
            <text:p>2.50E+01</text:p>
          </table:table-cell>
          <table:table-cell office:value-type="float" office:value="0.00000000003060948" calcext:value-type="float">
            <text:p>3.06E-11</text:p>
          </table:table-cell>
          <table:table-cell office:value-type="float" office:value="0.000000002741864" calcext:value-type="float">
            <text:p>2.74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022905" calcext:value-type="float">
            <text:p>2.29E-08</text:p>
          </table:table-cell>
        </table:table-row>
        <table:table-row table:style-name="ro1">
          <table:table-cell office:value-type="float" office:value="29.99597" calcext:value-type="float">
            <text:p>3.00E+01</text:p>
          </table:table-cell>
          <table:table-cell office:value-type="float" office:value="0.00000000002799128" calcext:value-type="float">
            <text:p>2.80E-11</text:p>
          </table:table-cell>
          <table:table-cell office:value-type="float" office:value="0.000000002032204" calcext:value-type="float">
            <text:p>2.03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033008" calcext:value-type="float">
            <text:p>3.30E-08</text:p>
          </table:table-cell>
        </table:table-row>
        <table:table-row table:style-name="ro1">
          <table:table-cell office:value-type="float" office:value="34.99824" calcext:value-type="float">
            <text:p>3.50E+01</text:p>
          </table:table-cell>
          <table:table-cell office:value-type="float" office:value="0.00000000002592158" calcext:value-type="float">
            <text:p>2.59E-11</text:p>
          </table:table-cell>
          <table:table-cell office:value-type="float" office:value="0.000000002189604" calcext:value-type="float">
            <text:p>2.19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14413" calcext:value-type="float">
            <text:p>1.44E-08</text:p>
          </table:table-cell>
        </table:table-row>
        <table:table-row table:style-name="ro1">
          <table:table-cell office:value-type="float" office:value="40.00262" calcext:value-type="float">
            <text:p>4.00E+01</text:p>
          </table:table-cell>
          <table:table-cell office:value-type="float" office:value="0.00000000002421648" calcext:value-type="float">
            <text:p>2.42E-11</text:p>
          </table:table-cell>
          <table:table-cell office:value-type="float" office:value="0.000000002313454" calcext:value-type="float">
            <text:p>2.31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21485" calcext:value-type="float">
            <text:p>-2.15E-08</text:p>
          </table:table-cell>
        </table:table-row>
        <table:table-row table:style-name="ro1">
          <table:table-cell office:value-type="float" office:value="44.99773" calcext:value-type="float">
            <text:p>4.50E+01</text:p>
          </table:table-cell>
          <table:table-cell office:value-type="float" office:value="0.00000000002287908" calcext:value-type="float">
            <text:p>2.29E-11</text:p>
          </table:table-cell>
          <table:table-cell office:value-type="float" office:value="0.000000001973844" calcext:value-type="float">
            <text:p>1.97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18564" calcext:value-type="float">
            <text:p>1.86E-08</text:p>
          </table:table-cell>
        </table:table-row>
        <table:table-row table:style-name="ro1">
          <table:table-cell office:value-type="float" office:value="49.99264" calcext:value-type="float">
            <text:p>5.00E+01</text:p>
          </table:table-cell>
          <table:table-cell office:value-type="float" office:value="0.00000000002168568" calcext:value-type="float">
            <text:p>2.17E-11</text:p>
          </table:table-cell>
          <table:table-cell office:value-type="float" office:value="0.000000002028134" calcext:value-type="float">
            <text:p>2.03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060256" calcext:value-type="float">
            <text:p>6.03E-08</text:p>
          </table:table-cell>
        </table:table-row>
        <table:table-row table:style-name="ro1">
          <table:table-cell office:value-type="float" office:value="55.00255" calcext:value-type="float">
            <text:p>5.50E+01</text:p>
          </table:table-cell>
          <table:table-cell office:value-type="float" office:value="0.00000000002071458" calcext:value-type="float">
            <text:p>2.07E-11</text:p>
          </table:table-cell>
          <table:table-cell office:value-type="float" office:value="0.000000002331004" calcext:value-type="float">
            <text:p>2.33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-0.000000020901" calcext:value-type="float">
            <text:p>-2.09E-08</text:p>
          </table:table-cell>
        </table:table-row>
        <table:table-row table:style-name="ro1">
          <table:table-cell office:value-type="float" office:value="59.99807" calcext:value-type="float">
            <text:p>6.00E+01</text:p>
          </table:table-cell>
          <table:table-cell office:value-type="float" office:value="0.00000000001984518" calcext:value-type="float">
            <text:p>1.98E-11</text:p>
          </table:table-cell>
          <table:table-cell office:value-type="float" office:value="0.000000002504784" calcext:value-type="float">
            <text:p>2.50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015803" calcext:value-type="float">
            <text:p>1.58E-08</text:p>
          </table:table-cell>
        </table:table-row>
        <table:table-row table:style-name="ro1">
          <table:table-cell office:value-type="float" office:value="65.00257" calcext:value-type="float">
            <text:p>6.50E+01</text:p>
          </table:table-cell>
          <table:table-cell office:value-type="float" office:value="0.00000000001907138" calcext:value-type="float">
            <text:p>1.91E-11</text:p>
          </table:table-cell>
          <table:table-cell office:value-type="float" office:value="0.000000001706974" calcext:value-type="float">
            <text:p>1.71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-0.000000021014" calcext:value-type="float">
            <text:p>-2.10E-08</text:p>
          </table:table-cell>
        </table:table-row>
        <table:table-row table:style-name="ro1">
          <table:table-cell office:value-type="float" office:value="70.00302" calcext:value-type="float">
            <text:p>7.00E+01</text:p>
          </table:table-cell>
          <table:table-cell office:value-type="float" office:value="0.00000000001835868" calcext:value-type="float">
            <text:p>1.84E-11</text:p>
          </table:table-cell>
          <table:table-cell office:value-type="float" office:value="0.000000001978744" calcext:value-type="float">
            <text:p>1.98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-0.000000024773" calcext:value-type="float">
            <text:p>-2.48E-08</text:p>
          </table:table-cell>
        </table:table-row>
        <table:table-row table:style-name="ro1">
          <table:table-cell office:value-type="float" office:value="75.00355" calcext:value-type="float">
            <text:p>7.50E+01</text:p>
          </table:table-cell>
          <table:table-cell office:value-type="float" office:value="0.00000000001773958" calcext:value-type="float">
            <text:p>1.77E-11</text:p>
          </table:table-cell>
          <table:table-cell office:value-type="float" office:value="0.000000001765304" calcext:value-type="float">
            <text:p>1.77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-0.000000029078" calcext:value-type="float">
            <text:p>-2.91E-08</text:p>
          </table:table-cell>
        </table:table-row>
        <table:table-row table:style-name="ro1">
          <table:table-cell office:value-type="float" office:value="79.99473" calcext:value-type="float">
            <text:p>8.00E+01</text:p>
          </table:table-cell>
          <table:table-cell office:value-type="float" office:value="0.00000000001718738" calcext:value-type="float">
            <text:p>1.72E-11</text:p>
          </table:table-cell>
          <table:table-cell office:value-type="float" office:value="0.000000001812424" calcext:value-type="float">
            <text:p>1.81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043186" calcext:value-type="float">
            <text:p>4.32E-08</text:p>
          </table:table-cell>
        </table:table-row>
        <table:table-row table:style-name="ro1">
          <table:table-cell office:value-type="float" office:value="84.99785" calcext:value-type="float">
            <text:p>8.50E+01</text:p>
          </table:table-cell>
          <table:table-cell office:value-type="float" office:value="0.00000000001665258" calcext:value-type="float">
            <text:p>1.67E-11</text:p>
          </table:table-cell>
          <table:table-cell office:value-type="float" office:value="0.000000002009514" calcext:value-type="float">
            <text:p>2.01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17596" calcext:value-type="float">
            <text:p>1.76E-08</text:p>
          </table:table-cell>
        </table:table-row>
        <table:table-row table:style-name="ro1">
          <table:table-cell office:value-type="float" office:value="90.00244" calcext:value-type="float">
            <text:p>9.00E+01</text:p>
          </table:table-cell>
          <table:table-cell office:value-type="float" office:value="0.00000000001623258" calcext:value-type="float">
            <text:p>1.62E-11</text:p>
          </table:table-cell>
          <table:table-cell office:value-type="float" office:value="0.000000001445195" calcext:value-type="float">
            <text:p>1.45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-0.00000002002" calcext:value-type="float">
            <text:p>-2.00E-08</text:p>
          </table:table-cell>
        </table:table-row>
        <table:table-row table:style-name="ro1">
          <table:table-cell office:value-type="float" office:value="94.99749" calcext:value-type="float">
            <text:p>9.50E+01</text:p>
          </table:table-cell>
          <table:table-cell office:value-type="float" office:value="0.00000000001577348" calcext:value-type="float">
            <text:p>1.58E-11</text:p>
          </table:table-cell>
          <table:table-cell office:value-type="float" office:value="0.000000001849454" calcext:value-type="float">
            <text:p>1.85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020564" calcext:value-type="float">
            <text:p>2.06E-08</text:p>
          </table:table-cell>
        </table:table-row>
        <table:table-row table:style-name="ro1">
          <table:table-cell office:value-type="float" office:value="100.0028" calcext:value-type="float">
            <text:p>1.00E+02</text:p>
          </table:table-cell>
          <table:table-cell office:value-type="float" office:value="0.00000000001538588" calcext:value-type="float">
            <text:p>1.54E-11</text:p>
          </table:table-cell>
          <table:table-cell office:value-type="float" office:value="0.000000001647254" calcext:value-type="float">
            <text:p>1.65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-0.000000022538" calcext:value-type="float">
            <text:p>-2.25E-08</text:p>
          </table:table-cell>
        </table:table-row>
        <table:table-row table:style-name="ro1">
          <table:table-cell office:value-type="float" office:value="109.9935" calcext:value-type="float">
            <text:p>1.10E+02</text:p>
          </table:table-cell>
          <table:table-cell office:value-type="float" office:value="0.00000000001467688" calcext:value-type="float">
            <text:p>1.47E-11</text:p>
          </table:table-cell>
          <table:table-cell office:value-type="float" office:value="0.000000002424584" calcext:value-type="float">
            <text:p>2.42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053109" calcext:value-type="float">
            <text:p>5.31E-08</text:p>
          </table:table-cell>
        </table:table-row>
        <table:table-row table:style-name="ro1">
          <table:table-cell office:value-type="float" office:value="120.0023" calcext:value-type="float">
            <text:p>1.20E+02</text:p>
          </table:table-cell>
          <table:table-cell office:value-type="float" office:value="0.00000000001405668" calcext:value-type="float">
            <text:p>1.41E-11</text:p>
          </table:table-cell>
          <table:table-cell office:value-type="float" office:value="0.000000001636634" calcext:value-type="float">
            <text:p>1.64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-0.000000019176" calcext:value-type="float">
            <text:p>-1.92E-08</text:p>
          </table:table-cell>
        </table:table-row>
        <table:table-row table:style-name="ro1">
          <table:table-cell office:value-type="float" office:value="129.9966" calcext:value-type="float">
            <text:p>1.30E+02</text:p>
          </table:table-cell>
          <table:table-cell office:value-type="float" office:value="0.00000000001349678" calcext:value-type="float">
            <text:p>1.35E-11</text:p>
          </table:table-cell>
          <table:table-cell office:value-type="float" office:value="0.000000001713824" calcext:value-type="float">
            <text:p>1.71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027781" calcext:value-type="float">
            <text:p>2.78E-08</text:p>
          </table:table-cell>
        </table:table-row>
        <table:table-row table:style-name="ro1">
          <table:table-cell office:value-type="float" office:value="139.9954" calcext:value-type="float">
            <text:p>1.40E+02</text:p>
          </table:table-cell>
          <table:table-cell office:value-type="float" office:value="0.00000000001299558" calcext:value-type="float">
            <text:p>1.30E-11</text:p>
          </table:table-cell>
          <table:table-cell office:value-type="float" office:value="0.000000001722144" calcext:value-type="float">
            <text:p>1.72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037948" calcext:value-type="float">
            <text:p>3.79E-08</text:p>
          </table:table-cell>
        </table:table-row>
        <table:table-row table:style-name="ro1">
          <table:table-cell office:value-type="float" office:value="150.0047" calcext:value-type="float">
            <text:p>1.50E+02</text:p>
          </table:table-cell>
          <table:table-cell office:value-type="float" office:value="0.00000000001255098" calcext:value-type="float">
            <text:p>1.26E-11</text:p>
          </table:table-cell>
          <table:table-cell office:value-type="float" office:value="0.000000001866254" calcext:value-type="float">
            <text:p>1.87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-0.000000038719" calcext:value-type="float">
            <text:p>-3.87E-08</text:p>
          </table:table-cell>
        </table:table-row>
        <table:table-row table:style-name="ro1">
          <table:table-cell office:value-type="float" office:value="159.9954" calcext:value-type="float">
            <text:p>1.60E+02</text:p>
          </table:table-cell>
          <table:table-cell office:value-type="float" office:value="0.00000000001218388" calcext:value-type="float">
            <text:p>1.22E-11</text:p>
          </table:table-cell>
          <table:table-cell office:value-type="float" office:value="0.000000001493054" calcext:value-type="float">
            <text:p>1.49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37938" calcext:value-type="float">
            <text:p>3.79E-08</text:p>
          </table:table-cell>
        </table:table-row>
        <table:table-row table:style-name="ro1">
          <table:table-cell office:value-type="float" office:value="170.0043" calcext:value-type="float">
            <text:p>1.70E+02</text:p>
          </table:table-cell>
          <table:table-cell office:value-type="float" office:value="0.00000000001179968" calcext:value-type="float">
            <text:p>1.18E-11</text:p>
          </table:table-cell>
          <table:table-cell office:value-type="float" office:value="0.000000001871124" calcext:value-type="float">
            <text:p>1.87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-0.000000035442" calcext:value-type="float">
            <text:p>-3.54E-08</text:p>
          </table:table-cell>
        </table:table-row>
        <table:table-row table:style-name="ro1">
          <table:table-cell office:value-type="float" office:value="179.9984" calcext:value-type="float">
            <text:p>1.80E+02</text:p>
          </table:table-cell>
          <table:table-cell office:value-type="float" office:value="0.00000000001150038" calcext:value-type="float">
            <text:p>1.15E-11</text:p>
          </table:table-cell>
          <table:table-cell office:value-type="float" office:value="0.000000001573424" calcext:value-type="float">
            <text:p>1.57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13286" calcext:value-type="float">
            <text:p>1.33E-08</text:p>
          </table:table-cell>
        </table:table-row>
        <table:table-row table:style-name="ro1">
          <table:table-cell office:value-type="float" office:value="189.9958" calcext:value-type="float">
            <text:p>1.90E+02</text:p>
          </table:table-cell>
          <table:table-cell office:value-type="float" office:value="0.00000000001120898" calcext:value-type="float">
            <text:p>1.12E-11</text:p>
          </table:table-cell>
          <table:table-cell office:value-type="float" office:value="0.000000001456347" calcext:value-type="float">
            <text:p>1.46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34147" calcext:value-type="float">
            <text:p>3.41E-08</text:p>
          </table:table-cell>
        </table:table-row>
        <table:table-row table:style-name="ro1">
          <table:table-cell office:value-type="float" office:value="199.9986" calcext:value-type="float">
            <text:p>2.00E+02</text:p>
          </table:table-cell>
          <table:table-cell office:value-type="float" office:value="0.00000000001090548" calcext:value-type="float">
            <text:p>1.09E-11</text:p>
          </table:table-cell>
          <table:table-cell office:value-type="float" office:value="0.000000001691044" calcext:value-type="float">
            <text:p>1.69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01179" calcext:value-type="float">
            <text:p>1.18E-08</text:p>
          </table:table-cell>
        </table:table-row>
        <table:table-row table:style-name="ro1">
          <table:table-cell office:value-type="float" office:value="209.9919" calcext:value-type="float">
            <text:p>2.10E+02</text:p>
          </table:table-cell>
          <table:table-cell office:value-type="float" office:value="0.00000000001065348" calcext:value-type="float">
            <text:p>1.07E-11</text:p>
          </table:table-cell>
          <table:table-cell office:value-type="float" office:value="0.000000001620414" calcext:value-type="float">
            <text:p>1.62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066404" calcext:value-type="float">
            <text:p>6.64E-08</text:p>
          </table:table-cell>
        </table:table-row>
        <table:table-row table:style-name="ro1">
          <table:table-cell office:value-type="float" office:value="220.0019" calcext:value-type="float">
            <text:p>2.20E+02</text:p>
          </table:table-cell>
          <table:table-cell office:value-type="float" office:value="0.00000000001041508" calcext:value-type="float">
            <text:p>1.04E-11</text:p>
          </table:table-cell>
          <table:table-cell office:value-type="float" office:value="0.000000001596734" calcext:value-type="float">
            <text:p>1.60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-0.000000015885" calcext:value-type="float">
            <text:p>-1.59E-08</text:p>
          </table:table-cell>
        </table:table-row>
        <table:table-row table:style-name="ro1">
          <table:table-cell office:value-type="float" office:value="229.9979" calcext:value-type="float">
            <text:p>2.30E+02</text:p>
          </table:table-cell>
          <table:table-cell office:value-type="float" office:value="0.00000000001020218" calcext:value-type="float">
            <text:p>1.02E-11</text:p>
          </table:table-cell>
          <table:table-cell office:value-type="float" office:value="0.000000002208034" calcext:value-type="float">
            <text:p>2.21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16854" calcext:value-type="float">
            <text:p>1.69E-08</text:p>
          </table:table-cell>
        </table:table-row>
        <table:table-row table:style-name="ro1">
          <table:table-cell office:value-type="float" office:value="240.0032" calcext:value-type="float">
            <text:p>2.40E+02</text:p>
          </table:table-cell>
          <table:table-cell office:value-type="float" office:value="0.000000000009972277" calcext:value-type="float">
            <text:p>9.97E-12</text:p>
          </table:table-cell>
          <table:table-cell office:value-type="float" office:value="0.000000001659214" calcext:value-type="float">
            <text:p>1.66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-0.000000026574" calcext:value-type="float">
            <text:p>-2.66E-08</text:p>
          </table:table-cell>
        </table:table-row>
        <table:table-row table:style-name="ro1">
          <table:table-cell office:value-type="float" office:value="249.9963" calcext:value-type="float">
            <text:p>2.50E+02</text:p>
          </table:table-cell>
          <table:table-cell office:value-type="float" office:value="0.000000000009777577" calcext:value-type="float">
            <text:p>9.78E-12</text:p>
          </table:table-cell>
          <table:table-cell office:value-type="float" office:value="0.000000001781654" calcext:value-type="float">
            <text:p>1.78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03" calcext:value-type="float">
            <text:p>3.00E-08</text:p>
          </table:table-cell>
        </table:table-row>
        <table:table-row table:style-name="ro1">
          <table:table-cell office:value-type="float" office:value="259.9915" calcext:value-type="float">
            <text:p>2.60E+02</text:p>
          </table:table-cell>
          <table:table-cell office:value-type="float" office:value="0.000000000009603177" calcext:value-type="float">
            <text:p>9.60E-12</text:p>
          </table:table-cell>
          <table:table-cell office:value-type="float" office:value="0.000000001346163" calcext:value-type="float">
            <text:p>1.35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6996" calcext:value-type="float">
            <text:p>7.00E-08</text:p>
          </table:table-cell>
        </table:table-row>
        <table:table-row table:style-name="ro1">
          <table:table-cell office:value-type="float" office:value="269.997" calcext:value-type="float">
            <text:p>2.70E+02</text:p>
          </table:table-cell>
          <table:table-cell office:value-type="float" office:value="0.000000000009419277" calcext:value-type="float">
            <text:p>9.42E-12</text:p>
          </table:table-cell>
          <table:table-cell office:value-type="float" office:value="0.000000001643384" calcext:value-type="float">
            <text:p>1.64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24288" calcext:value-type="float">
            <text:p>2.43E-08</text:p>
          </table:table-cell>
        </table:table-row>
        <table:table-row table:style-name="ro1">
          <table:table-cell office:value-type="float" office:value="279.9911" calcext:value-type="float">
            <text:p>2.80E+02</text:p>
          </table:table-cell>
          <table:table-cell office:value-type="float" office:value="0.000000000009274077" calcext:value-type="float">
            <text:p>9.27E-12</text:p>
          </table:table-cell>
          <table:table-cell office:value-type="float" office:value="0.000000001184827" calcext:value-type="float">
            <text:p>1.18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73296" calcext:value-type="float">
            <text:p>7.33E-08</text:p>
          </table:table-cell>
        </table:table-row>
        <table:table-row table:style-name="ro1">
          <table:table-cell office:value-type="float" office:value="290.0024" calcext:value-type="float">
            <text:p>2.90E+02</text:p>
          </table:table-cell>
          <table:table-cell office:value-type="float" office:value="0.000000000009140877" calcext:value-type="float">
            <text:p>9.14E-12</text:p>
          </table:table-cell>
          <table:table-cell office:value-type="float" office:value="0.000000001290432" calcext:value-type="float">
            <text:p>1.29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-0.000000019702" calcext:value-type="float">
            <text:p>-1.97E-08</text:p>
          </table:table-cell>
        </table:table-row>
        <table:table-row table:style-name="ro1">
          <table:table-cell office:value-type="float" office:value="299.9968" calcext:value-type="float">
            <text:p>3.00E+02</text:p>
          </table:table-cell>
          <table:table-cell office:value-type="float" office:value="0.000000000009082877" calcext:value-type="float">
            <text:p>9.08E-12</text:p>
          </table:table-cell>
          <table:table-cell office:value-type="float" office:value="0.000000001473098" calcext:value-type="float">
            <text:p>1.47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025908" calcext:value-type="float">
            <text:p>2.59E-08</text:p>
          </table:table-cell>
        </table:table-row>
        <table:table-row table:style-name="ro1">
          <table:table-cell office:value-type="float" office:value="309.9937" calcext:value-type="float">
            <text:p>3.10E+02</text:p>
          </table:table-cell>
          <table:table-cell office:value-type="float" office:value="0.000000000009063877" calcext:value-type="float">
            <text:p>9.06E-12</text:p>
          </table:table-cell>
          <table:table-cell office:value-type="float" office:value="0.000000001852594" calcext:value-type="float">
            <text:p>1.85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051789" calcext:value-type="float">
            <text:p>5.18E-08</text:p>
          </table:table-cell>
        </table:table-row>
        <table:table-row table:style-name="ro1">
          <table:table-cell office:value-type="float" office:value="320.0028" calcext:value-type="float">
            <text:p>3.20E+02</text:p>
          </table:table-cell>
          <table:table-cell office:value-type="float" office:value="0.000000000009036577" calcext:value-type="float">
            <text:p>9.04E-12</text:p>
          </table:table-cell>
          <table:table-cell office:value-type="float" office:value="0.000000001491694" calcext:value-type="float">
            <text:p>1.49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-0.000000022818" calcext:value-type="float">
            <text:p>-2.28E-08</text:p>
          </table:table-cell>
        </table:table-row>
        <table:table-row table:style-name="ro1">
          <table:table-cell office:value-type="float" office:value="330.0029" calcext:value-type="float">
            <text:p>3.30E+02</text:p>
          </table:table-cell>
          <table:table-cell office:value-type="float" office:value="0.000000000009024177" calcext:value-type="float">
            <text:p>9.02E-12</text:p>
          </table:table-cell>
          <table:table-cell office:value-type="float" office:value="0.000000001343604" calcext:value-type="float">
            <text:p>1.34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-0.000000024008" calcext:value-type="float">
            <text:p>-2.40E-08</text:p>
          </table:table-cell>
        </table:table-row>
        <table:table-row table:style-name="ro1">
          <table:table-cell office:value-type="float" office:value="339.9962" calcext:value-type="float">
            <text:p>3.40E+02</text:p>
          </table:table-cell>
          <table:table-cell office:value-type="float" office:value="0.000000000009014077" calcext:value-type="float">
            <text:p>9.01E-12</text:p>
          </table:table-cell>
          <table:table-cell office:value-type="float" office:value="0.000000001534094" calcext:value-type="float">
            <text:p>1.53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031472" calcext:value-type="float">
            <text:p>3.15E-08</text:p>
          </table:table-cell>
        </table:table-row>
        <table:table-row table:style-name="ro1">
          <table:table-cell office:value-type="float" office:value="349.9953" calcext:value-type="float">
            <text:p>3.50E+02</text:p>
          </table:table-cell>
          <table:table-cell office:value-type="float" office:value="0.000000000009013877" calcext:value-type="float">
            <text:p>9.01E-12</text:p>
          </table:table-cell>
          <table:table-cell office:value-type="float" office:value="0.000000001433763" calcext:value-type="float">
            <text:p>1.43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38316" calcext:value-type="float">
            <text:p>3.83E-08</text:p>
          </table:table-cell>
        </table:table-row>
        <table:table-row table:style-name="ro1">
          <table:table-cell office:value-type="float" office:value="359.9967" calcext:value-type="float">
            <text:p>3.60E+02</text:p>
          </table:table-cell>
          <table:table-cell office:value-type="float" office:value="0.000000000009008277" calcext:value-type="float">
            <text:p>9.01E-12</text:p>
          </table:table-cell>
          <table:table-cell office:value-type="float" office:value="0.000000001353931" calcext:value-type="float">
            <text:p>1.35E-09</text:p>
          </table:table-cell>
          <table:table-cell office:value-type="float" office:value="360" calcext:value-type="float">
            <text:p>3.60E+02</text:p>
          </table:table-cell>
          <table:table-cell office:value-type="float" office:value="0.000000026717" calcext:value-type="float">
            <text:p>2.67E-08</text:p>
          </table:table-cell>
        </table:table-row>
        <table:table-row table:style-name="ro1">
          <table:table-cell office:value-type="float" office:value="370.0015" calcext:value-type="float">
            <text:p>3.70E+02</text:p>
          </table:table-cell>
          <table:table-cell office:value-type="float" office:value="0.000000000008999677" calcext:value-type="float">
            <text:p>9.00E-12</text:p>
          </table:table-cell>
          <table:table-cell office:value-type="float" office:value="0.000000001383862" calcext:value-type="float">
            <text:p>1.38E-09</text:p>
          </table:table-cell>
          <table:table-cell office:value-type="float" office:value="370" calcext:value-type="float">
            <text:p>3.70E+02</text:p>
          </table:table-cell>
          <table:table-cell office:value-type="float" office:value="-0.000000012132" calcext:value-type="float">
            <text:p>-1.21E-08</text:p>
          </table:table-cell>
        </table:table-row>
        <table:table-row table:style-name="ro1">
          <table:table-cell office:value-type="float" office:value="379.9979" calcext:value-type="float">
            <text:p>3.80E+02</text:p>
          </table:table-cell>
          <table:table-cell office:value-type="float" office:value="0.000000000009014477" calcext:value-type="float">
            <text:p>9.01E-12</text:p>
          </table:table-cell>
          <table:table-cell office:value-type="float" office:value="0.000000001381189" calcext:value-type="float">
            <text:p>1.38E-09</text:p>
          </table:table-cell>
          <table:table-cell office:value-type="float" office:value="380" calcext:value-type="float">
            <text:p>3.80E+02</text:p>
          </table:table-cell>
          <table:table-cell office:value-type="float" office:value="0.00000001702" calcext:value-type="float">
            <text:p>1.70E-08</text:p>
          </table:table-cell>
        </table:table-row>
        <table:table-row table:style-name="ro1">
          <table:table-cell office:value-type="float" office:value="389.9956" calcext:value-type="float">
            <text:p>3.90E+02</text:p>
          </table:table-cell>
          <table:table-cell office:value-type="float" office:value="0.000000000009015177" calcext:value-type="float">
            <text:p>9.02E-12</text:p>
          </table:table-cell>
          <table:table-cell office:value-type="float" office:value="0.000000001396633" calcext:value-type="float">
            <text:p>1.40E-09</text:p>
          </table:table-cell>
          <table:table-cell office:value-type="float" office:value="390" calcext:value-type="float">
            <text:p>3.90E+02</text:p>
          </table:table-cell>
          <table:table-cell office:value-type="float" office:value="0.00000003593" calcext:value-type="float">
            <text:p>3.59E-08</text:p>
          </table:table-cell>
        </table:table-row>
        <table:table-row table:style-name="ro1">
          <table:table-cell office:value-type="float" office:value="399.9957" calcext:value-type="float">
            <text:p>4.00E+02</text:p>
          </table:table-cell>
          <table:table-cell office:value-type="float" office:value="0.000000000008990277" calcext:value-type="float">
            <text:p>8.99E-12</text:p>
          </table:table-cell>
          <table:table-cell office:value-type="float" office:value="0.000000001429109" calcext:value-type="float">
            <text:p>1.43E-09</text:p>
          </table:table-cell>
          <table:table-cell office:value-type="float" office:value="400" calcext:value-type="float">
            <text:p>4.00E+02</text:p>
          </table:table-cell>
          <table:table-cell office:value-type="float" office:value="0.000000034812" calcext:value-type="float">
            <text:p>3.48E-08</text:p>
          </table:table-cell>
        </table:table-row>
        <table:table-row table:style-name="ro1">
          <table:table-cell office:value-type="float" office:value="410.0037" calcext:value-type="float">
            <text:p>4.10E+02</text:p>
          </table:table-cell>
          <table:table-cell office:value-type="float" office:value="0.000000000008987377" calcext:value-type="float">
            <text:p>8.99E-12</text:p>
          </table:table-cell>
          <table:table-cell office:value-type="float" office:value="0.000000001569294" calcext:value-type="float">
            <text:p>1.57E-09</text:p>
          </table:table-cell>
          <table:table-cell office:value-type="float" office:value="410" calcext:value-type="float">
            <text:p>4.10E+02</text:p>
          </table:table-cell>
          <table:table-cell office:value-type="float" office:value="-0.000000030464" calcext:value-type="float">
            <text:p>-3.05E-08</text:p>
          </table:table-cell>
        </table:table-row>
        <table:table-row table:style-name="ro1">
          <table:table-cell office:value-type="float" office:value="419.9935" calcext:value-type="float">
            <text:p>4.20E+02</text:p>
          </table:table-cell>
          <table:table-cell office:value-type="float" office:value="0.000000000009000577" calcext:value-type="float">
            <text:p>9.00E-12</text:p>
          </table:table-cell>
          <table:table-cell office:value-type="float" office:value="0.000000001458116" calcext:value-type="float">
            <text:p>1.46E-09</text:p>
          </table:table-cell>
          <table:table-cell office:value-type="float" office:value="420" calcext:value-type="float">
            <text:p>4.20E+02</text:p>
          </table:table-cell>
          <table:table-cell office:value-type="float" office:value="0.000000053228" calcext:value-type="float">
            <text:p>5.32E-08</text:p>
          </table:table-cell>
        </table:table-row>
        <table:table-row table:style-name="ro1">
          <table:table-cell office:value-type="float" office:value="430.0077" calcext:value-type="float">
            <text:p>4.30E+02</text:p>
          </table:table-cell>
          <table:table-cell office:value-type="float" office:value="0.000000000008993277" calcext:value-type="float">
            <text:p>8.99E-12</text:p>
          </table:table-cell>
          <table:table-cell office:value-type="float" office:value="0.000000001385646" calcext:value-type="float">
            <text:p>1.39E-09</text:p>
          </table:table-cell>
          <table:table-cell office:value-type="float" office:value="430" calcext:value-type="float">
            <text:p>4.30E+02</text:p>
          </table:table-cell>
          <table:table-cell office:value-type="float" office:value="-0.000000062938" calcext:value-type="float">
            <text:p>-6.29E-08</text:p>
          </table:table-cell>
        </table:table-row>
        <table:table-row table:style-name="ro1">
          <table:table-cell office:value-type="float" office:value="439.9977" calcext:value-type="float">
            <text:p>4.40E+02</text:p>
          </table:table-cell>
          <table:table-cell office:value-type="float" office:value="0.000000000008955477" calcext:value-type="float">
            <text:p>8.96E-12</text:p>
          </table:table-cell>
          <table:table-cell office:value-type="float" office:value="0.000000001551584" calcext:value-type="float">
            <text:p>1.55E-09</text:p>
          </table:table-cell>
          <table:table-cell office:value-type="float" office:value="440" calcext:value-type="float">
            <text:p>4.40E+02</text:p>
          </table:table-cell>
          <table:table-cell office:value-type="float" office:value="0.00000001872" calcext:value-type="float">
            <text:p>1.87E-08</text:p>
          </table:table-cell>
        </table:table-row>
        <table:table-row table:style-name="ro1">
          <table:table-cell office:value-type="float" office:value="449.9978" calcext:value-type="float">
            <text:p>4.50E+02</text:p>
          </table:table-cell>
          <table:table-cell office:value-type="float" office:value="0.000000000008948677" calcext:value-type="float">
            <text:p>8.95E-12</text:p>
          </table:table-cell>
          <table:table-cell office:value-type="float" office:value="0.000000001679764" calcext:value-type="float">
            <text:p>1.68E-09</text:p>
          </table:table-cell>
          <table:table-cell office:value-type="float" office:value="450" calcext:value-type="float">
            <text:p>4.50E+02</text:p>
          </table:table-cell>
          <table:table-cell office:value-type="float" office:value="0.000000017908" calcext:value-type="float">
            <text:p>1.79E-08</text:p>
          </table:table-cell>
        </table:table-row>
      </table:table>
      <table:table table:name="W332-M6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614108" calcext:value-type="float">
            <text:p>3.61E-01</text:p>
          </table:table-cell>
          <table:table-cell office:value-type="float" office:value="0.00000000393127" calcext:value-type="float">
            <text:p>3.93E-09</text:p>
          </table:table-cell>
          <table:table-cell office:value-type="float" office:value="0.000003874857" calcext:value-type="float">
            <text:p>3.87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602" calcext:value-type="float">
            <text:p>-2.96E-06</text:p>
          </table:table-cell>
        </table:table-row>
        <table:table-row table:style-name="ro1">
          <table:table-cell office:value-type="float" office:value="0.5036627" calcext:value-type="float">
            <text:p>5.04E-01</text:p>
          </table:table-cell>
          <table:table-cell office:value-type="float" office:value="0.0000000001950626" calcext:value-type="float">
            <text:p>1.95E-10</text:p>
          </table:table-cell>
          <table:table-cell office:value-type="float" office:value="0.00000002256292" calcext:value-type="float">
            <text:p>2.26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03" calcext:value-type="float">
            <text:p>-3.00E-08</text:p>
          </table:table-cell>
        </table:table-row>
        <table:table-row table:style-name="ro1">
          <table:table-cell office:value-type="float" office:value="0.9949764" calcext:value-type="float">
            <text:p>9.95E-01</text:p>
          </table:table-cell>
          <table:table-cell office:value-type="float" office:value="0.0000000001394536" calcext:value-type="float">
            <text:p>1.39E-10</text:p>
          </table:table-cell>
          <table:table-cell office:value-type="float" office:value="0.000000007208414" calcext:value-type="float">
            <text:p>7.21E-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41147" calcext:value-type="float">
            <text:p>4.11E-08</text:p>
          </table:table-cell>
        </table:table-row>
        <table:table-row table:style-name="ro1">
          <table:table-cell office:value-type="float" office:value="1.494999" calcext:value-type="float">
            <text:p>1.49E+00</text:p>
          </table:table-cell>
          <table:table-cell office:value-type="float" office:value="0.0000000001184956" calcext:value-type="float">
            <text:p>1.18E-10</text:p>
          </table:table-cell>
          <table:table-cell office:value-type="float" office:value="0.000000005521414" calcext:value-type="float">
            <text:p>5.52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04096" calcext:value-type="float">
            <text:p>4.10E-08</text:p>
          </table:table-cell>
        </table:table-row>
        <table:table-row table:style-name="ro1">
          <table:table-cell office:value-type="float" office:value="2.00371" calcext:value-type="float">
            <text:p>2.00E+00</text:p>
          </table:table-cell>
          <table:table-cell office:value-type="float" office:value="0.0000000001033916" calcext:value-type="float">
            <text:p>1.03E-10</text:p>
          </table:table-cell>
          <table:table-cell office:value-type="float" office:value="0.000000005180214" calcext:value-type="float">
            <text:p>5.18E-09</text:p>
          </table:table-cell>
          <table:table-cell office:value-type="float" office:value="2" calcext:value-type="float">
            <text:p>2.00E+00</text:p>
          </table:table-cell>
          <table:table-cell office:value-type="float" office:value="-0.000000030387" calcext:value-type="float">
            <text:p>-3.04E-08</text:p>
          </table:table-cell>
        </table:table-row>
        <table:table-row table:style-name="ro1">
          <table:table-cell office:value-type="float" office:value="2.996219" calcext:value-type="float">
            <text:p>3.00E+00</text:p>
          </table:table-cell>
          <table:table-cell office:value-type="float" office:value="0.00000000008722658" calcext:value-type="float">
            <text:p>8.72E-11</text:p>
          </table:table-cell>
          <table:table-cell office:value-type="float" office:value="0.000000004978474" calcext:value-type="float">
            <text:p>4.98E-09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30967" calcext:value-type="float">
            <text:p>3.10E-08</text:p>
          </table:table-cell>
        </table:table-row>
        <table:table-row table:style-name="ro1">
          <table:table-cell office:value-type="float" office:value="4.003922" calcext:value-type="float">
            <text:p>4.00E+00</text:p>
          </table:table-cell>
          <table:table-cell office:value-type="float" office:value="0.00000000007711658" calcext:value-type="float">
            <text:p>7.71E-11</text:p>
          </table:table-cell>
          <table:table-cell office:value-type="float" office:value="0.000000004200774" calcext:value-type="float">
            <text:p>4.20E-09</text:p>
          </table:table-cell>
          <table:table-cell office:value-type="float" office:value="4" calcext:value-type="float">
            <text:p>4.00E+00</text:p>
          </table:table-cell>
          <table:table-cell office:value-type="float" office:value="-0.000000032126" calcext:value-type="float">
            <text:p>-3.21E-08</text:p>
          </table:table-cell>
        </table:table-row>
        <table:table-row table:style-name="ro1">
          <table:table-cell office:value-type="float" office:value="4.997231" calcext:value-type="float">
            <text:p>5.00E+00</text:p>
          </table:table-cell>
          <table:table-cell office:value-type="float" office:value="0.00000000006988558" calcext:value-type="float">
            <text:p>6.99E-11</text:p>
          </table:table-cell>
          <table:table-cell office:value-type="float" office:value="0.000000003872684" calcext:value-type="float">
            <text:p>3.87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22682" calcext:value-type="float">
            <text:p>2.27E-08</text:p>
          </table:table-cell>
        </table:table-row>
        <table:table-row table:style-name="ro1">
          <table:table-cell office:value-type="float" office:value="5.996671" calcext:value-type="float">
            <text:p>6.00E+00</text:p>
          </table:table-cell>
          <table:table-cell office:value-type="float" office:value="0.00000000006407458" calcext:value-type="float">
            <text:p>6.41E-11</text:p>
          </table:table-cell>
          <table:table-cell office:value-type="float" office:value="0.000000004052254" calcext:value-type="float">
            <text:p>4.05E-09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027263" calcext:value-type="float">
            <text:p>2.73E-08</text:p>
          </table:table-cell>
        </table:table-row>
        <table:table-row table:style-name="ro1">
          <table:table-cell office:value-type="float" office:value="7.004305" calcext:value-type="float">
            <text:p>7.00E+00</text:p>
          </table:table-cell>
          <table:table-cell office:value-type="float" office:value="0.00000000005984858" calcext:value-type="float">
            <text:p>5.98E-11</text:p>
          </table:table-cell>
          <table:table-cell office:value-type="float" office:value="0.000000003341544" calcext:value-type="float">
            <text:p>3.34E-09</text:p>
          </table:table-cell>
          <table:table-cell office:value-type="float" office:value="7" calcext:value-type="float">
            <text:p>7.00E+00</text:p>
          </table:table-cell>
          <table:table-cell office:value-type="float" office:value="-0.000000035261" calcext:value-type="float">
            <text:p>-3.53E-08</text:p>
          </table:table-cell>
        </table:table-row>
        <table:table-row table:style-name="ro1">
          <table:table-cell office:value-type="float" office:value="7.997017" calcext:value-type="float">
            <text:p>8.00E+00</text:p>
          </table:table-cell>
          <table:table-cell office:value-type="float" office:value="0.00000000005634378" calcext:value-type="float">
            <text:p>5.63E-11</text:p>
          </table:table-cell>
          <table:table-cell office:value-type="float" office:value="0.000000004174074" calcext:value-type="float">
            <text:p>4.17E-09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24435" calcext:value-type="float">
            <text:p>2.44E-08</text:p>
          </table:table-cell>
        </table:table-row>
        <table:table-row table:style-name="ro1">
          <table:table-cell office:value-type="float" office:value="9.003218" calcext:value-type="float">
            <text:p>9.00E+00</text:p>
          </table:table-cell>
          <table:table-cell office:value-type="float" office:value="0.00000000005338428" calcext:value-type="float">
            <text:p>5.34E-11</text:p>
          </table:table-cell>
          <table:table-cell office:value-type="float" office:value="0.000000003309434" calcext:value-type="float">
            <text:p>3.31E-09</text:p>
          </table:table-cell>
          <table:table-cell office:value-type="float" office:value="9" calcext:value-type="float">
            <text:p>9.00E+00</text:p>
          </table:table-cell>
          <table:table-cell office:value-type="float" office:value="-0.000000026355" calcext:value-type="float">
            <text:p>-2.64E-08</text:p>
          </table:table-cell>
        </table:table-row>
        <table:table-row table:style-name="ro1">
          <table:table-cell office:value-type="float" office:value="9.99769" calcext:value-type="float">
            <text:p>1.00E+01</text:p>
          </table:table-cell>
          <table:table-cell office:value-type="float" office:value="0.00000000005075488" calcext:value-type="float">
            <text:p>5.08E-11</text:p>
          </table:table-cell>
          <table:table-cell office:value-type="float" office:value="0.000000002870704" calcext:value-type="float">
            <text:p>2.87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18922" calcext:value-type="float">
            <text:p>1.89E-08</text:p>
          </table:table-cell>
        </table:table-row>
        <table:table-row table:style-name="ro1">
          <table:table-cell office:value-type="float" office:value="12.00234" calcext:value-type="float">
            <text:p>1.20E+01</text:p>
          </table:table-cell>
          <table:table-cell office:value-type="float" office:value="0.00000000004667488" calcext:value-type="float">
            <text:p>4.67E-11</text:p>
          </table:table-cell>
          <table:table-cell office:value-type="float" office:value="0.000000003176144" calcext:value-type="float">
            <text:p>3.18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-0.000000019207" calcext:value-type="float">
            <text:p>-1.92E-08</text:p>
          </table:table-cell>
        </table:table-row>
        <table:table-row table:style-name="ro1">
          <table:table-cell office:value-type="float" office:value="14.00293" calcext:value-type="float">
            <text:p>1.40E+01</text:p>
          </table:table-cell>
          <table:table-cell office:value-type="float" office:value="0.00000000004256288" calcext:value-type="float">
            <text:p>4.26E-11</text:p>
          </table:table-cell>
          <table:table-cell office:value-type="float" office:value="0.000000006606244" calcext:value-type="float">
            <text:p>6.61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2397" calcext:value-type="float">
            <text:p>-2.40E-08</text:p>
          </table:table-cell>
        </table:table-row>
        <table:table-row table:style-name="ro1">
          <table:table-cell office:value-type="float" office:value="16.00519" calcext:value-type="float">
            <text:p>1.60E+01</text:p>
          </table:table-cell>
          <table:table-cell office:value-type="float" office:value="0.00000000003914628" calcext:value-type="float">
            <text:p>3.91E-11</text:p>
          </table:table-cell>
          <table:table-cell office:value-type="float" office:value="0.000000002665484" calcext:value-type="float">
            <text:p>2.67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-0.000000042496" calcext:value-type="float">
            <text:p>-4.25E-08</text:p>
          </table:table-cell>
        </table:table-row>
        <table:table-row table:style-name="ro1">
          <table:table-cell office:value-type="float" office:value="17.99382" calcext:value-type="float">
            <text:p>1.80E+01</text:p>
          </table:table-cell>
          <table:table-cell office:value-type="float" office:value="0.00000000003685498" calcext:value-type="float">
            <text:p>3.69E-11</text:p>
          </table:table-cell>
          <table:table-cell office:value-type="float" office:value="0.000000002454104" calcext:value-type="float">
            <text:p>2.45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050645" calcext:value-type="float">
            <text:p>5.06E-08</text:p>
          </table:table-cell>
        </table:table-row>
        <table:table-row table:style-name="ro1">
          <table:table-cell office:value-type="float" office:value="19.99871" calcext:value-type="float">
            <text:p>2.00E+01</text:p>
          </table:table-cell>
          <table:table-cell office:value-type="float" office:value="0.00000000003499958" calcext:value-type="float">
            <text:p>3.50E-11</text:p>
          </table:table-cell>
          <table:table-cell office:value-type="float" office:value="0.000000002832064" calcext:value-type="float">
            <text:p>2.83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010543" calcext:value-type="float">
            <text:p>1.05E-08</text:p>
          </table:table-cell>
        </table:table-row>
        <table:table-row table:style-name="ro1">
          <table:table-cell office:value-type="float" office:value="25.00262" calcext:value-type="float">
            <text:p>2.50E+01</text:p>
          </table:table-cell>
          <table:table-cell office:value-type="float" office:value="0.00000000003130948" calcext:value-type="float">
            <text:p>3.13E-11</text:p>
          </table:table-cell>
          <table:table-cell office:value-type="float" office:value="0.000000002398334" calcext:value-type="float">
            <text:p>2.40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-0.000000021474" calcext:value-type="float">
            <text:p>-2.15E-08</text:p>
          </table:table-cell>
        </table:table-row>
        <table:table-row table:style-name="ro1">
          <table:table-cell office:value-type="float" office:value="29.99868" calcext:value-type="float">
            <text:p>3.00E+01</text:p>
          </table:table-cell>
          <table:table-cell office:value-type="float" office:value="0.00000000002860948" calcext:value-type="float">
            <text:p>2.86E-11</text:p>
          </table:table-cell>
          <table:table-cell office:value-type="float" office:value="0.000000002436844" calcext:value-type="float">
            <text:p>2.44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010777" calcext:value-type="float">
            <text:p>1.08E-08</text:p>
          </table:table-cell>
        </table:table-row>
        <table:table-row table:style-name="ro1">
          <table:table-cell office:value-type="float" office:value="34.99609" calcext:value-type="float">
            <text:p>3.50E+01</text:p>
          </table:table-cell>
          <table:table-cell office:value-type="float" office:value="0.00000000002653848" calcext:value-type="float">
            <text:p>2.65E-11</text:p>
          </table:table-cell>
          <table:table-cell office:value-type="float" office:value="0.000000001894154" calcext:value-type="float">
            <text:p>1.89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03202" calcext:value-type="float">
            <text:p>3.20E-08</text:p>
          </table:table-cell>
        </table:table-row>
        <table:table-row table:style-name="ro1">
          <table:table-cell office:value-type="float" office:value="40.00266" calcext:value-type="float">
            <text:p>4.00E+01</text:p>
          </table:table-cell>
          <table:table-cell office:value-type="float" office:value="0.00000000002478798" calcext:value-type="float">
            <text:p>2.48E-11</text:p>
          </table:table-cell>
          <table:table-cell office:value-type="float" office:value="0.000000002120834" calcext:value-type="float">
            <text:p>2.12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-0.000000021774" calcext:value-type="float">
            <text:p>-2.18E-08</text:p>
          </table:table-cell>
        </table:table-row>
        <table:table-row table:style-name="ro1">
          <table:table-cell office:value-type="float" office:value="45.00454" calcext:value-type="float">
            <text:p>4.50E+01</text:p>
          </table:table-cell>
          <table:table-cell office:value-type="float" office:value="0.00000000002337278" calcext:value-type="float">
            <text:p>2.34E-11</text:p>
          </table:table-cell>
          <table:table-cell office:value-type="float" office:value="0.000000002094134" calcext:value-type="float">
            <text:p>2.09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-0.000000037216" calcext:value-type="float">
            <text:p>-3.72E-08</text:p>
          </table:table-cell>
        </table:table-row>
        <table:table-row table:style-name="ro1">
          <table:table-cell office:value-type="float" office:value="50.00177" calcext:value-type="float">
            <text:p>5.00E+01</text:p>
          </table:table-cell>
          <table:table-cell office:value-type="float" office:value="0.00000000002221858" calcext:value-type="float">
            <text:p>2.22E-11</text:p>
          </table:table-cell>
          <table:table-cell office:value-type="float" office:value="0.000000001706494" calcext:value-type="float">
            <text:p>1.71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-0.000000014472" calcext:value-type="float">
            <text:p>-1.45E-08</text:p>
          </table:table-cell>
        </table:table-row>
        <table:table-row table:style-name="ro1">
          <table:table-cell office:value-type="float" office:value="55.00367" calcext:value-type="float">
            <text:p>5.50E+01</text:p>
          </table:table-cell>
          <table:table-cell office:value-type="float" office:value="0.00000000002118328" calcext:value-type="float">
            <text:p>2.12E-11</text:p>
          </table:table-cell>
          <table:table-cell office:value-type="float" office:value="0.000000002223954" calcext:value-type="float">
            <text:p>2.22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-0.000000030036" calcext:value-type="float">
            <text:p>-3.00E-08</text:p>
          </table:table-cell>
        </table:table-row>
        <table:table-row table:style-name="ro1">
          <table:table-cell office:value-type="float" office:value="60.00206" calcext:value-type="float">
            <text:p>6.00E+01</text:p>
          </table:table-cell>
          <table:table-cell office:value-type="float" office:value="0.00000000002025718" calcext:value-type="float">
            <text:p>2.03E-11</text:p>
          </table:table-cell>
          <table:table-cell office:value-type="float" office:value="0.000000002951814" calcext:value-type="float">
            <text:p>2.95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-0.000000016848" calcext:value-type="float">
            <text:p>-1.68E-08</text:p>
          </table:table-cell>
        </table:table-row>
        <table:table-row table:style-name="ro1">
          <table:table-cell office:value-type="float" office:value="65.0044" calcext:value-type="float">
            <text:p>6.50E+01</text:p>
          </table:table-cell>
          <table:table-cell office:value-type="float" office:value="0.00000000001948098" calcext:value-type="float">
            <text:p>1.95E-11</text:p>
          </table:table-cell>
          <table:table-cell office:value-type="float" office:value="0.000000002216464" calcext:value-type="float">
            <text:p>2.22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-0.000000036029" calcext:value-type="float">
            <text:p>-3.60E-08</text:p>
          </table:table-cell>
        </table:table-row>
        <table:table-row table:style-name="ro1">
          <table:table-cell office:value-type="float" office:value="69.99099" calcext:value-type="float">
            <text:p>7.00E+01</text:p>
          </table:table-cell>
          <table:table-cell office:value-type="float" office:value="0.00000000001881228" calcext:value-type="float">
            <text:p>1.88E-11</text:p>
          </table:table-cell>
          <table:table-cell office:value-type="float" office:value="0.000000002018244" calcext:value-type="float">
            <text:p>2.02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073775" calcext:value-type="float">
            <text:p>7.38E-08</text:p>
          </table:table-cell>
        </table:table-row>
        <table:table-row table:style-name="ro1">
          <table:table-cell office:value-type="float" office:value="74.99497" calcext:value-type="float">
            <text:p>7.50E+01</text:p>
          </table:table-cell>
          <table:table-cell office:value-type="float" office:value="0.00000000001813698" calcext:value-type="float">
            <text:p>1.81E-11</text:p>
          </table:table-cell>
          <table:table-cell office:value-type="float" office:value="0.000000001652264" calcext:value-type="float">
            <text:p>1.65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041186" calcext:value-type="float">
            <text:p>4.12E-08</text:p>
          </table:table-cell>
        </table:table-row>
        <table:table-row table:style-name="ro1">
          <table:table-cell office:value-type="float" office:value="79.99584" calcext:value-type="float">
            <text:p>8.00E+01</text:p>
          </table:table-cell>
          <table:table-cell office:value-type="float" office:value="0.00000000001753948" calcext:value-type="float">
            <text:p>1.75E-11</text:p>
          </table:table-cell>
          <table:table-cell office:value-type="float" office:value="0.000000001975424" calcext:value-type="float">
            <text:p>1.98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034084" calcext:value-type="float">
            <text:p>3.41E-08</text:p>
          </table:table-cell>
        </table:table-row>
        <table:table-row table:style-name="ro1">
          <table:table-cell office:value-type="float" office:value="84.99468" calcext:value-type="float">
            <text:p>8.50E+01</text:p>
          </table:table-cell>
          <table:table-cell office:value-type="float" office:value="0.00000000001703668" calcext:value-type="float">
            <text:p>1.70E-11</text:p>
          </table:table-cell>
          <table:table-cell office:value-type="float" office:value="0.000000002157254" calcext:value-type="float">
            <text:p>2.16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043583" calcext:value-type="float">
            <text:p>4.36E-08</text:p>
          </table:table-cell>
        </table:table-row>
        <table:table-row table:style-name="ro1">
          <table:table-cell office:value-type="float" office:value="89.99604" calcext:value-type="float">
            <text:p>9.00E+01</text:p>
          </table:table-cell>
          <table:table-cell office:value-type="float" office:value="0.00000000001654278" calcext:value-type="float">
            <text:p>1.65E-11</text:p>
          </table:table-cell>
          <table:table-cell office:value-type="float" office:value="0.000000001868794" calcext:value-type="float">
            <text:p>1.87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32431" calcext:value-type="float">
            <text:p>3.24E-08</text:p>
          </table:table-cell>
        </table:table-row>
        <table:table-row table:style-name="ro1">
          <table:table-cell office:value-type="float" office:value="95.00126" calcext:value-type="float">
            <text:p>9.50E+01</text:p>
          </table:table-cell>
          <table:table-cell office:value-type="float" office:value="0.00000000001611678" calcext:value-type="float">
            <text:p>1.61E-11</text:p>
          </table:table-cell>
          <table:table-cell office:value-type="float" office:value="0.000000002148094" calcext:value-type="float">
            <text:p>2.15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-0.000000010343" calcext:value-type="float">
            <text:p>-1.03E-08</text:p>
          </table:table-cell>
        </table:table-row>
        <table:table-row table:style-name="ro1">
          <table:table-cell office:value-type="float" office:value="99.9983" calcext:value-type="float">
            <text:p>1.00E+02</text:p>
          </table:table-cell>
          <table:table-cell office:value-type="float" office:value="0.00000000001572818" calcext:value-type="float">
            <text:p>1.57E-11</text:p>
          </table:table-cell>
          <table:table-cell office:value-type="float" office:value="0.000000001985334" calcext:value-type="float">
            <text:p>1.99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01396" calcext:value-type="float">
            <text:p>1.40E-08</text:p>
          </table:table-cell>
        </table:table-row>
        <table:table-row table:style-name="ro1">
          <table:table-cell office:value-type="float" office:value="110.0029" calcext:value-type="float">
            <text:p>1.10E+02</text:p>
          </table:table-cell>
          <table:table-cell office:value-type="float" office:value="0.00000000001503218" calcext:value-type="float">
            <text:p>1.50E-11</text:p>
          </table:table-cell>
          <table:table-cell office:value-type="float" office:value="0.000000001812454" calcext:value-type="float">
            <text:p>1.81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-0.000000023586" calcext:value-type="float">
            <text:p>-2.36E-08</text:p>
          </table:table-cell>
        </table:table-row>
        <table:table-row table:style-name="ro1">
          <table:table-cell office:value-type="float" office:value="119.9979" calcext:value-type="float">
            <text:p>1.20E+02</text:p>
          </table:table-cell>
          <table:table-cell office:value-type="float" office:value="0.00000000001432218" calcext:value-type="float">
            <text:p>1.43E-11</text:p>
          </table:table-cell>
          <table:table-cell office:value-type="float" office:value="0.000000001813664" calcext:value-type="float">
            <text:p>1.81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017306" calcext:value-type="float">
            <text:p>1.73E-08</text:p>
          </table:table-cell>
        </table:table-row>
        <table:table-row table:style-name="ro1">
          <table:table-cell office:value-type="float" office:value="130.002" calcext:value-type="float">
            <text:p>1.30E+02</text:p>
          </table:table-cell>
          <table:table-cell office:value-type="float" office:value="0.00000000001378228" calcext:value-type="float">
            <text:p>1.38E-11</text:p>
          </table:table-cell>
          <table:table-cell office:value-type="float" office:value="0.000000001742024" calcext:value-type="float">
            <text:p>1.74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-0.000000016641" calcext:value-type="float">
            <text:p>-1.66E-08</text:p>
          </table:table-cell>
        </table:table-row>
        <table:table-row table:style-name="ro1">
          <table:table-cell office:value-type="float" office:value="139.9943" calcext:value-type="float">
            <text:p>1.40E+02</text:p>
          </table:table-cell>
          <table:table-cell office:value-type="float" office:value="0.00000000001328158" calcext:value-type="float">
            <text:p>1.33E-11</text:p>
          </table:table-cell>
          <table:table-cell office:value-type="float" office:value="0.000000001820324" calcext:value-type="float">
            <text:p>1.82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04667" calcext:value-type="float">
            <text:p>4.67E-08</text:p>
          </table:table-cell>
        </table:table-row>
        <table:table-row table:style-name="ro1">
          <table:table-cell office:value-type="float" office:value="149.9947" calcext:value-type="float">
            <text:p>1.50E+02</text:p>
          </table:table-cell>
          <table:table-cell office:value-type="float" office:value="0.00000000001284428" calcext:value-type="float">
            <text:p>1.28E-11</text:p>
          </table:table-cell>
          <table:table-cell office:value-type="float" office:value="0.000000001613064" calcext:value-type="float">
            <text:p>1.61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043522" calcext:value-type="float">
            <text:p>4.35E-08</text:p>
          </table:table-cell>
        </table:table-row>
        <table:table-row table:style-name="ro1">
          <table:table-cell office:value-type="float" office:value="159.9971" calcext:value-type="float">
            <text:p>1.60E+02</text:p>
          </table:table-cell>
          <table:table-cell office:value-type="float" office:value="0.00000000001244058" calcext:value-type="float">
            <text:p>1.24E-11</text:p>
          </table:table-cell>
          <table:table-cell office:value-type="float" office:value="0.000000002312824" calcext:value-type="float">
            <text:p>2.31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023941" calcext:value-type="float">
            <text:p>2.39E-08</text:p>
          </table:table-cell>
        </table:table-row>
        <table:table-row table:style-name="ro1">
          <table:table-cell office:value-type="float" office:value="169.9986" calcext:value-type="float">
            <text:p>1.70E+02</text:p>
          </table:table-cell>
          <table:table-cell office:value-type="float" office:value="0.00000000001207628" calcext:value-type="float">
            <text:p>1.21E-11</text:p>
          </table:table-cell>
          <table:table-cell office:value-type="float" office:value="0.000000002148424" calcext:value-type="float">
            <text:p>2.15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011691" calcext:value-type="float">
            <text:p>1.17E-08</text:p>
          </table:table-cell>
        </table:table-row>
        <table:table-row table:style-name="ro1">
          <table:table-cell office:value-type="float" office:value="179.9972" calcext:value-type="float">
            <text:p>1.80E+02</text:p>
          </table:table-cell>
          <table:table-cell office:value-type="float" office:value="0.00000000001173408" calcext:value-type="float">
            <text:p>1.17E-11</text:p>
          </table:table-cell>
          <table:table-cell office:value-type="float" office:value="0.000000001601484" calcext:value-type="float">
            <text:p>1.60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23096" calcext:value-type="float">
            <text:p>2.31E-08</text:p>
          </table:table-cell>
        </table:table-row>
        <table:table-row table:style-name="ro1">
          <table:table-cell office:value-type="float" office:value="189.9963" calcext:value-type="float">
            <text:p>1.90E+02</text:p>
          </table:table-cell>
          <table:table-cell office:value-type="float" office:value="0.00000000001143698" calcext:value-type="float">
            <text:p>1.14E-11</text:p>
          </table:table-cell>
          <table:table-cell office:value-type="float" office:value="0.000000002480904" calcext:value-type="float">
            <text:p>2.48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3" calcext:value-type="float">
            <text:p>3.00E-08</text:p>
          </table:table-cell>
        </table:table-row>
        <table:table-row table:style-name="ro1">
          <table:table-cell office:value-type="float" office:value="200.0031" calcext:value-type="float">
            <text:p>2.00E+02</text:p>
          </table:table-cell>
          <table:table-cell office:value-type="float" office:value="0.00000000001115478" calcext:value-type="float">
            <text:p>1.12E-11</text:p>
          </table:table-cell>
          <table:table-cell office:value-type="float" office:value="0.000000002199524" calcext:value-type="float">
            <text:p>2.20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-0.000000025218" calcext:value-type="float">
            <text:p>-2.52E-08</text:p>
          </table:table-cell>
        </table:table-row>
        <table:table-row table:style-name="ro1">
          <table:table-cell office:value-type="float" office:value="209.997" calcext:value-type="float">
            <text:p>2.10E+02</text:p>
          </table:table-cell>
          <table:table-cell office:value-type="float" office:value="0.00000000001086938" calcext:value-type="float">
            <text:p>1.09E-11</text:p>
          </table:table-cell>
          <table:table-cell office:value-type="float" office:value="0.000000001697134" calcext:value-type="float">
            <text:p>1.70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024651" calcext:value-type="float">
            <text:p>2.47E-08</text:p>
          </table:table-cell>
        </table:table-row>
        <table:table-row table:style-name="ro1">
          <table:table-cell office:value-type="float" office:value="220.0028" calcext:value-type="float">
            <text:p>2.20E+02</text:p>
          </table:table-cell>
          <table:table-cell office:value-type="float" office:value="0.00000000001062808" calcext:value-type="float">
            <text:p>1.06E-11</text:p>
          </table:table-cell>
          <table:table-cell office:value-type="float" office:value="0.00000000146324" calcext:value-type="float">
            <text:p>1.46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-0.000000022649" calcext:value-type="float">
            <text:p>-2.26E-08</text:p>
          </table:table-cell>
        </table:table-row>
        <table:table-row table:style-name="ro1">
          <table:table-cell office:value-type="float" office:value="229.9948" calcext:value-type="float">
            <text:p>2.30E+02</text:p>
          </table:table-cell>
          <table:table-cell office:value-type="float" office:value="0.00000000001040118" calcext:value-type="float">
            <text:p>1.04E-11</text:p>
          </table:table-cell>
          <table:table-cell office:value-type="float" office:value="0.000000001762754" calcext:value-type="float">
            <text:p>1.76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42984" calcext:value-type="float">
            <text:p>4.30E-08</text:p>
          </table:table-cell>
        </table:table-row>
        <table:table-row table:style-name="ro1">
          <table:table-cell office:value-type="float" office:value="240.0019" calcext:value-type="float">
            <text:p>2.40E+02</text:p>
          </table:table-cell>
          <table:table-cell office:value-type="float" office:value="0.00000000001020508" calcext:value-type="float">
            <text:p>1.02E-11</text:p>
          </table:table-cell>
          <table:table-cell office:value-type="float" office:value="0.000000001410095" calcext:value-type="float">
            <text:p>1.41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-0.000000015578" calcext:value-type="float">
            <text:p>-1.56E-08</text:p>
          </table:table-cell>
        </table:table-row>
        <table:table-row table:style-name="ro1">
          <table:table-cell office:value-type="float" office:value="249.9937" calcext:value-type="float">
            <text:p>2.50E+02</text:p>
          </table:table-cell>
          <table:table-cell office:value-type="float" office:value="0.000000000009988677" calcext:value-type="float">
            <text:p>9.99E-12</text:p>
          </table:table-cell>
          <table:table-cell office:value-type="float" office:value="0.000000002288734" calcext:value-type="float">
            <text:p>2.29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051501" calcext:value-type="float">
            <text:p>5.15E-08</text:p>
          </table:table-cell>
        </table:table-row>
        <table:table-row table:style-name="ro1">
          <table:table-cell office:value-type="float" office:value="259.9949" calcext:value-type="float">
            <text:p>2.60E+02</text:p>
          </table:table-cell>
          <table:table-cell office:value-type="float" office:value="0.000000000009789077" calcext:value-type="float">
            <text:p>9.79E-12</text:p>
          </table:table-cell>
          <table:table-cell office:value-type="float" office:value="0.000000001926734" calcext:value-type="float">
            <text:p>1.93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42156" calcext:value-type="float">
            <text:p>4.22E-08</text:p>
          </table:table-cell>
        </table:table-row>
        <table:table-row table:style-name="ro1">
          <table:table-cell office:value-type="float" office:value="269.993" calcext:value-type="float">
            <text:p>2.70E+02</text:p>
          </table:table-cell>
          <table:table-cell office:value-type="float" office:value="0.000000000009600977" calcext:value-type="float">
            <text:p>9.60E-12</text:p>
          </table:table-cell>
          <table:table-cell office:value-type="float" office:value="0.000000001419673" calcext:value-type="float">
            <text:p>1.42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57485" calcext:value-type="float">
            <text:p>5.75E-08</text:p>
          </table:table-cell>
        </table:table-row>
        <table:table-row table:style-name="ro1">
          <table:table-cell office:value-type="float" office:value="279.9977" calcext:value-type="float">
            <text:p>2.80E+02</text:p>
          </table:table-cell>
          <table:table-cell office:value-type="float" office:value="0.000000000009441977" calcext:value-type="float">
            <text:p>9.44E-12</text:p>
          </table:table-cell>
          <table:table-cell office:value-type="float" office:value="0.000000001801614" calcext:value-type="float">
            <text:p>1.80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19038" calcext:value-type="float">
            <text:p>1.90E-08</text:p>
          </table:table-cell>
        </table:table-row>
        <table:table-row table:style-name="ro1">
          <table:table-cell office:value-type="float" office:value="290.0033" calcext:value-type="float">
            <text:p>2.90E+02</text:p>
          </table:table-cell>
          <table:table-cell office:value-type="float" office:value="0.000000000009331077" calcext:value-type="float">
            <text:p>9.33E-12</text:p>
          </table:table-cell>
          <table:table-cell office:value-type="float" office:value="0.000000001258919" calcext:value-type="float">
            <text:p>1.26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-0.000000027426" calcext:value-type="float">
            <text:p>-2.74E-08</text:p>
          </table:table-cell>
        </table:table-row>
        <table:table-row table:style-name="ro1">
          <table:table-cell office:value-type="float" office:value="299.9953" calcext:value-type="float">
            <text:p>3.00E+02</text:p>
          </table:table-cell>
          <table:table-cell office:value-type="float" office:value="0.000000000009190377" calcext:value-type="float">
            <text:p>9.19E-12</text:p>
          </table:table-cell>
          <table:table-cell office:value-type="float" office:value="0.000000001527584" calcext:value-type="float">
            <text:p>1.53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0383" calcext:value-type="float">
            <text:p>3.83E-08</text:p>
          </table:table-cell>
        </table:table-row>
        <table:table-row table:style-name="ro1">
          <table:table-cell office:value-type="float" office:value="310.0018" calcext:value-type="float">
            <text:p>3.10E+02</text:p>
          </table:table-cell>
          <table:table-cell office:value-type="float" office:value="0.000000000009139877" calcext:value-type="float">
            <text:p>9.14E-12</text:p>
          </table:table-cell>
          <table:table-cell office:value-type="float" office:value="0.000000001282466" calcext:value-type="float">
            <text:p>1.28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-0.00000001437" calcext:value-type="float">
            <text:p>-1.44E-08</text:p>
          </table:table-cell>
        </table:table-row>
        <table:table-row table:style-name="ro1">
          <table:table-cell office:value-type="float" office:value="319.9958" calcext:value-type="float">
            <text:p>3.20E+02</text:p>
          </table:table-cell>
          <table:table-cell office:value-type="float" office:value="0.000000000009092077" calcext:value-type="float">
            <text:p>9.09E-12</text:p>
          </table:table-cell>
          <table:table-cell office:value-type="float" office:value="0.000000001748164" calcext:value-type="float">
            <text:p>1.75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034557" calcext:value-type="float">
            <text:p>3.46E-08</text:p>
          </table:table-cell>
        </table:table-row>
        <table:table-row table:style-name="ro1">
          <table:table-cell office:value-type="float" office:value="330.0035" calcext:value-type="float">
            <text:p>3.30E+02</text:p>
          </table:table-cell>
          <table:table-cell office:value-type="float" office:value="0.000000000009074277" calcext:value-type="float">
            <text:p>9.07E-12</text:p>
          </table:table-cell>
          <table:table-cell office:value-type="float" office:value="0.000000001650284" calcext:value-type="float">
            <text:p>1.65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-0.000000028689" calcext:value-type="float">
            <text:p>-2.87E-08</text:p>
          </table:table-cell>
        </table:table-row>
        <table:table-row table:style-name="ro1">
          <table:table-cell office:value-type="float" office:value="340.0023" calcext:value-type="float">
            <text:p>3.40E+02</text:p>
          </table:table-cell>
          <table:table-cell office:value-type="float" office:value="0.000000000009063177" calcext:value-type="float">
            <text:p>9.06E-12</text:p>
          </table:table-cell>
          <table:table-cell office:value-type="float" office:value="0.000000001456902" calcext:value-type="float">
            <text:p>1.46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-0.000000019233" calcext:value-type="float">
            <text:p>-1.92E-08</text:p>
          </table:table-cell>
        </table:table-row>
        <table:table-row table:style-name="ro1">
          <table:table-cell office:value-type="float" office:value="349.9982" calcext:value-type="float">
            <text:p>3.50E+02</text:p>
          </table:table-cell>
          <table:table-cell office:value-type="float" office:value="0.000000000009057177" calcext:value-type="float">
            <text:p>9.06E-12</text:p>
          </table:table-cell>
          <table:table-cell office:value-type="float" office:value="0.000000002026194" calcext:value-type="float">
            <text:p>2.03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15068" calcext:value-type="float">
            <text:p>1.51E-08</text:p>
          </table:table-cell>
        </table:table-row>
      </table:table>
      <table:table table:name="W332-M7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Non-Irra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639137" calcext:value-type="float">
            <text:p>3.64E-01</text:p>
          </table:table-cell>
          <table:table-cell office:value-type="float" office:value="0.0000000039613" calcext:value-type="float">
            <text:p>3.96E-09</text:p>
          </table:table-cell>
          <table:table-cell office:value-type="float" office:value="0.000003857917" calcext:value-type="float">
            <text:p>3.86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807" calcext:value-type="float">
            <text:p>-2.98E-06</text:p>
          </table:table-cell>
        </table:table-row>
        <table:table-row table:style-name="ro1">
          <table:table-cell office:value-type="float" office:value="0.5017238" calcext:value-type="float">
            <text:p>5.02E-01</text:p>
          </table:table-cell>
          <table:table-cell office:value-type="float" office:value="0.0000000001935076" calcext:value-type="float">
            <text:p>1.94E-10</text:p>
          </table:table-cell>
          <table:table-cell office:value-type="float" office:value="0.00000002307252" calcext:value-type="float">
            <text:p>2.31E-08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014119" calcext:value-type="float">
            <text:p>-1.41E-08</text:p>
          </table:table-cell>
        </table:table-row>
        <table:table-row table:style-name="ro1">
          <table:table-cell office:value-type="float" office:value="0.9983327" calcext:value-type="float">
            <text:p>9.98E-01</text:p>
          </table:table-cell>
          <table:table-cell office:value-type="float" office:value="0.0000000001378416" calcext:value-type="float">
            <text:p>1.38E-10</text:p>
          </table:table-cell>
          <table:table-cell office:value-type="float" office:value="0.000000006454954" calcext:value-type="float">
            <text:p>6.45E-09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3656" calcext:value-type="float">
            <text:p>1.37E-08</text:p>
          </table:table-cell>
        </table:table-row>
        <table:table-row table:style-name="ro1">
          <table:table-cell office:value-type="float" office:value="1.502215" calcext:value-type="float">
            <text:p>1.50E+00</text:p>
          </table:table-cell>
          <table:table-cell office:value-type="float" office:value="0.0000000001170296" calcext:value-type="float">
            <text:p>1.17E-10</text:p>
          </table:table-cell>
          <table:table-cell office:value-type="float" office:value="0.000000006078264" calcext:value-type="float">
            <text:p>6.08E-09</text:p>
          </table:table-cell>
          <table:table-cell office:value-type="float" office:value="1.5" calcext:value-type="float">
            <text:p>1.50E+00</text:p>
          </table:table-cell>
          <table:table-cell office:value-type="float" office:value="-0.000000018142" calcext:value-type="float">
            <text:p>-1.81E-08</text:p>
          </table:table-cell>
        </table:table-row>
        <table:table-row table:style-name="ro1">
          <table:table-cell office:value-type="float" office:value="1.998736" calcext:value-type="float">
            <text:p>2.00E+00</text:p>
          </table:table-cell>
          <table:table-cell office:value-type="float" office:value="0.0000000001021396" calcext:value-type="float">
            <text:p>1.02E-10</text:p>
          </table:table-cell>
          <table:table-cell office:value-type="float" office:value="0.000000005259424" calcext:value-type="float">
            <text:p>5.26E-09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1035" calcext:value-type="float">
            <text:p>1.04E-08</text:p>
          </table:table-cell>
        </table:table-row>
        <table:table-row table:style-name="ro1">
          <table:table-cell office:value-type="float" office:value="2.991386" calcext:value-type="float">
            <text:p>2.99E+00</text:p>
          </table:table-cell>
          <table:table-cell office:value-type="float" office:value="0.00000000008619158" calcext:value-type="float">
            <text:p>8.62E-11</text:p>
          </table:table-cell>
          <table:table-cell office:value-type="float" office:value="0.000000004492924" calcext:value-type="float">
            <text:p>4.49E-09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70555" calcext:value-type="float">
            <text:p>7.06E-08</text:p>
          </table:table-cell>
        </table:table-row>
        <table:table-row table:style-name="ro1">
          <table:table-cell office:value-type="float" office:value="4.002319" calcext:value-type="float">
            <text:p>4.00E+00</text:p>
          </table:table-cell>
          <table:table-cell office:value-type="float" office:value="0.00000000007616658" calcext:value-type="float">
            <text:p>7.62E-11</text:p>
          </table:table-cell>
          <table:table-cell office:value-type="float" office:value="0.000000004176374" calcext:value-type="float">
            <text:p>4.18E-09</text:p>
          </table:table-cell>
          <table:table-cell office:value-type="float" office:value="4" calcext:value-type="float">
            <text:p>4.00E+00</text:p>
          </table:table-cell>
          <table:table-cell office:value-type="float" office:value="-0.000000018992" calcext:value-type="float">
            <text:p>-1.90E-08</text:p>
          </table:table-cell>
        </table:table-row>
        <table:table-row table:style-name="ro1">
          <table:table-cell office:value-type="float" office:value="4.997921" calcext:value-type="float">
            <text:p>5.00E+00</text:p>
          </table:table-cell>
          <table:table-cell office:value-type="float" office:value="0.00000000006906158" calcext:value-type="float">
            <text:p>6.91E-11</text:p>
          </table:table-cell>
          <table:table-cell office:value-type="float" office:value="0.000000003910094" calcext:value-type="float">
            <text:p>3.91E-09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17032" calcext:value-type="float">
            <text:p>1.70E-08</text:p>
          </table:table-cell>
        </table:table-row>
        <table:table-row table:style-name="ro1">
          <table:table-cell office:value-type="float" office:value="5.998516" calcext:value-type="float">
            <text:p>6.00E+00</text:p>
          </table:table-cell>
          <table:table-cell office:value-type="float" office:value="0.00000000006334258" calcext:value-type="float">
            <text:p>6.33E-11</text:p>
          </table:table-cell>
          <table:table-cell office:value-type="float" office:value="0.000000003740714" calcext:value-type="float">
            <text:p>3.74E-09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012155" calcext:value-type="float">
            <text:p>1.22E-08</text:p>
          </table:table-cell>
        </table:table-row>
        <table:table-row table:style-name="ro1">
          <table:table-cell office:value-type="float" office:value="6.997416" calcext:value-type="float">
            <text:p>7.00E+00</text:p>
          </table:table-cell>
          <table:table-cell office:value-type="float" office:value="0.00000000005916758" calcext:value-type="float">
            <text:p>5.92E-11</text:p>
          </table:table-cell>
          <table:table-cell office:value-type="float" office:value="0.000000003052004" calcext:value-type="float">
            <text:p>3.05E-09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21162" calcext:value-type="float">
            <text:p>2.12E-08</text:p>
          </table:table-cell>
        </table:table-row>
        <table:table-row table:style-name="ro1">
          <table:table-cell office:value-type="float" office:value="8.002926" calcext:value-type="float">
            <text:p>8.00E+00</text:p>
          </table:table-cell>
          <table:table-cell office:value-type="float" office:value="0.00000000005567508" calcext:value-type="float">
            <text:p>5.57E-11</text:p>
          </table:table-cell>
          <table:table-cell office:value-type="float" office:value="0.000000003338064" calcext:value-type="float">
            <text:p>3.34E-09</text:p>
          </table:table-cell>
          <table:table-cell office:value-type="float" office:value="8" calcext:value-type="float">
            <text:p>8.00E+00</text:p>
          </table:table-cell>
          <table:table-cell office:value-type="float" office:value="-0.000000023968" calcext:value-type="float">
            <text:p>-2.40E-08</text:p>
          </table:table-cell>
        </table:table-row>
        <table:table-row table:style-name="ro1">
          <table:table-cell office:value-type="float" office:value="8.998135" calcext:value-type="float">
            <text:p>9.00E+00</text:p>
          </table:table-cell>
          <table:table-cell office:value-type="float" office:value="0.00000000005277478" calcext:value-type="float">
            <text:p>5.28E-11</text:p>
          </table:table-cell>
          <table:table-cell office:value-type="float" office:value="0.000000003293874" calcext:value-type="float">
            <text:p>3.29E-09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015277" calcext:value-type="float">
            <text:p>1.53E-08</text:p>
          </table:table-cell>
        </table:table-row>
        <table:table-row table:style-name="ro1">
          <table:table-cell office:value-type="float" office:value="10.00266" calcext:value-type="float">
            <text:p>1.00E+01</text:p>
          </table:table-cell>
          <table:table-cell office:value-type="float" office:value="0.00000000005015178" calcext:value-type="float">
            <text:p>5.02E-11</text:p>
          </table:table-cell>
          <table:table-cell office:value-type="float" office:value="0.000000003174214" calcext:value-type="float">
            <text:p>3.17E-09</text:p>
          </table:table-cell>
          <table:table-cell office:value-type="float" office:value="10" calcext:value-type="float">
            <text:p>1.00E+01</text:p>
          </table:table-cell>
          <table:table-cell office:value-type="float" office:value="-0.000000021767" calcext:value-type="float">
            <text:p>-2.18E-08</text:p>
          </table:table-cell>
        </table:table-row>
        <table:table-row table:style-name="ro1">
          <table:table-cell office:value-type="float" office:value="11.99632" calcext:value-type="float">
            <text:p>1.20E+01</text:p>
          </table:table-cell>
          <table:table-cell office:value-type="float" office:value="0.00000000004615828" calcext:value-type="float">
            <text:p>4.62E-11</text:p>
          </table:table-cell>
          <table:table-cell office:value-type="float" office:value="0.000000003369004" calcext:value-type="float">
            <text:p>3.37E-09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30123" calcext:value-type="float">
            <text:p>3.01E-08</text:p>
          </table:table-cell>
        </table:table-row>
        <table:table-row table:style-name="ro1">
          <table:table-cell office:value-type="float" office:value="14.00385" calcext:value-type="float">
            <text:p>1.40E+01</text:p>
          </table:table-cell>
          <table:table-cell office:value-type="float" office:value="0.00000000004169618" calcext:value-type="float">
            <text:p>4.17E-11</text:p>
          </table:table-cell>
          <table:table-cell office:value-type="float" office:value="0.000000007186264" calcext:value-type="float">
            <text:p>7.19E-09</text:p>
          </table:table-cell>
          <table:table-cell office:value-type="float" office:value="14" calcext:value-type="float">
            <text:p>1.40E+01</text:p>
          </table:table-cell>
          <table:table-cell office:value-type="float" office:value="-0.000000031514" calcext:value-type="float">
            <text:p>-3.15E-08</text:p>
          </table:table-cell>
        </table:table-row>
        <table:table-row table:style-name="ro1">
          <table:table-cell office:value-type="float" office:value="15.99677" calcext:value-type="float">
            <text:p>1.60E+01</text:p>
          </table:table-cell>
          <table:table-cell office:value-type="float" office:value="0.00000000003850438" calcext:value-type="float">
            <text:p>3.85E-11</text:p>
          </table:table-cell>
          <table:table-cell office:value-type="float" office:value="0.000000002631824" calcext:value-type="float">
            <text:p>2.63E-09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26458" calcext:value-type="float">
            <text:p>2.65E-08</text:p>
          </table:table-cell>
        </table:table-row>
        <table:table-row table:style-name="ro1">
          <table:table-cell office:value-type="float" office:value="18.0017" calcext:value-type="float">
            <text:p>1.80E+01</text:p>
          </table:table-cell>
          <table:table-cell office:value-type="float" office:value="0.00000000003628048" calcext:value-type="float">
            <text:p>3.63E-11</text:p>
          </table:table-cell>
          <table:table-cell office:value-type="float" office:value="0.000000002450934" calcext:value-type="float">
            <text:p>2.45E-09</text:p>
          </table:table-cell>
          <table:table-cell office:value-type="float" office:value="18" calcext:value-type="float">
            <text:p>1.80E+01</text:p>
          </table:table-cell>
          <table:table-cell office:value-type="float" office:value="-0.000000013891" calcext:value-type="float">
            <text:p>-1.39E-08</text:p>
          </table:table-cell>
        </table:table-row>
        <table:table-row table:style-name="ro1">
          <table:table-cell office:value-type="float" office:value="19.99824" calcext:value-type="float">
            <text:p>2.00E+01</text:p>
          </table:table-cell>
          <table:table-cell office:value-type="float" office:value="0.00000000003448018" calcext:value-type="float">
            <text:p>3.45E-11</text:p>
          </table:table-cell>
          <table:table-cell office:value-type="float" office:value="0.000000002625534" calcext:value-type="float">
            <text:p>2.63E-09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014428" calcext:value-type="float">
            <text:p>1.44E-08</text:p>
          </table:table-cell>
        </table:table-row>
        <table:table-row table:style-name="ro1">
          <table:table-cell office:value-type="float" office:value="24.99261" calcext:value-type="float">
            <text:p>2.50E+01</text:p>
          </table:table-cell>
          <table:table-cell office:value-type="float" office:value="0.00000000003082248" calcext:value-type="float">
            <text:p>3.08E-11</text:p>
          </table:table-cell>
          <table:table-cell office:value-type="float" office:value="0.000000002716534" calcext:value-type="float">
            <text:p>2.72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060514" calcext:value-type="float">
            <text:p>6.05E-08</text:p>
          </table:table-cell>
        </table:table-row>
        <table:table-row table:style-name="ro1">
          <table:table-cell office:value-type="float" office:value="29.9979" calcext:value-type="float">
            <text:p>3.00E+01</text:p>
          </table:table-cell>
          <table:table-cell office:value-type="float" office:value="0.00000000002818318" calcext:value-type="float">
            <text:p>2.82E-11</text:p>
          </table:table-cell>
          <table:table-cell office:value-type="float" office:value="0.000000002608054" calcext:value-type="float">
            <text:p>2.61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017196" calcext:value-type="float">
            <text:p>1.72E-08</text:p>
          </table:table-cell>
        </table:table-row>
        <table:table-row table:style-name="ro1">
          <table:table-cell office:value-type="float" office:value="35.00201" calcext:value-type="float">
            <text:p>3.50E+01</text:p>
          </table:table-cell>
          <table:table-cell office:value-type="float" office:value="0.00000000002611218" calcext:value-type="float">
            <text:p>2.61E-11</text:p>
          </table:table-cell>
          <table:table-cell office:value-type="float" office:value="0.000000002655684" calcext:value-type="float">
            <text:p>2.66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-0.000000016459" calcext:value-type="float">
            <text:p>-1.65E-08</text:p>
          </table:table-cell>
        </table:table-row>
        <table:table-row table:style-name="ro1">
          <table:table-cell office:value-type="float" office:value="39.99757" calcext:value-type="float">
            <text:p>4.00E+01</text:p>
          </table:table-cell>
          <table:table-cell office:value-type="float" office:value="0.00000000002443048" calcext:value-type="float">
            <text:p>2.44E-11</text:p>
          </table:table-cell>
          <table:table-cell office:value-type="float" office:value="0.000000001843914" calcext:value-type="float">
            <text:p>1.84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0019937" calcext:value-type="float">
            <text:p>1.99E-08</text:p>
          </table:table-cell>
        </table:table-row>
        <table:table-row table:style-name="ro1">
          <table:table-cell office:value-type="float" office:value="44.99875" calcext:value-type="float">
            <text:p>4.50E+01</text:p>
          </table:table-cell>
          <table:table-cell office:value-type="float" office:value="0.00000000002304198" calcext:value-type="float">
            <text:p>2.30E-11</text:p>
          </table:table-cell>
          <table:table-cell office:value-type="float" office:value="0.000000002201164" calcext:value-type="float">
            <text:p>2.20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01024" calcext:value-type="float">
            <text:p>1.02E-08</text:p>
          </table:table-cell>
        </table:table-row>
        <table:table-row table:style-name="ro1">
          <table:table-cell office:value-type="float" office:value="49.99456" calcext:value-type="float">
            <text:p>5.00E+01</text:p>
          </table:table-cell>
          <table:table-cell office:value-type="float" office:value="0.00000000002187458" calcext:value-type="float">
            <text:p>2.19E-11</text:p>
          </table:table-cell>
          <table:table-cell office:value-type="float" office:value="0.000000002095014" calcext:value-type="float">
            <text:p>2.10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044569" calcext:value-type="float">
            <text:p>4.46E-08</text:p>
          </table:table-cell>
        </table:table-row>
        <table:table-row table:style-name="ro1">
          <table:table-cell office:value-type="float" office:value="54.99776" calcext:value-type="float">
            <text:p>5.50E+01</text:p>
          </table:table-cell>
          <table:table-cell office:value-type="float" office:value="0.00000000002088608" calcext:value-type="float">
            <text:p>2.09E-11</text:p>
          </table:table-cell>
          <table:table-cell office:value-type="float" office:value="0.000000001716014" calcext:value-type="float">
            <text:p>1.72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001836" calcext:value-type="float">
            <text:p>1.84E-08</text:p>
          </table:table-cell>
        </table:table-row>
        <table:table-row table:style-name="ro1">
          <table:table-cell office:value-type="float" office:value="60.00182" calcext:value-type="float">
            <text:p>6.00E+01</text:p>
          </table:table-cell>
          <table:table-cell office:value-type="float" office:value="0.00000000002001198" calcext:value-type="float">
            <text:p>2.00E-11</text:p>
          </table:table-cell>
          <table:table-cell office:value-type="float" office:value="0.000000001591514" calcext:value-type="float">
            <text:p>1.59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-0.000000014904" calcext:value-type="float">
            <text:p>-1.49E-08</text:p>
          </table:table-cell>
        </table:table-row>
        <table:table-row table:style-name="ro1">
          <table:table-cell office:value-type="float" office:value="64.99853" calcext:value-type="float">
            <text:p>6.50E+01</text:p>
          </table:table-cell>
          <table:table-cell office:value-type="float" office:value="0.00000000001920218" calcext:value-type="float">
            <text:p>1.92E-11</text:p>
          </table:table-cell>
          <table:table-cell office:value-type="float" office:value="0.000000001972934" calcext:value-type="float">
            <text:p>1.97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012081" calcext:value-type="float">
            <text:p>1.21E-08</text:p>
          </table:table-cell>
        </table:table-row>
        <table:table-row table:style-name="ro1">
          <table:table-cell office:value-type="float" office:value="69.99472" calcext:value-type="float">
            <text:p>7.00E+01</text:p>
          </table:table-cell>
          <table:table-cell office:value-type="float" office:value="0.00000000001854668" calcext:value-type="float">
            <text:p>1.85E-11</text:p>
          </table:table-cell>
          <table:table-cell office:value-type="float" office:value="0.000000001718554" calcext:value-type="float">
            <text:p>1.72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043266" calcext:value-type="float">
            <text:p>4.33E-08</text:p>
          </table:table-cell>
        </table:table-row>
        <table:table-row table:style-name="ro1">
          <table:table-cell office:value-type="float" office:value="74.9983" calcext:value-type="float">
            <text:p>7.50E+01</text:p>
          </table:table-cell>
          <table:table-cell office:value-type="float" office:value="0.00000000001788728" calcext:value-type="float">
            <text:p>1.79E-11</text:p>
          </table:table-cell>
          <table:table-cell office:value-type="float" office:value="0.000000002325434" calcext:value-type="float">
            <text:p>2.33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01394" calcext:value-type="float">
            <text:p>1.39E-08</text:p>
          </table:table-cell>
        </table:table-row>
        <table:table-row table:style-name="ro1">
          <table:table-cell office:value-type="float" office:value="80.00674" calcext:value-type="float">
            <text:p>8.00E+01</text:p>
          </table:table-cell>
          <table:table-cell office:value-type="float" office:value="0.00000000001731878" calcext:value-type="float">
            <text:p>1.73E-11</text:p>
          </table:table-cell>
          <table:table-cell office:value-type="float" office:value="0.000000001943714" calcext:value-type="float">
            <text:p>1.94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-0.000000055171" calcext:value-type="float">
            <text:p>-5.52E-08</text:p>
          </table:table-cell>
        </table:table-row>
        <table:table-row table:style-name="ro1">
          <table:table-cell office:value-type="float" office:value="85.00254" calcext:value-type="float">
            <text:p>8.50E+01</text:p>
          </table:table-cell>
          <table:table-cell office:value-type="float" office:value="0.00000000001684378" calcext:value-type="float">
            <text:p>1.68E-11</text:p>
          </table:table-cell>
          <table:table-cell office:value-type="float" office:value="0.000000002739024" calcext:value-type="float">
            <text:p>2.74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-0.000000020803" calcext:value-type="float">
            <text:p>-2.08E-08</text:p>
          </table:table-cell>
        </table:table-row>
        <table:table-row table:style-name="ro1">
          <table:table-cell office:value-type="float" office:value="89.99457" calcext:value-type="float">
            <text:p>9.00E+01</text:p>
          </table:table-cell>
          <table:table-cell office:value-type="float" office:value="0.00000000001634768" calcext:value-type="float">
            <text:p>1.63E-11</text:p>
          </table:table-cell>
          <table:table-cell office:value-type="float" office:value="0.000000001905654" calcext:value-type="float">
            <text:p>1.91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044467" calcext:value-type="float">
            <text:p>4.45E-08</text:p>
          </table:table-cell>
        </table:table-row>
        <table:table-row table:style-name="ro1">
          <table:table-cell office:value-type="float" office:value="95.00259" calcext:value-type="float">
            <text:p>9.50E+01</text:p>
          </table:table-cell>
          <table:table-cell office:value-type="float" office:value="0.00000000001591418" calcext:value-type="float">
            <text:p>1.59E-11</text:p>
          </table:table-cell>
          <table:table-cell office:value-type="float" office:value="0.000000002281024" calcext:value-type="float">
            <text:p>2.28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-0.000000021245" calcext:value-type="float">
            <text:p>-2.12E-08</text:p>
          </table:table-cell>
        </table:table-row>
        <table:table-row table:style-name="ro1">
          <table:table-cell office:value-type="float" office:value="99.99775" calcext:value-type="float">
            <text:p>1.00E+02</text:p>
          </table:table-cell>
          <table:table-cell office:value-type="float" office:value="0.00000000001550378" calcext:value-type="float">
            <text:p>1.55E-11</text:p>
          </table:table-cell>
          <table:table-cell office:value-type="float" office:value="0.000000002086364" calcext:value-type="float">
            <text:p>2.09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018409" calcext:value-type="float">
            <text:p>1.84E-08</text:p>
          </table:table-cell>
        </table:table-row>
        <table:table-row table:style-name="ro1">
          <table:table-cell office:value-type="float" office:value="110.0019" calcext:value-type="float">
            <text:p>1.10E+02</text:p>
          </table:table-cell>
          <table:table-cell office:value-type="float" office:value="0.00000000001481628" calcext:value-type="float">
            <text:p>1.48E-11</text:p>
          </table:table-cell>
          <table:table-cell office:value-type="float" office:value="0.000000001538354" calcext:value-type="float">
            <text:p>1.54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-0.000000015335" calcext:value-type="float">
            <text:p>-1.53E-08</text:p>
          </table:table-cell>
        </table:table-row>
        <table:table-row table:style-name="ro1">
          <table:table-cell office:value-type="float" office:value="119.9971" calcext:value-type="float">
            <text:p>1.20E+02</text:p>
          </table:table-cell>
          <table:table-cell office:value-type="float" office:value="0.00000000001416908" calcext:value-type="float">
            <text:p>1.42E-11</text:p>
          </table:table-cell>
          <table:table-cell office:value-type="float" office:value="0.000000001805014" calcext:value-type="float">
            <text:p>1.81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023586" calcext:value-type="float">
            <text:p>2.36E-08</text:p>
          </table:table-cell>
        </table:table-row>
        <table:table-row table:style-name="ro1">
          <table:table-cell office:value-type="float" office:value="130.0036" calcext:value-type="float">
            <text:p>1.30E+02</text:p>
          </table:table-cell>
          <table:table-cell office:value-type="float" office:value="0.00000000001364898" calcext:value-type="float">
            <text:p>1.36E-11</text:p>
          </table:table-cell>
          <table:table-cell office:value-type="float" office:value="0.000000001598404" calcext:value-type="float">
            <text:p>1.60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-0.000000029794" calcext:value-type="float">
            <text:p>-2.98E-08</text:p>
          </table:table-cell>
        </table:table-row>
        <table:table-row table:style-name="ro1">
          <table:table-cell office:value-type="float" office:value="140.0069" calcext:value-type="float">
            <text:p>1.40E+02</text:p>
          </table:table-cell>
          <table:table-cell office:value-type="float" office:value="0.00000000001312078" calcext:value-type="float">
            <text:p>1.31E-11</text:p>
          </table:table-cell>
          <table:table-cell office:value-type="float" office:value="0.000000001912694" calcext:value-type="float">
            <text:p>1.91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-0.000000056362" calcext:value-type="float">
            <text:p>-5.64E-08</text:p>
          </table:table-cell>
        </table:table-row>
        <table:table-row table:style-name="ro1">
          <table:table-cell office:value-type="float" office:value="150.0035" calcext:value-type="float">
            <text:p>1.50E+02</text:p>
          </table:table-cell>
          <table:table-cell office:value-type="float" office:value="0.00000000001270128" calcext:value-type="float">
            <text:p>1.27E-11</text:p>
          </table:table-cell>
          <table:table-cell office:value-type="float" office:value="0.000000001751704" calcext:value-type="float">
            <text:p>1.75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-0.000000028355" calcext:value-type="float">
            <text:p>-2.84E-08</text:p>
          </table:table-cell>
        </table:table-row>
        <table:table-row table:style-name="ro1">
          <table:table-cell office:value-type="float" office:value="160.0028" calcext:value-type="float">
            <text:p>1.60E+02</text:p>
          </table:table-cell>
          <table:table-cell office:value-type="float" office:value="0.00000000001229198" calcext:value-type="float">
            <text:p>1.23E-11</text:p>
          </table:table-cell>
          <table:table-cell office:value-type="float" office:value="0.000000001861814" calcext:value-type="float">
            <text:p>1.86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-0.00000002303" calcext:value-type="float">
            <text:p>-2.30E-08</text:p>
          </table:table-cell>
        </table:table-row>
        <table:table-row table:style-name="ro1">
          <table:table-cell office:value-type="float" office:value="169.9932" calcext:value-type="float">
            <text:p>1.70E+02</text:p>
          </table:table-cell>
          <table:table-cell office:value-type="float" office:value="0.00000000001196888" calcext:value-type="float">
            <text:p>1.20E-11</text:p>
          </table:table-cell>
          <table:table-cell office:value-type="float" office:value="0.000000001289304" calcext:value-type="float">
            <text:p>1.29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055436" calcext:value-type="float">
            <text:p>5.54E-08</text:p>
          </table:table-cell>
        </table:table-row>
        <table:table-row table:style-name="ro1">
          <table:table-cell office:value-type="float" office:value="179.991" calcext:value-type="float">
            <text:p>1.80E+02</text:p>
          </table:table-cell>
          <table:table-cell office:value-type="float" office:value="0.00000000001161138" calcext:value-type="float">
            <text:p>1.16E-11</text:p>
          </table:table-cell>
          <table:table-cell office:value-type="float" office:value="0.000000001604234" calcext:value-type="float">
            <text:p>1.60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073772" calcext:value-type="float">
            <text:p>7.38E-08</text:p>
          </table:table-cell>
        </table:table-row>
        <table:table-row table:style-name="ro1">
          <table:table-cell office:value-type="float" office:value="189.998" calcext:value-type="float">
            <text:p>1.90E+02</text:p>
          </table:table-cell>
          <table:table-cell office:value-type="float" office:value="0.00000000001130078" calcext:value-type="float">
            <text:p>1.13E-11</text:p>
          </table:table-cell>
          <table:table-cell office:value-type="float" office:value="0.000000001697454" calcext:value-type="float">
            <text:p>1.70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015989" calcext:value-type="float">
            <text:p>1.60E-08</text:p>
          </table:table-cell>
        </table:table-row>
        <table:table-row table:style-name="ro1">
          <table:table-cell office:value-type="float" office:value="199.9969" calcext:value-type="float">
            <text:p>2.00E+02</text:p>
          </table:table-cell>
          <table:table-cell office:value-type="float" office:value="0.00000000001101878" calcext:value-type="float">
            <text:p>1.10E-11</text:p>
          </table:table-cell>
          <table:table-cell office:value-type="float" office:value="0.000000001682604" calcext:value-type="float">
            <text:p>1.68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025257" calcext:value-type="float">
            <text:p>2.53E-08</text:p>
          </table:table-cell>
        </table:table-row>
        <table:table-row table:style-name="ro1">
          <table:table-cell office:value-type="float" office:value="210.0029" calcext:value-type="float">
            <text:p>2.10E+02</text:p>
          </table:table-cell>
          <table:table-cell office:value-type="float" office:value="0.00000000001076258" calcext:value-type="float">
            <text:p>1.08E-11</text:p>
          </table:table-cell>
          <table:table-cell office:value-type="float" office:value="0.000000001568254" calcext:value-type="float">
            <text:p>1.57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-0.000000023917" calcext:value-type="float">
            <text:p>-2.39E-08</text:p>
          </table:table-cell>
        </table:table-row>
        <table:table-row table:style-name="ro1">
          <table:table-cell office:value-type="float" office:value="220.0023" calcext:value-type="float">
            <text:p>2.20E+02</text:p>
          </table:table-cell>
          <table:table-cell office:value-type="float" office:value="0.00000000001052188" calcext:value-type="float">
            <text:p>1.05E-11</text:p>
          </table:table-cell>
          <table:table-cell office:value-type="float" office:value="0.000000001506364" calcext:value-type="float">
            <text:p>1.51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-0.000000018431" calcext:value-type="float">
            <text:p>-1.84E-08</text:p>
          </table:table-cell>
        </table:table-row>
        <table:table-row table:style-name="ro1">
          <table:table-cell office:value-type="float" office:value="229.9961" calcext:value-type="float">
            <text:p>2.30E+02</text:p>
          </table:table-cell>
          <table:table-cell office:value-type="float" office:value="0.00000000001031808" calcext:value-type="float">
            <text:p>1.03E-11</text:p>
          </table:table-cell>
          <table:table-cell office:value-type="float" office:value="0.000000001485226" calcext:value-type="float">
            <text:p>1.49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031888" calcext:value-type="float">
            <text:p>3.19E-08</text:p>
          </table:table-cell>
        </table:table-row>
        <table:table-row table:style-name="ro1">
          <table:table-cell office:value-type="float" office:value="240.002" calcext:value-type="float">
            <text:p>2.40E+02</text:p>
          </table:table-cell>
          <table:table-cell office:value-type="float" office:value="0.00000000001007738" calcext:value-type="float">
            <text:p>1.01E-11</text:p>
          </table:table-cell>
          <table:table-cell office:value-type="float" office:value="0.000000001697524" calcext:value-type="float">
            <text:p>1.70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-0.000000016008" calcext:value-type="float">
            <text:p>-1.60E-08</text:p>
          </table:table-cell>
        </table:table-row>
        <table:table-row table:style-name="ro1">
          <table:table-cell office:value-type="float" office:value="250.0043" calcext:value-type="float">
            <text:p>2.50E+02</text:p>
          </table:table-cell>
          <table:table-cell office:value-type="float" office:value="0.000000000009906477" calcext:value-type="float">
            <text:p>9.91E-12</text:p>
          </table:table-cell>
          <table:table-cell office:value-type="float" office:value="0.000000001267621" calcext:value-type="float">
            <text:p>1.27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-0.000000035269" calcext:value-type="float">
            <text:p>-3.53E-08</text:p>
          </table:table-cell>
        </table:table-row>
        <table:table-row table:style-name="ro1">
          <table:table-cell office:value-type="float" office:value="259.9945" calcext:value-type="float">
            <text:p>2.60E+02</text:p>
          </table:table-cell>
          <table:table-cell office:value-type="float" office:value="0.000000000009698077" calcext:value-type="float">
            <text:p>9.70E-12</text:p>
          </table:table-cell>
          <table:table-cell office:value-type="float" office:value="0.000000001534824" calcext:value-type="float">
            <text:p>1.53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044756" calcext:value-type="float">
            <text:p>4.48E-08</text:p>
          </table:table-cell>
        </table:table-row>
        <table:table-row table:style-name="ro1">
          <table:table-cell office:value-type="float" office:value="269.9961" calcext:value-type="float">
            <text:p>2.70E+02</text:p>
          </table:table-cell>
          <table:table-cell office:value-type="float" office:value="0.000000000009540277" calcext:value-type="float">
            <text:p>9.54E-12</text:p>
          </table:table-cell>
          <table:table-cell office:value-type="float" office:value="0.000000001300522" calcext:value-type="float">
            <text:p>1.30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031955" calcext:value-type="float">
            <text:p>3.20E-08</text:p>
          </table:table-cell>
        </table:table-row>
        <table:table-row table:style-name="ro1">
          <table:table-cell office:value-type="float" office:value="279.9976" calcext:value-type="float">
            <text:p>2.80E+02</text:p>
          </table:table-cell>
          <table:table-cell office:value-type="float" office:value="0.000000000009362977" calcext:value-type="float">
            <text:p>9.36E-12</text:p>
          </table:table-cell>
          <table:table-cell office:value-type="float" office:value="0.000000001579494" calcext:value-type="float">
            <text:p>1.58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019252" calcext:value-type="float">
            <text:p>1.93E-08</text:p>
          </table:table-cell>
        </table:table-row>
        <table:table-row table:style-name="ro1">
          <table:table-cell office:value-type="float" office:value="290.0055" calcext:value-type="float">
            <text:p>2.90E+02</text:p>
          </table:table-cell>
          <table:table-cell office:value-type="float" office:value="0.000000000009248777" calcext:value-type="float">
            <text:p>9.25E-12</text:p>
          </table:table-cell>
          <table:table-cell office:value-type="float" office:value="0.000000001346428" calcext:value-type="float">
            <text:p>1.35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-0.000000044854" calcext:value-type="float">
            <text:p>-4.49E-08</text:p>
          </table:table-cell>
        </table:table-row>
        <table:table-row table:style-name="ro1">
          <table:table-cell office:value-type="float" office:value="300.0029" calcext:value-type="float">
            <text:p>3.00E+02</text:p>
          </table:table-cell>
          <table:table-cell office:value-type="float" office:value="0.000000000009150777" calcext:value-type="float">
            <text:p>9.15E-12</text:p>
          </table:table-cell>
          <table:table-cell office:value-type="float" office:value="0.000000001295211" calcext:value-type="float">
            <text:p>1.30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-0.000000023358" calcext:value-type="float">
            <text:p>-2.34E-08</text:p>
          </table:table-cell>
        </table:table-row>
        <table:table-row table:style-name="ro1">
          <table:table-cell office:value-type="float" office:value="310.0019" calcext:value-type="float">
            <text:p>3.10E+02</text:p>
          </table:table-cell>
          <table:table-cell office:value-type="float" office:value="0.000000000009113777" calcext:value-type="float">
            <text:p>9.11E-12</text:p>
          </table:table-cell>
          <table:table-cell office:value-type="float" office:value="0.000000002199184" calcext:value-type="float">
            <text:p>2.20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-0.000000015837" calcext:value-type="float">
            <text:p>-1.58E-08</text:p>
          </table:table-cell>
        </table:table-row>
        <table:table-row table:style-name="ro1">
          <table:table-cell office:value-type="float" office:value="319.9938" calcext:value-type="float">
            <text:p>3.20E+02</text:p>
          </table:table-cell>
          <table:table-cell office:value-type="float" office:value="0.000000000009085777" calcext:value-type="float">
            <text:p>9.09E-12</text:p>
          </table:table-cell>
          <table:table-cell office:value-type="float" office:value="0.000000001598924" calcext:value-type="float">
            <text:p>1.60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050828" calcext:value-type="float">
            <text:p>5.08E-08</text:p>
          </table:table-cell>
        </table:table-row>
        <table:table-row table:style-name="ro1">
          <table:table-cell office:value-type="float" office:value="329.9935" calcext:value-type="float">
            <text:p>3.30E+02</text:p>
          </table:table-cell>
          <table:table-cell office:value-type="float" office:value="0.000000000009096577" calcext:value-type="float">
            <text:p>9.10E-12</text:p>
          </table:table-cell>
          <table:table-cell office:value-type="float" office:value="0.000000001387983" calcext:value-type="float">
            <text:p>1.39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0053348" calcext:value-type="float">
            <text:p>5.33E-08</text:p>
          </table:table-cell>
        </table:table-row>
        <table:table-row table:style-name="ro1">
          <table:table-cell office:value-type="float" office:value="340.0039" calcext:value-type="float">
            <text:p>3.40E+02</text:p>
          </table:table-cell>
          <table:table-cell office:value-type="float" office:value="0.000000000009056877" calcext:value-type="float">
            <text:p>9.06E-12</text:p>
          </table:table-cell>
          <table:table-cell office:value-type="float" office:value="0.000000001633444" calcext:value-type="float">
            <text:p>1.63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-0.000000031992" calcext:value-type="float">
            <text:p>-3.20E-08</text:p>
          </table:table-cell>
        </table:table-row>
        <table:table-row table:style-name="ro1">
          <table:table-cell office:value-type="float" office:value="349.9976" calcext:value-type="float">
            <text:p>3.50E+02</text:p>
          </table:table-cell>
          <table:table-cell office:value-type="float" office:value="0.000000000009067177" calcext:value-type="float">
            <text:p>9.07E-12</text:p>
          </table:table-cell>
          <table:table-cell office:value-type="float" office:value="0.000000001566194" calcext:value-type="float">
            <text:p>1.57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02" calcext:value-type="float">
            <text:p>2.00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39:10.931919420</meta:creation-date>
    <dc:date>2018-09-14T14:49:56.546883342</dc:date>
    <meta:editing-duration>PT35S</meta:editing-duration>
    <meta:editing-cycles>1</meta:editing-cycles>
    <meta:document-statistic meta:table-count="8" meta:cell-count="2484" meta:object-count="0"/>
    <meta:generator>LibreOffice/5.3.6.1$Linux_X86_64 LibreOffice_project/30$Build-1</meta:generator>
  </office:meta>
</office:document-meta>
</file>